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XF3</text:p>
          </table:table-cell>
          <table:table-cell office:value-type="string" calcext:value-type="string">
            <text:p>DXF4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As DXF3 but point moved</text:p>
          </table:table-cell>
          <table:table-cell office:value-type="string" calcext:value-type="string">
            <text:p>New drawing Poly not converted to path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IF([.A3]&lt;&gt;[.C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]&lt;&gt;[.E3];&quot;DIFF&quot;;&quot;&quot;)">
            <text:p/>
          </table:table-cell>
          <table:table-cell table:style-name="ce1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SECTION</text:p>
          </table:table-cell>
          <table:table-cell table:style-name="ce1" table:formula="of:=IF([.A4]&lt;&gt;[.C4];&quot;DIFF&quot;;&quot;&quot;)">
            <text:p/>
          </table:table-cell>
          <table:table-cell office:value-type="string" calcext:value-type="string">
            <text:p>SECTION</text:p>
          </table:table-cell>
          <table:table-cell table:formula="of:=IF([.A4]&lt;&gt;[.E4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table:formula="of:=IF([.A5]&lt;&gt;[.C5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5]&lt;&gt;[.E5];&quot;DIFF&quot;;&quot;&quot;)">
            <text:p/>
          </table:table-cell>
          <table:table-cell table:style-name="ce1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HEADER</text:p>
          </table:table-cell>
          <table:table-cell table:style-name="ce1" table:formula="of:=IF([.A6]&lt;&gt;[.C6];&quot;DIFF&quot;;&quot;&quot;)">
            <text:p/>
          </table:table-cell>
          <table:table-cell office:value-type="string" calcext:value-type="string">
            <text:p>HEADER</text:p>
          </table:table-cell>
          <table:table-cell table:formula="of:=IF([.A6]&lt;&gt;[.E6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style-name="ce1" table:formula="of:=IF([.A7]&lt;&gt;[.C7];&quot;DIFF&quot;;&quot;&quot;)">
            <text:p/>
          </table:table-cell>
          <table:table-cell office:value-type="float" office:value="9" calcext:value-type="float">
            <text:p>9</text:p>
          </table:table-cell>
          <table:table-cell table:formula="of:=IF([.A7]&lt;&gt;[.E7];&quot;DIFF&quot;;&quot;&quot;)">
            <text:p/>
          </table:table-cell>
          <table:table-cell table:style-name="ce1" office:value-type="string" calcext:value-type="string">
            <text:p>Variable name identifier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$ACADVER</text:p>
          </table:table-cell>
          <table:table-cell table:style-name="ce1" table:formula="of:=IF([.A8]&lt;&gt;[.C8];&quot;DIFF&quot;;&quot;&quot;)">
            <text:p/>
          </table:table-cell>
          <table:table-cell office:value-type="string" calcext:value-type="string">
            <text:p>$ACADVER</text:p>
          </table:table-cell>
          <table:table-cell table:formula="of:=IF([.A8]&lt;&gt;[.E8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IF([.A9]&lt;&gt;[.C9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9]&lt;&gt;[.E9];&quot;DIFF&quot;;&quot;&quot;)">
            <text:p/>
          </table:table-cell>
          <table:table-cell table:style-name="ce1" office:value-type="string" calcext:value-type="string">
            <text:p>Primary text value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AC1014</text:p>
          </table:table-cell>
          <table:table-cell table:style-name="ce1" table:formula="of:=IF([.A10]&lt;&gt;[.C10];&quot;DIFF&quot;;&quot;&quot;)">
            <text:p/>
          </table:table-cell>
          <table:table-cell office:value-type="string" calcext:value-type="string">
            <text:p>AC1014</text:p>
          </table:table-cell>
          <table:table-cell table:formula="of:=IF([.A10]&lt;&gt;[.E10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style-name="ce1" table:formula="of:=IF([.A11]&lt;&gt;[.C11];&quot;DIFF&quot;;&quot;&quot;)">
            <text:p/>
          </table:table-cell>
          <table:table-cell office:value-type="float" office:value="9" calcext:value-type="float">
            <text:p>9</text:p>
          </table:table-cell>
          <table:table-cell table:formula="of:=IF([.A11]&lt;&gt;[.E11];&quot;DIFF&quot;;&quot;&quot;)">
            <text:p/>
          </table:table-cell>
          <table:table-cell table:style-name="ce1" office:value-type="string" calcext:value-type="string">
            <text:p>Variable name identifier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$HANDSEED</text:p>
          </table:table-cell>
          <table:table-cell table:style-name="ce1" table:formula="of:=IF([.A12]&lt;&gt;[.C12];&quot;DIFF&quot;;&quot;&quot;)">
            <text:p/>
          </table:table-cell>
          <table:table-cell office:value-type="string" calcext:value-type="string">
            <text:p>$HANDSEED</text:p>
          </table:table-cell>
          <table:table-cell table:formula="of:=IF([.A12]&lt;&gt;[.E12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5" calcext:value-type="float">
            <text:p>5</text:p>
          </table:table-cell>
          <table:table-cell table:style-name="ce1" table:formula="of:=IF([.A13]&lt;&gt;[.C1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13]&lt;&gt;[.E13];&quot;DIFF&quot;;&quot;&quot;)">
            <text:p/>
          </table:table-cell>
          <table:table-cell table:style-name="ce1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FFFF</text:p>
          </table:table-cell>
          <table:table-cell table:style-name="ce1" table:formula="of:=IF([.A14]&lt;&gt;[.C14];&quot;DIFF&quot;;&quot;&quot;)">
            <text:p/>
          </table:table-cell>
          <table:table-cell office:value-type="string" calcext:value-type="string">
            <text:p>FFFF</text:p>
          </table:table-cell>
          <table:table-cell table:formula="of:=IF([.A14]&lt;&gt;[.E14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style-name="ce1" table:formula="of:=IF([.A15]&lt;&gt;[.C15];&quot;DIFF&quot;;&quot;&quot;)">
            <text:p/>
          </table:table-cell>
          <table:table-cell office:value-type="float" office:value="9" calcext:value-type="float">
            <text:p>9</text:p>
          </table:table-cell>
          <table:table-cell table:formula="of:=IF([.A15]&lt;&gt;[.E15];&quot;DIFF&quot;;&quot;&quot;)">
            <text:p/>
          </table:table-cell>
          <table:table-cell table:style-name="ce1" office:value-type="string" calcext:value-type="string">
            <text:p>Variable name identifier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$MEASUREMENT</text:p>
          </table:table-cell>
          <table:table-cell table:style-name="ce1" table:formula="of:=IF([.A16]&lt;&gt;[.C16];&quot;DIFF&quot;;&quot;&quot;)">
            <text:p/>
          </table:table-cell>
          <table:table-cell office:value-type="string" calcext:value-type="string">
            <text:p>$MEASUREMENT</text:p>
          </table:table-cell>
          <table:table-cell table:formula="of:=IF([.A16]&lt;&gt;[.E16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1" office:value-type="float" office:value="70" calcext:value-type="float">
            <text:p>70</text:p>
          </table:table-cell>
          <table:table-cell table:style-name="ce1" table:formula="of:=IF([.A17]&lt;&gt;[.C17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17]&lt;&gt;[.E17];&quot;DIFF&quot;;&quot;&quot;)">
            <text:p/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integer value</text:p>
          </table:table-cell>
          <table:table-cell table:number-columns-repeated="6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IF([.A18]&lt;&gt;[.C18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18]&lt;&gt;[.E18];&quot;DIFF&quot;;&quot;&quot;)">
            <text:p/>
          </table:table-cell>
          <table:table-cell table:style-name="ce1" office:value-type="string" calcext:value-type="string">
            <text:p>1 = metric, 0 = imperial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IF([.A19]&lt;&gt;[.C1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9]&lt;&gt;[.E19];&quot;DIFF&quot;;&quot;&quot;)">
            <text:p/>
          </table:table-cell>
          <table:table-cell table:style-name="ce1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1" office:value-type="string" calcext:value-type="string">
            <text:p>ENDSEC</text:p>
          </table:table-cell>
          <table:table-cell table:style-name="ce1" table:formula="of:=IF([.A20]&lt;&gt;[.C20];&quot;DIFF&quot;;&quot;&quot;)">
            <text:p/>
          </table:table-cell>
          <table:table-cell office:value-type="string" calcext:value-type="string">
            <text:p>ENDSEC</text:p>
          </table:table-cell>
          <table:table-cell table:formula="of:=IF([.A20]&lt;&gt;[.E20];&quot;DIFF&quot;;&quot;&quot;)">
            <text:p/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21]&lt;&gt;[.C2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1]&lt;&gt;[.E21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SECTION</text:p>
          </table:table-cell>
          <table:table-cell table:style-name="ce2" table:formula="of:=IF([.A22]&lt;&gt;[.C22];&quot;DIFF&quot;;&quot;&quot;)">
            <text:p/>
          </table:table-cell>
          <table:table-cell office:value-type="string" calcext:value-type="string">
            <text:p>SECTION</text:p>
          </table:table-cell>
          <table:table-cell table:formula="of:=IF([.A22]&lt;&gt;[.E2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23]&lt;&gt;[.C23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3]&lt;&gt;[.E23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TABLES</text:p>
          </table:table-cell>
          <table:table-cell table:style-name="ce2" table:formula="of:=IF([.A24]&lt;&gt;[.C24];&quot;DIFF&quot;;&quot;&quot;)">
            <text:p/>
          </table:table-cell>
          <table:table-cell office:value-type="string" calcext:value-type="string">
            <text:p>TABLES</text:p>
          </table:table-cell>
          <table:table-cell table:formula="of:=IF([.A24]&lt;&gt;[.E2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25]&lt;&gt;[.C2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5]&lt;&gt;[.E25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TABLE</text:p>
          </table:table-cell>
          <table:table-cell table:style-name="ce2" table:formula="of:=IF([.A26]&lt;&gt;[.C26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26]&lt;&gt;[.E2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27]&lt;&gt;[.C2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7]&lt;&gt;[.E27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VPORT</text:p>
          </table:table-cell>
          <table:table-cell table:style-name="ce2" table:formula="of:=IF([.A28]&lt;&gt;[.C28];&quot;DIFF&quot;;&quot;&quot;)">
            <text:p/>
          </table:table-cell>
          <table:table-cell office:value-type="string" calcext:value-type="string">
            <text:p>VPORT</text:p>
          </table:table-cell>
          <table:table-cell table:formula="of:=IF([.A28]&lt;&gt;[.E2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29]&lt;&gt;[.C2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9]&lt;&gt;[.E29];&quot;DIFF&quot;;&quot;&quot;)">
            <text:p/>
          </table:table-cell>
          <table:table-cell table:style-name="ce2" office:value-type="string" calcext:value-type="string">
            <text:p>Hand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8" calcext:value-type="float">
            <text:p>8</text:p>
          </table:table-cell>
          <table:table-cell table:style-name="ce2" table:formula="of:=IF([.A30]&lt;&gt;[.C30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30]&lt;&gt;[.E30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30" calcext:value-type="float">
            <text:p>330</text:p>
          </table:table-cell>
          <table:table-cell table:style-name="ce2" table:formula="of:=IF([.A31]&lt;&gt;[.C3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1]&lt;&gt;[.E31];&quot;DIFF&quot;;&quot;&quot;)">
            <text:p/>
          </table:table-cell>
          <table:table-cell table:style-name="ce2" office:value-type="string" calcext:value-type="string">
            <text:p>Soft-pointerID/handle to owner object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32]&lt;&gt;[.C3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2]&lt;&gt;[.E3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33]&lt;&gt;[.C3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3]&lt;&gt;[.E33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SymbolTable</text:p>
          </table:table-cell>
          <table:table-cell table:style-name="ce2" table:formula="of:=IF([.A34]&lt;&gt;[.C34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34]&lt;&gt;[.E3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0" calcext:value-type="float">
            <text:p>70</text:p>
          </table:table-cell>
          <table:table-cell table:style-name="ce2" table:formula="of:=IF([.A35]&lt;&gt;[.C35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35]&lt;&gt;[.E35];&quot;DIFF&quot;;&quot;&quot;)">
            <text:p/>
          </table:table-cell>
          <table:table-cell table:style-name="ce2" office:value-type="string" calcext:value-type="string">
            <text:p>Maximum number of entries in tab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style-name="ce2" table:formula="of:=IF([.A36]&lt;&gt;[.C36];&quot;DIFF&quot;;&quot;&quot;)">
            <text:p/>
          </table:table-cell>
          <table:table-cell office:value-type="float" office:value="4" calcext:value-type="float">
            <text:p>4</text:p>
          </table:table-cell>
          <table:table-cell table:formula="of:=IF([.A36]&lt;&gt;[.E3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37]&lt;&gt;[.C3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7]&lt;&gt;[.E37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VPORT</text:p>
          </table:table-cell>
          <table:table-cell table:style-name="ce2" table:formula="of:=IF([.A38]&lt;&gt;[.C38];&quot;DIFF&quot;;&quot;&quot;)">
            <text:p/>
          </table:table-cell>
          <table:table-cell office:value-type="string" calcext:value-type="string">
            <text:p>VPORT</text:p>
          </table:table-cell>
          <table:table-cell table:formula="of:=IF([.A38]&lt;&gt;[.E3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39]&lt;&gt;[.C3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39]&lt;&gt;[.E39];&quot;DIFF&quot;;&quot;&quot;)">
            <text:p/>
          </table:table-cell>
          <table:table-cell table:style-name="ce2" office:value-type="string" calcext:value-type="string">
            <text:p>Hand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2E</text:p>
          </table:table-cell>
          <table:table-cell table:style-name="ce2" table:formula="of:=IF([.A40]&lt;&gt;[.C40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0]&lt;&gt;[.E40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30" calcext:value-type="float">
            <text:p>330</text:p>
          </table:table-cell>
          <table:table-cell table:style-name="ce2" table:formula="of:=IF([.A41]&lt;&gt;[.C4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41]&lt;&gt;[.E41];&quot;DIFF&quot;;&quot;&quot;)">
            <text:p/>
          </table:table-cell>
          <table:table-cell table:style-name="ce2" office:value-type="string" calcext:value-type="string">
            <text:p>Soft-pointer ID , handle of owner dictionar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8" calcext:value-type="float">
            <text:p>8</text:p>
          </table:table-cell>
          <table:table-cell table:style-name="ce2" table:formula="of:=IF([.A42]&lt;&gt;[.C42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42]&lt;&gt;[.E42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43]&lt;&gt;[.C4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43]&lt;&gt;[.E43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SymbolTableRecord</text:p>
          </table:table-cell>
          <table:table-cell table:style-name="ce2" table:formula="of:=IF([.A44]&lt;&gt;[.C44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44]&lt;&gt;[.E4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45]&lt;&gt;[.C4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45]&lt;&gt;[.E45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ViewportTableRecord</text:p>
          </table:table-cell>
          <table:table-cell table:style-name="ce2" table:formula="of:=IF([.A46]&lt;&gt;[.C46];&quot;DIFF&quot;;&quot;&quot;)">
            <text:p/>
          </table:table-cell>
          <table:table-cell office:value-type="string" calcext:value-type="string">
            <text:p>AcDbViewportTableRecord</text:p>
          </table:table-cell>
          <table:table-cell table:formula="of:=IF([.A46]&lt;&gt;[.E4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47]&lt;&gt;[.C4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7]&lt;&gt;[.E47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*ACTIVE</text:p>
          </table:table-cell>
          <table:table-cell table:style-name="ce2" table:formula="of:=IF([.A48]&lt;&gt;[.C48];&quot;DIFF&quot;;&quot;&quot;)">
            <text:p/>
          </table:table-cell>
          <table:table-cell office:value-type="string" calcext:value-type="string">
            <text:p>*ACTIVE</text:p>
          </table:table-cell>
          <table:table-cell table:formula="of:=IF([.A48]&lt;&gt;[.E4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0" calcext:value-type="float">
            <text:p>70</text:p>
          </table:table-cell>
          <table:table-cell table:style-name="ce2" table:formula="of:=IF([.A49]&lt;&gt;[.C49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49]&lt;&gt;[.E49];&quot;DIFF&quot;;&quot;&quot;)">
            <text:p/>
          </table:table-cell>
          <table:table-cell table:style-name="ce2" office:value-type="string" calcext:value-type="string">
            <text:p>Maximum number of entries in tab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50]&lt;&gt;[.C5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0]&lt;&gt;[.E5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" calcext:value-type="float">
            <text:p>10</text:p>
          </table:table-cell>
          <table:table-cell table:style-name="ce2" table:formula="of:=IF([.A51]&lt;&gt;[.C51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51]&lt;&gt;[.E51];&quot;DIFF&quot;;&quot;&quot;)">
            <text:p/>
          </table:table-cell>
          <table:table-cell table:style-name="ce2" office:value-type="string" calcext:value-type="string">
            <text:p>First X</text:p>
          </table:table-cell>
          <table:table-cell table:style-name="ce2" office:value-type="string" calcext:value-type="string">
            <text:p>Lower Left corner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52]&lt;&gt;[.C5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2]&lt;&gt;[.E5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0" calcext:value-type="float">
            <text:p>20</text:p>
          </table:table-cell>
          <table:table-cell table:style-name="ce2" table:formula="of:=IF([.A53]&lt;&gt;[.C53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53]&lt;&gt;[.E53];&quot;DIFF&quot;;&quot;&quot;)">
            <text:p/>
          </table:table-cell>
          <table:table-cell table:style-name="ce2" office:value-type="string" calcext:value-type="string">
            <text:p>First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54]&lt;&gt;[.C5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4]&lt;&gt;[.E5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1" calcext:value-type="float">
            <text:p>11</text:p>
          </table:table-cell>
          <table:table-cell table:style-name="ce2" table:formula="of:=IF([.A55]&lt;&gt;[.C55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55]&lt;&gt;[.E55];&quot;DIFF&quot;;&quot;&quot;)">
            <text:p/>
          </table:table-cell>
          <table:table-cell table:style-name="ce2" office:value-type="string" calcext:value-type="string">
            <text:p>Second X</text:p>
          </table:table-cell>
          <table:table-cell table:style-name="ce2" office:value-type="string" calcext:value-type="string">
            <text:p>Upper right corner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IF([.A56]&lt;&gt;[.C56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56]&lt;&gt;[.E5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1" calcext:value-type="float">
            <text:p>21</text:p>
          </table:table-cell>
          <table:table-cell table:style-name="ce2" table:formula="of:=IF([.A57]&lt;&gt;[.C57];&quot;DIFF&quot;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A57]&lt;&gt;[.E57];&quot;DIFF&quot;;&quot;&quot;)">
            <text:p/>
          </table:table-cell>
          <table:table-cell table:style-name="ce2" office:value-type="string" calcext:value-type="string">
            <text:p>Second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IF([.A58]&lt;&gt;[.C58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58]&lt;&gt;[.E5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2" calcext:value-type="float">
            <text:p>12</text:p>
          </table:table-cell>
          <table:table-cell table:style-name="ce2" table:formula="of:=IF([.A59]&lt;&gt;[.C59];&quot;DIFF&quot;;&quot;&quot;)">
            <text:p/>
          </table:table-cell>
          <table:table-cell office:value-type="float" office:value="12" calcext:value-type="float">
            <text:p>12</text:p>
          </table:table-cell>
          <table:table-cell table:formula="of:=IF([.A59]&lt;&gt;[.E59];&quot;DIFF&quot;;&quot;&quot;)">
            <text:p/>
          </table:table-cell>
          <table:table-cell table:style-name="ce2" office:value-type="string" calcext:value-type="string">
            <text:p>Third X</text:p>
          </table:table-cell>
          <table:table-cell table:style-name="ce2" office:value-type="string" calcext:value-type="string">
            <text:p>View center point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210" calcext:value-type="float">
            <text:p>210</text:p>
          </table:table-cell>
          <table:table-cell table:style-name="ce2" table:formula="of:=IF([.A60]&lt;&gt;[.C60];&quot;DIFF&quot;;&quot;&quot;)">
            <text:p/>
          </table:table-cell>
          <table:table-cell office:value-type="float" office:value="210" calcext:value-type="float">
            <text:p>210</text:p>
          </table:table-cell>
          <table:table-cell table:formula="of:=IF([.A60]&lt;&gt;[.E6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2" calcext:value-type="float">
            <text:p>22</text:p>
          </table:table-cell>
          <table:table-cell table:style-name="ce2" table:formula="of:=IF([.A61]&lt;&gt;[.C61];&quot;DIFF&quot;;&quot;&quot;)">
            <text:p/>
          </table:table-cell>
          <table:table-cell office:value-type="float" office:value="22" calcext:value-type="float">
            <text:p>22</text:p>
          </table:table-cell>
          <table:table-cell table:formula="of:=IF([.A61]&lt;&gt;[.E61];&quot;DIFF&quot;;&quot;&quot;)">
            <text:p/>
          </table:table-cell>
          <table:table-cell table:style-name="ce2" office:value-type="string" calcext:value-type="string">
            <text:p>Third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48.5" calcext:value-type="float">
            <text:p>148.5</text:p>
          </table:table-cell>
          <table:table-cell table:style-name="ce2" table:formula="of:=IF([.A62]&lt;&gt;[.C62];&quot;DIFF&quot;;&quot;&quot;)">
            <text:p/>
          </table:table-cell>
          <table:table-cell office:value-type="float" office:value="148.5" calcext:value-type="float">
            <text:p>148.5</text:p>
          </table:table-cell>
          <table:table-cell table:formula="of:=IF([.A62]&lt;&gt;[.E6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3" calcext:value-type="float">
            <text:p>13</text:p>
          </table:table-cell>
          <table:table-cell table:style-name="ce2" table:formula="of:=IF([.A63]&lt;&gt;[.C63];&quot;DIFF&quot;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[.A63]&lt;&gt;[.E63];&quot;DIFF&quot;;&quot;&quot;)">
            <text:p/>
          </table:table-cell>
          <table:table-cell table:style-name="ce2" office:value-type="string" calcext:value-type="string">
            <text:p>Fourth X</text:p>
          </table:table-cell>
          <table:table-cell table:style-name="ce2" office:value-type="string" calcext:value-type="string">
            <text:p>Snap point base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64]&lt;&gt;[.C6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4]&lt;&gt;[.E6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3" calcext:value-type="float">
            <text:p>23</text:p>
          </table:table-cell>
          <table:table-cell table:style-name="ce2" table:formula="of:=IF([.A65]&lt;&gt;[.C65];&quot;DIFF&quot;;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A65]&lt;&gt;[.E65];&quot;DIFF&quot;;&quot;&quot;)">
            <text:p/>
          </table:table-cell>
          <table:table-cell table:style-name="ce2" office:value-type="string" calcext:value-type="string">
            <text:p>Fourth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66]&lt;&gt;[.C6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6]&lt;&gt;[.E6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table:formula="of:=IF([.A67]&lt;&gt;[.C67];&quot;DIFF&quot;;&quot;&quot;)">
            <text:p/>
          </table:table-cell>
          <table:table-cell office:value-type="float" office:value="14" calcext:value-type="float">
            <text:p>14</text:p>
          </table:table-cell>
          <table:table-cell table:formula="of:=IF([.A67]&lt;&gt;[.E67];&quot;DIFF&quot;;&quot;&quot;)">
            <text:p/>
          </table:table-cell>
          <table:table-cell table:style-name="ce2" office:value-type="string" calcext:value-type="string">
            <text:p>Fifth X</text:p>
          </table:table-cell>
          <table:table-cell table:style-name="ce2" office:value-type="string" calcext:value-type="string">
            <text:p>Snap spacing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10" calcext:value-type="float">
            <text:p>10</text:p>
          </table:table-cell>
          <table:table-cell table:style-name="ce2" table:formula="of:=IF([.A68]&lt;&gt;[.C68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68]&lt;&gt;[.E6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4" calcext:value-type="float">
            <text:p>24</text:p>
          </table:table-cell>
          <table:table-cell table:style-name="ce2" table:formula="of:=IF([.A69]&lt;&gt;[.C69];&quot;DIFF&quot;;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A69]&lt;&gt;[.E69];&quot;DIFF&quot;;&quot;&quot;)">
            <text:p/>
          </table:table-cell>
          <table:table-cell table:style-name="ce2" office:value-type="string" calcext:value-type="string">
            <text:p>Fifth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0" calcext:value-type="float">
            <text:p>10</text:p>
          </table:table-cell>
          <table:table-cell table:style-name="ce2" table:formula="of:=IF([.A70]&lt;&gt;[.C70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70]&lt;&gt;[.E7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5" calcext:value-type="float">
            <text:p>15</text:p>
          </table:table-cell>
          <table:table-cell table:style-name="ce2" table:formula="of:=IF([.A71]&lt;&gt;[.C71];&quot;DIFF&quot;;&quot;&quot;)">
            <text:p/>
          </table:table-cell>
          <table:table-cell office:value-type="float" office:value="15" calcext:value-type="float">
            <text:p>15</text:p>
          </table:table-cell>
          <table:table-cell table:formula="of:=IF([.A71]&lt;&gt;[.E71];&quot;DIFF&quot;;&quot;&quot;)">
            <text:p/>
          </table:table-cell>
          <table:table-cell table:style-name="ce2" office:value-type="string" calcext:value-type="string">
            <text:p>Sixth X</text:p>
          </table:table-cell>
          <table:table-cell table:style-name="ce2" office:value-type="string" calcext:value-type="string">
            <text:p>Grid spacing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10" calcext:value-type="float">
            <text:p>10</text:p>
          </table:table-cell>
          <table:table-cell table:style-name="ce2" table:formula="of:=IF([.A72]&lt;&gt;[.C72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72]&lt;&gt;[.E7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5" calcext:value-type="float">
            <text:p>25</text:p>
          </table:table-cell>
          <table:table-cell table:style-name="ce2" table:formula="of:=IF([.A73]&lt;&gt;[.C73];&quot;DIFF&quot;;&quot;&quot;)">
            <text:p/>
          </table:table-cell>
          <table:table-cell office:value-type="float" office:value="25" calcext:value-type="float">
            <text:p>25</text:p>
          </table:table-cell>
          <table:table-cell table:formula="of:=IF([.A73]&lt;&gt;[.E73];&quot;DIFF&quot;;&quot;&quot;)">
            <text:p/>
          </table:table-cell>
          <table:table-cell table:style-name="ce2" office:value-type="string" calcext:value-type="string">
            <text:p>Sixth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0" calcext:value-type="float">
            <text:p>10</text:p>
          </table:table-cell>
          <table:table-cell table:style-name="ce2" table:formula="of:=IF([.A74]&lt;&gt;[.C74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74]&lt;&gt;[.E7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6" calcext:value-type="float">
            <text:p>16</text:p>
          </table:table-cell>
          <table:table-cell table:style-name="ce2" table:formula="of:=IF([.A75]&lt;&gt;[.C75];&quot;DIFF&quot;;&quot;&quot;)">
            <text:p/>
          </table:table-cell>
          <table:table-cell office:value-type="float" office:value="16" calcext:value-type="float">
            <text:p>16</text:p>
          </table:table-cell>
          <table:table-cell table:formula="of:=IF([.A75]&lt;&gt;[.E75];&quot;DIFF&quot;;&quot;&quot;)">
            <text:p/>
          </table:table-cell>
          <table:table-cell table:style-name="ce2" office:value-type="string" calcext:value-type="string">
            <text:p>Seventh X</text:p>
          </table:table-cell>
          <table:table-cell table:style-name="ce2" office:value-type="string" calcext:value-type="string">
            <text:p>View direction from target point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76]&lt;&gt;[.C7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6]&lt;&gt;[.E7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6" calcext:value-type="float">
            <text:p>26</text:p>
          </table:table-cell>
          <table:table-cell table:style-name="ce2" table:formula="of:=IF([.A77]&lt;&gt;[.C77];&quot;DIFF&quot;;&quot;&quot;)">
            <text:p/>
          </table:table-cell>
          <table:table-cell office:value-type="float" office:value="26" calcext:value-type="float">
            <text:p>26</text:p>
          </table:table-cell>
          <table:table-cell table:formula="of:=IF([.A77]&lt;&gt;[.E77];&quot;DIFF&quot;;&quot;&quot;)">
            <text:p/>
          </table:table-cell>
          <table:table-cell table:style-name="ce2" office:value-type="string" calcext:value-type="string">
            <text:p>Seventh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78]&lt;&gt;[.C7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8]&lt;&gt;[.E7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6" calcext:value-type="float">
            <text:p>36</text:p>
          </table:table-cell>
          <table:table-cell table:style-name="ce2" table:formula="of:=IF([.A79]&lt;&gt;[.C79];&quot;DIFF&quot;;&quot;&quot;)">
            <text:p/>
          </table:table-cell>
          <table:table-cell office:value-type="float" office:value="36" calcext:value-type="float">
            <text:p>36</text:p>
          </table:table-cell>
          <table:table-cell table:formula="of:=IF([.A79]&lt;&gt;[.E79];&quot;DIFF&quot;;&quot;&quot;)">
            <text:p/>
          </table:table-cell>
          <table:table-cell table:style-name="ce2" office:value-type="string" calcext:value-type="string">
            <text:p>Seventh Z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IF([.A80]&lt;&gt;[.C80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80]&lt;&gt;[.E8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7" calcext:value-type="float">
            <text:p>17</text:p>
          </table:table-cell>
          <table:table-cell table:style-name="ce2" table:formula="of:=IF([.A81]&lt;&gt;[.C81];&quot;DIFF&quot;;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A81]&lt;&gt;[.E81];&quot;DIFF&quot;;&quot;&quot;)">
            <text:p/>
          </table:table-cell>
          <table:table-cell table:style-name="ce2" office:value-type="string" calcext:value-type="string">
            <text:p>Eighth X</text:p>
          </table:table-cell>
          <table:table-cell table:style-name="ce2" office:value-type="string" calcext:value-type="string">
            <text:p>View target point</text:p>
          </table:table-cell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82]&lt;&gt;[.C8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82]&lt;&gt;[.E8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7" calcext:value-type="float">
            <text:p>27</text:p>
          </table:table-cell>
          <table:table-cell table:style-name="ce2" table:formula="of:=IF([.A83]&lt;&gt;[.C83];&quot;DIFF&quot;;&quot;&quot;)">
            <text:p/>
          </table:table-cell>
          <table:table-cell office:value-type="float" office:value="27" calcext:value-type="float">
            <text:p>27</text:p>
          </table:table-cell>
          <table:table-cell table:formula="of:=IF([.A83]&lt;&gt;[.E83];&quot;DIFF&quot;;&quot;&quot;)">
            <text:p/>
          </table:table-cell>
          <table:table-cell table:style-name="ce2" office:value-type="string" calcext:value-type="string">
            <text:p>Eighth Y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84]&lt;&gt;[.C8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84]&lt;&gt;[.E8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7" calcext:value-type="float">
            <text:p>37</text:p>
          </table:table-cell>
          <table:table-cell table:style-name="ce2" table:formula="of:=IF([.A85]&lt;&gt;[.C85];&quot;DIFF&quot;;&quot;&quot;)">
            <text:p/>
          </table:table-cell>
          <table:table-cell office:value-type="float" office:value="37" calcext:value-type="float">
            <text:p>37</text:p>
          </table:table-cell>
          <table:table-cell table:formula="of:=IF([.A85]&lt;&gt;[.E85];&quot;DIFF&quot;;&quot;&quot;)">
            <text:p/>
          </table:table-cell>
          <table:table-cell table:style-name="ce2" office:value-type="string" calcext:value-type="string">
            <text:p>Eighth Z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86]&lt;&gt;[.C8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86]&lt;&gt;[.E8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0" calcext:value-type="float">
            <text:p>40</text:p>
          </table:table-cell>
          <table:table-cell table:style-name="ce2" table:formula="of:=IF([.A87]&lt;&gt;[.C87];&quot;DIFF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A87]&lt;&gt;[.E87];&quot;DIFF&quot;;&quot;&quot;)">
            <text:p/>
          </table:table-cell>
          <table:table-cell table:style-name="ce2" office:value-type="string" calcext:value-type="string">
            <text:p>View height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341" calcext:value-type="float">
            <text:p>341</text:p>
          </table:table-cell>
          <table:table-cell table:style-name="ce2" table:formula="of:=IF([.A88]&lt;&gt;[.C88];&quot;DIFF&quot;;&quot;&quot;)">
            <text:p/>
          </table:table-cell>
          <table:table-cell office:value-type="float" office:value="341" calcext:value-type="float">
            <text:p>341</text:p>
          </table:table-cell>
          <table:table-cell table:formula="of:=IF([.A88]&lt;&gt;[.E8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1" calcext:value-type="float">
            <text:p>41</text:p>
          </table:table-cell>
          <table:table-cell table:style-name="ce2" table:formula="of:=IF([.A89]&lt;&gt;[.C89];&quot;DIFF&quot;;&quot;&quot;)">
            <text:p/>
          </table:table-cell>
          <table:table-cell office:value-type="float" office:value="41" calcext:value-type="float">
            <text:p>41</text:p>
          </table:table-cell>
          <table:table-cell table:formula="of:=IF([.A89]&lt;&gt;[.E89];&quot;DIFF&quot;;&quot;&quot;)">
            <text:p/>
          </table:table-cell>
          <table:table-cell table:style-name="ce2" office:value-type="string" calcext:value-type="string">
            <text:p>Viewport aspect rati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.24" calcext:value-type="float">
            <text:p>1.24</text:p>
          </table:table-cell>
          <table:table-cell table:style-name="ce2" table:formula="of:=IF([.A90]&lt;&gt;[.C90];&quot;DIFF&quot;;&quot;&quot;)">
            <text:p/>
          </table:table-cell>
          <table:table-cell office:value-type="float" office:value="1.24" calcext:value-type="float">
            <text:p>1.24</text:p>
          </table:table-cell>
          <table:table-cell table:formula="of:=IF([.A90]&lt;&gt;[.E9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2" calcext:value-type="float">
            <text:p>42</text:p>
          </table:table-cell>
          <table:table-cell table:style-name="ce2" table:formula="of:=IF([.A91]&lt;&gt;[.C91];&quot;DIFF&quot;;&quot;&quot;)">
            <text:p/>
          </table:table-cell>
          <table:table-cell office:value-type="float" office:value="42" calcext:value-type="float">
            <text:p>42</text:p>
          </table:table-cell>
          <table:table-cell table:formula="of:=IF([.A91]&lt;&gt;[.E91];&quot;DIFF&quot;;&quot;&quot;)">
            <text:p/>
          </table:table-cell>
          <table:table-cell table:style-name="ce2" office:value-type="string" calcext:value-type="string">
            <text:p>Lens length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50" calcext:value-type="float">
            <text:p>50</text:p>
          </table:table-cell>
          <table:table-cell table:style-name="ce2" table:formula="of:=IF([.A92]&lt;&gt;[.C92];&quot;DIFF&quot;;&quot;&quot;)">
            <text:p/>
          </table:table-cell>
          <table:table-cell office:value-type="float" office:value="50" calcext:value-type="float">
            <text:p>50</text:p>
          </table:table-cell>
          <table:table-cell table:formula="of:=IF([.A92]&lt;&gt;[.E9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3" calcext:value-type="float">
            <text:p>43</text:p>
          </table:table-cell>
          <table:table-cell table:style-name="ce2" table:formula="of:=IF([.A93]&lt;&gt;[.C93];&quot;DIFF&quot;;&quot;&quot;)">
            <text:p/>
          </table:table-cell>
          <table:table-cell office:value-type="float" office:value="43" calcext:value-type="float">
            <text:p>43</text:p>
          </table:table-cell>
          <table:table-cell table:formula="of:=IF([.A93]&lt;&gt;[.E93];&quot;DIFF&quot;;&quot;&quot;)">
            <text:p/>
          </table:table-cell>
          <table:table-cell table:style-name="ce2" office:value-type="string" calcext:value-type="string">
            <text:p>Front clipping plan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94]&lt;&gt;[.C9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94]&lt;&gt;[.E9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4" calcext:value-type="float">
            <text:p>44</text:p>
          </table:table-cell>
          <table:table-cell table:style-name="ce2" table:formula="of:=IF([.A95]&lt;&gt;[.C95];&quot;DIFF&quot;;&quot;&quot;)">
            <text:p/>
          </table:table-cell>
          <table:table-cell office:value-type="float" office:value="44" calcext:value-type="float">
            <text:p>44</text:p>
          </table:table-cell>
          <table:table-cell table:formula="of:=IF([.A95]&lt;&gt;[.E95];&quot;DIFF&quot;;&quot;&quot;)">
            <text:p/>
          </table:table-cell>
          <table:table-cell table:style-name="ce2" office:value-type="string" calcext:value-type="string">
            <text:p>Back clipping plan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96]&lt;&gt;[.C9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96]&lt;&gt;[.E9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0" calcext:value-type="float">
            <text:p>50</text:p>
          </table:table-cell>
          <table:table-cell table:style-name="ce2" table:formula="of:=IF([.A97]&lt;&gt;[.C97];&quot;DIFF&quot;;&quot;&quot;)">
            <text:p/>
          </table:table-cell>
          <table:table-cell office:value-type="float" office:value="50" calcext:value-type="float">
            <text:p>50</text:p>
          </table:table-cell>
          <table:table-cell table:formula="of:=IF([.A97]&lt;&gt;[.E97];&quot;DIFF&quot;;&quot;&quot;)">
            <text:p/>
          </table:table-cell>
          <table:table-cell table:style-name="ce2" office:value-type="string" calcext:value-type="string">
            <text:p>Snap rotation ang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98]&lt;&gt;[.C9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98]&lt;&gt;[.E9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1" calcext:value-type="float">
            <text:p>51</text:p>
          </table:table-cell>
          <table:table-cell table:style-name="ce2" table:formula="of:=IF([.A99]&lt;&gt;[.C99];&quot;DIFF&quot;;&quot;&quot;)">
            <text:p/>
          </table:table-cell>
          <table:table-cell office:value-type="float" office:value="51" calcext:value-type="float">
            <text:p>51</text:p>
          </table:table-cell>
          <table:table-cell table:formula="of:=IF([.A99]&lt;&gt;[.E99];&quot;DIFF&quot;;&quot;&quot;)">
            <text:p/>
          </table:table-cell>
          <table:table-cell table:style-name="ce2" office:value-type="string" calcext:value-type="string">
            <text:p>View twist ang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00]&lt;&gt;[.C10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00]&lt;&gt;[.E10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1" calcext:value-type="float">
            <text:p>71</text:p>
          </table:table-cell>
          <table:table-cell table:style-name="ce2" table:formula="of:=IF([.A101]&lt;&gt;[.C101];&quot;DIFF&quot;;&quot;&quot;)">
            <text:p/>
          </table:table-cell>
          <table:table-cell office:value-type="float" office:value="71" calcext:value-type="float">
            <text:p>71</text:p>
          </table:table-cell>
          <table:table-cell table:formula="of:=IF([.A101]&lt;&gt;[.E101];&quot;DIFF&quot;;&quot;&quot;)">
            <text:p/>
          </table:table-cell>
          <table:table-cell table:style-name="ce2" office:value-type="string" calcext:value-type="string">
            <text:p>View mod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02]&lt;&gt;[.C10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02]&lt;&gt;[.E10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2" calcext:value-type="float">
            <text:p>72</text:p>
          </table:table-cell>
          <table:table-cell table:style-name="ce2" table:formula="of:=IF([.A103]&lt;&gt;[.C103];&quot;DIFF&quot;;&quot;&quot;)">
            <text:p/>
          </table:table-cell>
          <table:table-cell office:value-type="float" office:value="72" calcext:value-type="float">
            <text:p>72</text:p>
          </table:table-cell>
          <table:table-cell table:formula="of:=IF([.A103]&lt;&gt;[.E103];&quot;DIFF&quot;;&quot;&quot;)">
            <text:p/>
          </table:table-cell>
          <table:table-cell table:style-name="ce2" office:value-type="string" calcext:value-type="string">
            <text:p>Circle zoom percent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04]&lt;&gt;[.C104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04]&lt;&gt;[.E10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3" calcext:value-type="float">
            <text:p>73</text:p>
          </table:table-cell>
          <table:table-cell table:style-name="ce2" table:formula="of:=IF([.A105]&lt;&gt;[.C105];&quot;DIFF&quot;;&quot;&quot;)">
            <text:p/>
          </table:table-cell>
          <table:table-cell office:value-type="float" office:value="73" calcext:value-type="float">
            <text:p>73</text:p>
          </table:table-cell>
          <table:table-cell table:formula="of:=IF([.A105]&lt;&gt;[.E105];&quot;DIFF&quot;;&quot;&quot;)">
            <text:p/>
          </table:table-cell>
          <table:table-cell table:style-name="ce2" office:value-type="string" calcext:value-type="string">
            <text:p>Fast zoom setting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IF([.A106]&lt;&gt;[.C106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106]&lt;&gt;[.E10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4" calcext:value-type="float">
            <text:p>74</text:p>
          </table:table-cell>
          <table:table-cell table:style-name="ce2" table:formula="of:=IF([.A107]&lt;&gt;[.C107];&quot;DIFF&quot;;&quot;&quot;)">
            <text:p/>
          </table:table-cell>
          <table:table-cell office:value-type="float" office:value="74" calcext:value-type="float">
            <text:p>74</text:p>
          </table:table-cell>
          <table:table-cell table:formula="of:=IF([.A107]&lt;&gt;[.E107];&quot;DIFF&quot;;&quot;&quot;)">
            <text:p/>
          </table:table-cell>
          <table:table-cell table:style-name="ce2" office:value-type="string" calcext:value-type="string">
            <text:p>UCSICON setting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2" table:formula="of:=IF([.A108]&lt;&gt;[.C108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08]&lt;&gt;[.E10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5" calcext:value-type="float">
            <text:p>75</text:p>
          </table:table-cell>
          <table:table-cell table:style-name="ce2" table:formula="of:=IF([.A109]&lt;&gt;[.C109];&quot;DIFF&quot;;&quot;&quot;)">
            <text:p/>
          </table:table-cell>
          <table:table-cell office:value-type="float" office:value="75" calcext:value-type="float">
            <text:p>75</text:p>
          </table:table-cell>
          <table:table-cell table:formula="of:=IF([.A109]&lt;&gt;[.E109];&quot;DIFF&quot;;&quot;&quot;)">
            <text:p/>
          </table:table-cell>
          <table:table-cell table:style-name="ce2" office:value-type="string" calcext:value-type="string">
            <text:p>Snap on/off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10]&lt;&gt;[.C11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10]&lt;&gt;[.E11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6" calcext:value-type="float">
            <text:p>76</text:p>
          </table:table-cell>
          <table:table-cell table:style-name="ce2" table:formula="of:=IF([.A111]&lt;&gt;[.C111];&quot;DIFF&quot;;&quot;&quot;)">
            <text:p/>
          </table:table-cell>
          <table:table-cell office:value-type="float" office:value="76" calcext:value-type="float">
            <text:p>76</text:p>
          </table:table-cell>
          <table:table-cell table:formula="of:=IF([.A111]&lt;&gt;[.E111];&quot;DIFF&quot;;&quot;&quot;)">
            <text:p/>
          </table:table-cell>
          <table:table-cell table:style-name="ce2" office:value-type="string" calcext:value-type="string">
            <text:p>Grid on/off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12]&lt;&gt;[.C11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12]&lt;&gt;[.E11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7" calcext:value-type="float">
            <text:p>77</text:p>
          </table:table-cell>
          <table:table-cell table:style-name="ce2" table:formula="of:=IF([.A113]&lt;&gt;[.C113];&quot;DIFF&quot;;&quot;&quot;)">
            <text:p/>
          </table:table-cell>
          <table:table-cell office:value-type="float" office:value="77" calcext:value-type="float">
            <text:p>77</text:p>
          </table:table-cell>
          <table:table-cell table:formula="of:=IF([.A113]&lt;&gt;[.E113];&quot;DIFF&quot;;&quot;&quot;)">
            <text:p/>
          </table:table-cell>
          <table:table-cell table:style-name="ce2" office:value-type="string" calcext:value-type="string">
            <text:p>Snap sty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14]&lt;&gt;[.C11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14]&lt;&gt;[.E11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8" calcext:value-type="float">
            <text:p>78</text:p>
          </table:table-cell>
          <table:table-cell table:style-name="ce2" table:formula="of:=IF([.A115]&lt;&gt;[.C115];&quot;DIFF&quot;;&quot;&quot;)">
            <text:p/>
          </table:table-cell>
          <table:table-cell office:value-type="float" office:value="78" calcext:value-type="float">
            <text:p>78</text:p>
          </table:table-cell>
          <table:table-cell table:formula="of:=IF([.A115]&lt;&gt;[.E115];&quot;DIFF&quot;;&quot;&quot;)">
            <text:p/>
          </table:table-cell>
          <table:table-cell table:style-name="ce2" office:value-type="string" calcext:value-type="string">
            <text:p>snap isopai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16]&lt;&gt;[.C11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16]&lt;&gt;[.E11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17]&lt;&gt;[.C11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17]&lt;&gt;[.E117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ENDTAB</text:p>
          </table:table-cell>
          <table:table-cell table:style-name="ce2" table:formula="of:=IF([.A118]&lt;&gt;[.C118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118]&lt;&gt;[.E11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19]&lt;&gt;[.C11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19]&lt;&gt;[.E119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TABLE</text:p>
          </table:table-cell>
          <table:table-cell table:style-name="ce2" table:formula="of:=IF([.A120]&lt;&gt;[.C120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120]&lt;&gt;[.E12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121]&lt;&gt;[.C12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121]&lt;&gt;[.E121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LTYPE</text:p>
          </table:table-cell>
          <table:table-cell table:style-name="ce2" table:formula="of:=IF([.A122]&lt;&gt;[.C122];&quot;DIFF&quot;;&quot;&quot;)">
            <text:p/>
          </table:table-cell>
          <table:table-cell office:value-type="string" calcext:value-type="string">
            <text:p>LTYPE</text:p>
          </table:table-cell>
          <table:table-cell table:formula="of:=IF([.A122]&lt;&gt;[.E12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23]&lt;&gt;[.C12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123]&lt;&gt;[.E123];&quot;DIFF&quot;;&quot;&quot;)">
            <text:p/>
          </table:table-cell>
          <table:table-cell table:style-name="ce2" office:value-type="string" calcext:value-type="string">
            <text:p>Hand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24]&lt;&gt;[.C124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24]&lt;&gt;[.E124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30" calcext:value-type="float">
            <text:p>330</text:p>
          </table:table-cell>
          <table:table-cell table:style-name="ce2" table:formula="of:=IF([.A125]&lt;&gt;[.C12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125]&lt;&gt;[.E125];&quot;DIFF&quot;;&quot;&quot;)">
            <text:p/>
          </table:table-cell>
          <table:table-cell table:style-name="ce2" office:value-type="string" calcext:value-type="string">
            <text:p>Soft-pointerID/handle to owner object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26]&lt;&gt;[.C12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26]&lt;&gt;[.E12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27]&lt;&gt;[.C12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27]&lt;&gt;[.E127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SymbolTable</text:p>
          </table:table-cell>
          <table:table-cell table:style-name="ce2" table:formula="of:=IF([.A128]&lt;&gt;[.C128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128]&lt;&gt;[.E12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0" calcext:value-type="float">
            <text:p>70</text:p>
          </table:table-cell>
          <table:table-cell table:style-name="ce2" table:formula="of:=IF([.A129]&lt;&gt;[.C129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129]&lt;&gt;[.E129];&quot;DIFF&quot;;&quot;&quot;)">
            <text:p/>
          </table:table-cell>
          <table:table-cell table:style-name="ce2" office:value-type="string" calcext:value-type="string">
            <text:p>Maximum number of entries in tab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IF([.A130]&lt;&gt;[.C130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130]&lt;&gt;[.E13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31]&lt;&gt;[.C13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31]&lt;&gt;[.E131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LTYPE</text:p>
          </table:table-cell>
          <table:table-cell table:style-name="ce2" table:formula="of:=IF([.A132]&lt;&gt;[.C132];&quot;DIFF&quot;;&quot;&quot;)">
            <text:p/>
          </table:table-cell>
          <table:table-cell office:value-type="string" calcext:value-type="string">
            <text:p>LTYPE</text:p>
          </table:table-cell>
          <table:table-cell table:formula="of:=IF([.A132]&lt;&gt;[.E13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33]&lt;&gt;[.C13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133]&lt;&gt;[.E133];&quot;DIFF&quot;;&quot;&quot;)">
            <text:p/>
          </table:table-cell>
          <table:table-cell table:style-name="ce2" office:value-type="string" calcext:value-type="string">
            <text:p>Hand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table:formula="of:=IF([.A134]&lt;&gt;[.C134];&quot;DIFF&quot;;&quot;&quot;)">
            <text:p/>
          </table:table-cell>
          <table:table-cell office:value-type="float" office:value="4" calcext:value-type="float">
            <text:p>4</text:p>
          </table:table-cell>
          <table:table-cell table:formula="of:=IF([.A134]&lt;&gt;[.E134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30" calcext:value-type="float">
            <text:p>330</text:p>
          </table:table-cell>
          <table:table-cell table:style-name="ce2" table:formula="of:=IF([.A135]&lt;&gt;[.C13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135]&lt;&gt;[.E135];&quot;DIFF&quot;;&quot;&quot;)">
            <text:p/>
          </table:table-cell>
          <table:table-cell table:style-name="ce2" office:value-type="string" calcext:value-type="string">
            <text:p>Ref to LTYPE tab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36]&lt;&gt;[.C136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36]&lt;&gt;[.E136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37]&lt;&gt;[.C13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37]&lt;&gt;[.E137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SymbolTableRecord</text:p>
          </table:table-cell>
          <table:table-cell table:style-name="ce2" table:formula="of:=IF([.A138]&lt;&gt;[.C138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138]&lt;&gt;[.E13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39]&lt;&gt;[.C13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39]&lt;&gt;[.E139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LinetypeTableRecord</text:p>
          </table:table-cell>
          <table:table-cell table:style-name="ce2" table:formula="of:=IF([.A140]&lt;&gt;[.C140];&quot;DIFF&quot;;&quot;&quot;)">
            <text:p/>
          </table:table-cell>
          <table:table-cell office:value-type="string" calcext:value-type="string">
            <text:p>AcDbLinetypeTableRecord</text:p>
          </table:table-cell>
          <table:table-cell table:formula="of:=IF([.A140]&lt;&gt;[.E14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141]&lt;&gt;[.C14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141]&lt;&gt;[.E141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BYBLOCK</text:p>
          </table:table-cell>
          <table:table-cell table:style-name="ce2" table:formula="of:=IF([.A142]&lt;&gt;[.C142];&quot;DIFF&quot;;&quot;&quot;)">
            <text:p/>
          </table:table-cell>
          <table:table-cell office:value-type="string" calcext:value-type="string">
            <text:p>BYBLOCK</text:p>
          </table:table-cell>
          <table:table-cell table:formula="of:=IF([.A142]&lt;&gt;[.E14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0" calcext:value-type="float">
            <text:p>70</text:p>
          </table:table-cell>
          <table:table-cell table:style-name="ce2" table:formula="of:=IF([.A143]&lt;&gt;[.C143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143]&lt;&gt;[.E143];&quot;DIFF&quot;;&quot;&quot;)">
            <text:p/>
          </table:table-cell>
          <table:table-cell table:style-name="ce2" office:value-type="string" calcext:value-type="string">
            <text:p>Flag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44]&lt;&gt;[.C14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44]&lt;&gt;[.E14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2" table:formula="of:=IF([.A145]&lt;&gt;[.C145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45]&lt;&gt;[.E145];&quot;DIFF&quot;;&quot;&quot;)">
            <text:p/>
          </table:table-cell>
          <table:table-cell table:style-name="ce2" office:value-type="string" calcext:value-type="string">
            <text:p>Descriptive Text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table:number-columns-repeated="3"/>
          <table:table-cell table:style-name="ce2" table:formula="of:=IF([.A146]&lt;&gt;[.C146];&quot;DIFF&quot;;&quot;&quot;)">
            <text:p/>
          </table:table-cell>
          <table:table-cell/>
          <table:table-cell table:formula="of:=IF([.A146]&lt;&gt;[.E14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2" calcext:value-type="float">
            <text:p>72</text:p>
          </table:table-cell>
          <table:table-cell table:style-name="ce2" table:formula="of:=IF([.A147]&lt;&gt;[.C147];&quot;DIFF&quot;;&quot;&quot;)">
            <text:p/>
          </table:table-cell>
          <table:table-cell office:value-type="float" office:value="72" calcext:value-type="float">
            <text:p>72</text:p>
          </table:table-cell>
          <table:table-cell table:formula="of:=IF([.A147]&lt;&gt;[.E147];&quot;DIFF&quot;;&quot;&quot;)">
            <text:p/>
          </table:table-cell>
          <table:table-cell table:style-name="ce2" office:value-type="string" calcext:value-type="string">
            <text:p>Alignment code: always 65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65" calcext:value-type="float">
            <text:p>65</text:p>
          </table:table-cell>
          <table:table-cell table:style-name="ce2" table:formula="of:=IF([.A148]&lt;&gt;[.C148];&quot;DIFF&quot;;&quot;&quot;)">
            <text:p/>
          </table:table-cell>
          <table:table-cell office:value-type="float" office:value="65" calcext:value-type="float">
            <text:p>65</text:p>
          </table:table-cell>
          <table:table-cell table:formula="of:=IF([.A148]&lt;&gt;[.E14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3" calcext:value-type="float">
            <text:p>73</text:p>
          </table:table-cell>
          <table:table-cell table:style-name="ce2" table:formula="of:=IF([.A149]&lt;&gt;[.C149];&quot;DIFF&quot;;&quot;&quot;)">
            <text:p/>
          </table:table-cell>
          <table:table-cell office:value-type="float" office:value="73" calcext:value-type="float">
            <text:p>73</text:p>
          </table:table-cell>
          <table:table-cell table:formula="of:=IF([.A149]&lt;&gt;[.E149];&quot;DIFF&quot;;&quot;&quot;)">
            <text:p/>
          </table:table-cell>
          <table:table-cell table:style-name="ce2" office:value-type="string" calcext:value-type="string">
            <text:p>Number of line type element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50]&lt;&gt;[.C15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50]&lt;&gt;[.E15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0" calcext:value-type="float">
            <text:p>40</text:p>
          </table:table-cell>
          <table:table-cell table:style-name="ce2" table:formula="of:=IF([.A151]&lt;&gt;[.C151];&quot;DIFF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A151]&lt;&gt;[.E151];&quot;DIFF&quot;;&quot;&quot;)">
            <text:p/>
          </table:table-cell>
          <table:table-cell table:style-name="ce2" office:value-type="string" calcext:value-type="string">
            <text:p>Total pattern length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52]&lt;&gt;[.C15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52]&lt;&gt;[.E15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53]&lt;&gt;[.C15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53]&lt;&gt;[.E153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LTYPE</text:p>
          </table:table-cell>
          <table:table-cell table:style-name="ce2" table:formula="of:=IF([.A154]&lt;&gt;[.C154];&quot;DIFF&quot;;&quot;&quot;)">
            <text:p/>
          </table:table-cell>
          <table:table-cell office:value-type="string" calcext:value-type="string">
            <text:p>LTYPE</text:p>
          </table:table-cell>
          <table:table-cell table:formula="of:=IF([.A154]&lt;&gt;[.E15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55]&lt;&gt;[.C155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155]&lt;&gt;[.E155];&quot;DIFF&quot;;&quot;&quot;)">
            <text:p/>
          </table:table-cell>
          <table:table-cell table:style-name="ce2" office:value-type="string" calcext:value-type="string">
            <text:p>Hand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5" calcext:value-type="float">
            <text:p>15</text:p>
          </table:table-cell>
          <table:table-cell table:style-name="ce2" table:formula="of:=IF([.A156]&lt;&gt;[.C156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156]&lt;&gt;[.E156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30" calcext:value-type="float">
            <text:p>330</text:p>
          </table:table-cell>
          <table:table-cell table:style-name="ce2" table:formula="of:=IF([.A157]&lt;&gt;[.C157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157]&lt;&gt;[.E157];&quot;DIFF&quot;;&quot;&quot;)">
            <text:p/>
          </table:table-cell>
          <table:table-cell table:style-name="ce2" office:value-type="string" calcext:value-type="string">
            <text:p>Ref to LTYPE tab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58]&lt;&gt;[.C158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58]&lt;&gt;[.E158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59]&lt;&gt;[.C15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59]&lt;&gt;[.E159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SymbolTableRecord</text:p>
          </table:table-cell>
          <table:table-cell table:style-name="ce2" table:formula="of:=IF([.A160]&lt;&gt;[.C160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160]&lt;&gt;[.E16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61]&lt;&gt;[.C16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61]&lt;&gt;[.E161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LinetypeTableRecord</text:p>
          </table:table-cell>
          <table:table-cell table:style-name="ce2" table:formula="of:=IF([.A162]&lt;&gt;[.C162];&quot;DIFF&quot;;&quot;&quot;)">
            <text:p/>
          </table:table-cell>
          <table:table-cell office:value-type="string" calcext:value-type="string">
            <text:p>AcDbLinetypeTableRecord</text:p>
          </table:table-cell>
          <table:table-cell table:formula="of:=IF([.A162]&lt;&gt;[.E16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163]&lt;&gt;[.C163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163]&lt;&gt;[.E163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BYLAYER</text:p>
          </table:table-cell>
          <table:table-cell table:style-name="ce2" table:formula="of:=IF([.A164]&lt;&gt;[.C164];&quot;DIFF&quot;;&quot;&quot;)">
            <text:p/>
          </table:table-cell>
          <table:table-cell office:value-type="string" calcext:value-type="string">
            <text:p>BYLAYER</text:p>
          </table:table-cell>
          <table:table-cell table:formula="of:=IF([.A164]&lt;&gt;[.E16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0" calcext:value-type="float">
            <text:p>70</text:p>
          </table:table-cell>
          <table:table-cell table:style-name="ce2" table:formula="of:=IF([.A165]&lt;&gt;[.C165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165]&lt;&gt;[.E165];&quot;DIFF&quot;;&quot;&quot;)">
            <text:p/>
          </table:table-cell>
          <table:table-cell table:style-name="ce2" office:value-type="string" calcext:value-type="string">
            <text:p>Flag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66]&lt;&gt;[.C16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66]&lt;&gt;[.E16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2" table:formula="of:=IF([.A167]&lt;&gt;[.C167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67]&lt;&gt;[.E167];&quot;DIFF&quot;;&quot;&quot;)">
            <text:p/>
          </table:table-cell>
          <table:table-cell table:style-name="ce2" office:value-type="string" calcext:value-type="string">
            <text:p>Descriptive Text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table:number-columns-repeated="3"/>
          <table:table-cell table:style-name="ce2" table:formula="of:=IF([.A168]&lt;&gt;[.C168];&quot;DIFF&quot;;&quot;&quot;)">
            <text:p/>
          </table:table-cell>
          <table:table-cell/>
          <table:table-cell table:formula="of:=IF([.A168]&lt;&gt;[.E16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2" calcext:value-type="float">
            <text:p>72</text:p>
          </table:table-cell>
          <table:table-cell table:style-name="ce2" table:formula="of:=IF([.A169]&lt;&gt;[.C169];&quot;DIFF&quot;;&quot;&quot;)">
            <text:p/>
          </table:table-cell>
          <table:table-cell office:value-type="float" office:value="72" calcext:value-type="float">
            <text:p>72</text:p>
          </table:table-cell>
          <table:table-cell table:formula="of:=IF([.A169]&lt;&gt;[.E169];&quot;DIFF&quot;;&quot;&quot;)">
            <text:p/>
          </table:table-cell>
          <table:table-cell table:style-name="ce2" office:value-type="string" calcext:value-type="string">
            <text:p>Alignment code: always 65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65" calcext:value-type="float">
            <text:p>65</text:p>
          </table:table-cell>
          <table:table-cell table:style-name="ce2" table:formula="of:=IF([.A170]&lt;&gt;[.C170];&quot;DIFF&quot;;&quot;&quot;)">
            <text:p/>
          </table:table-cell>
          <table:table-cell office:value-type="float" office:value="65" calcext:value-type="float">
            <text:p>65</text:p>
          </table:table-cell>
          <table:table-cell table:formula="of:=IF([.A170]&lt;&gt;[.E17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3" calcext:value-type="float">
            <text:p>73</text:p>
          </table:table-cell>
          <table:table-cell table:style-name="ce2" table:formula="of:=IF([.A171]&lt;&gt;[.C171];&quot;DIFF&quot;;&quot;&quot;)">
            <text:p/>
          </table:table-cell>
          <table:table-cell office:value-type="float" office:value="73" calcext:value-type="float">
            <text:p>73</text:p>
          </table:table-cell>
          <table:table-cell table:formula="of:=IF([.A171]&lt;&gt;[.E171];&quot;DIFF&quot;;&quot;&quot;)">
            <text:p/>
          </table:table-cell>
          <table:table-cell table:style-name="ce2" office:value-type="string" calcext:value-type="string">
            <text:p>Number of line type element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72]&lt;&gt;[.C17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72]&lt;&gt;[.E17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0" calcext:value-type="float">
            <text:p>40</text:p>
          </table:table-cell>
          <table:table-cell table:style-name="ce2" table:formula="of:=IF([.A173]&lt;&gt;[.C173];&quot;DIFF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A173]&lt;&gt;[.E173];&quot;DIFF&quot;;&quot;&quot;)">
            <text:p/>
          </table:table-cell>
          <table:table-cell table:style-name="ce2" office:value-type="string" calcext:value-type="string">
            <text:p>Total pattern length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74]&lt;&gt;[.C17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74]&lt;&gt;[.E17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75]&lt;&gt;[.C17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75]&lt;&gt;[.E175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LTYPE</text:p>
          </table:table-cell>
          <table:table-cell table:style-name="ce2" table:formula="of:=IF([.A176]&lt;&gt;[.C176];&quot;DIFF&quot;;&quot;&quot;)">
            <text:p/>
          </table:table-cell>
          <table:table-cell office:value-type="string" calcext:value-type="string">
            <text:p>LTYPE</text:p>
          </table:table-cell>
          <table:table-cell table:formula="of:=IF([.A176]&lt;&gt;[.E17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77]&lt;&gt;[.C177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177]&lt;&gt;[.E177];&quot;DIFF&quot;;&quot;&quot;)">
            <text:p/>
          </table:table-cell>
          <table:table-cell table:style-name="ce2" office:value-type="string" calcext:value-type="string">
            <text:p>Hand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16" calcext:value-type="float">
            <text:p>16</text:p>
          </table:table-cell>
          <table:table-cell table:style-name="ce2" table:formula="of:=IF([.A178]&lt;&gt;[.C178];&quot;DIFF&quot;;&quot;&quot;)">
            <text:p/>
          </table:table-cell>
          <table:table-cell office:value-type="float" office:value="6" calcext:value-type="float">
            <text:p>6</text:p>
          </table:table-cell>
          <table:table-cell table:formula="of:=IF([.A178]&lt;&gt;[.E178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30" calcext:value-type="float">
            <text:p>330</text:p>
          </table:table-cell>
          <table:table-cell table:style-name="ce2" table:formula="of:=IF([.A179]&lt;&gt;[.C179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179]&lt;&gt;[.E179];&quot;DIFF&quot;;&quot;&quot;)">
            <text:p/>
          </table:table-cell>
          <table:table-cell table:style-name="ce2" office:value-type="string" calcext:value-type="string">
            <text:p>Ref to LTYPE tabl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style-name="ce2" table:formula="of:=IF([.A180]&lt;&gt;[.C180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80]&lt;&gt;[.E180];&quot;DIFF&quot;;&quot;&quot;)" office:value-type="string" office:string-value="DIFF" calcext:value-type="string">
            <text:p>DIFF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81]&lt;&gt;[.C18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81]&lt;&gt;[.E181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SymbolTableRecord</text:p>
          </table:table-cell>
          <table:table-cell table:style-name="ce2" table:formula="of:=IF([.A182]&lt;&gt;[.C182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182]&lt;&gt;[.E18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formula="of:=IF([.A183]&lt;&gt;[.C18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183]&lt;&gt;[.E183];&quot;DIFF&quot;;&quot;&quot;)">
            <text:p/>
          </table:table-cell>
          <table:table-cell table:style-name="ce2" office:value-type="string" calcext:value-type="string">
            <text:p>Subclass Marker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AcDbLinetypeTableRecord</text:p>
          </table:table-cell>
          <table:table-cell table:style-name="ce2" table:formula="of:=IF([.A184]&lt;&gt;[.C184];&quot;DIFF&quot;;&quot;&quot;)">
            <text:p/>
          </table:table-cell>
          <table:table-cell office:value-type="string" calcext:value-type="string">
            <text:p>AcDbLinetypeTableRecord</text:p>
          </table:table-cell>
          <table:table-cell table:formula="of:=IF([.A184]&lt;&gt;[.E18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table:formula="of:=IF([.A185]&lt;&gt;[.C185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185]&lt;&gt;[.E185];&quot;DIFF&quot;;&quot;&quot;)">
            <text:p/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CONTINUOUS</text:p>
          </table:table-cell>
          <table:table-cell table:style-name="ce2" table:formula="of:=IF([.A186]&lt;&gt;[.C186];&quot;DIFF&quot;;&quot;&quot;)">
            <text:p/>
          </table:table-cell>
          <table:table-cell office:value-type="string" calcext:value-type="string">
            <text:p>CONTINUOUS</text:p>
          </table:table-cell>
          <table:table-cell table:formula="of:=IF([.A186]&lt;&gt;[.E18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0" calcext:value-type="float">
            <text:p>70</text:p>
          </table:table-cell>
          <table:table-cell table:style-name="ce2" table:formula="of:=IF([.A187]&lt;&gt;[.C187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187]&lt;&gt;[.E187];&quot;DIFF&quot;;&quot;&quot;)">
            <text:p/>
          </table:table-cell>
          <table:table-cell table:style-name="ce2" office:value-type="string" calcext:value-type="string">
            <text:p>Flag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88]&lt;&gt;[.C18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88]&lt;&gt;[.E18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style-name="ce2" table:formula="of:=IF([.A189]&lt;&gt;[.C189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189]&lt;&gt;[.E189];&quot;DIFF&quot;;&quot;&quot;)">
            <text:p/>
          </table:table-cell>
          <table:table-cell table:style-name="ce2" office:value-type="string" calcext:value-type="string">
            <text:p>Descriptive Text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Solid line</text:p>
          </table:table-cell>
          <table:table-cell table:style-name="ce2" table:formula="of:=IF([.A190]&lt;&gt;[.C190];&quot;DIFF&quot;;&quot;&quot;)">
            <text:p/>
          </table:table-cell>
          <table:table-cell office:value-type="string" calcext:value-type="string">
            <text:p>Solid line</text:p>
          </table:table-cell>
          <table:table-cell table:formula="of:=IF([.A190]&lt;&gt;[.E190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2" calcext:value-type="float">
            <text:p>72</text:p>
          </table:table-cell>
          <table:table-cell table:style-name="ce2" table:formula="of:=IF([.A191]&lt;&gt;[.C191];&quot;DIFF&quot;;&quot;&quot;)">
            <text:p/>
          </table:table-cell>
          <table:table-cell office:value-type="float" office:value="72" calcext:value-type="float">
            <text:p>72</text:p>
          </table:table-cell>
          <table:table-cell table:formula="of:=IF([.A191]&lt;&gt;[.E191];&quot;DIFF&quot;;&quot;&quot;)">
            <text:p/>
          </table:table-cell>
          <table:table-cell table:style-name="ce2" office:value-type="string" calcext:value-type="string">
            <text:p>Alignment code: always 65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65" calcext:value-type="float">
            <text:p>65</text:p>
          </table:table-cell>
          <table:table-cell table:style-name="ce2" table:formula="of:=IF([.A192]&lt;&gt;[.C192];&quot;DIFF&quot;;&quot;&quot;)">
            <text:p/>
          </table:table-cell>
          <table:table-cell office:value-type="float" office:value="65" calcext:value-type="float">
            <text:p>65</text:p>
          </table:table-cell>
          <table:table-cell table:formula="of:=IF([.A192]&lt;&gt;[.E192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73" calcext:value-type="float">
            <text:p>73</text:p>
          </table:table-cell>
          <table:table-cell table:style-name="ce2" table:formula="of:=IF([.A193]&lt;&gt;[.C193];&quot;DIFF&quot;;&quot;&quot;)">
            <text:p/>
          </table:table-cell>
          <table:table-cell office:value-type="float" office:value="73" calcext:value-type="float">
            <text:p>73</text:p>
          </table:table-cell>
          <table:table-cell table:formula="of:=IF([.A193]&lt;&gt;[.E193];&quot;DIFF&quot;;&quot;&quot;)">
            <text:p/>
          </table:table-cell>
          <table:table-cell table:style-name="ce2" office:value-type="string" calcext:value-type="string">
            <text:p>Number of line type elements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94]&lt;&gt;[.C19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94]&lt;&gt;[.E194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40" calcext:value-type="float">
            <text:p>40</text:p>
          </table:table-cell>
          <table:table-cell table:style-name="ce2" table:formula="of:=IF([.A195]&lt;&gt;[.C195];&quot;DIFF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A195]&lt;&gt;[.E195];&quot;DIFF&quot;;&quot;&quot;)">
            <text:p/>
          </table:table-cell>
          <table:table-cell table:style-name="ce2" office:value-type="string" calcext:value-type="string">
            <text:p>Total pattern length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96]&lt;&gt;[.C19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96]&lt;&gt;[.E196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IF([.A197]&lt;&gt;[.C19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97]&lt;&gt;[.E197];&quot;DIFF&quot;;&quot;&quot;)">
            <text:p/>
          </table:table-cell>
          <table:table-cell table:style-name="ce2" office:value-type="string" calcext:value-type="string">
            <text:p>Entity Type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ENDTAB</text:p>
          </table:table-cell>
          <table:table-cell table:style-name="ce2" table:formula="of:=IF([.A198]&lt;&gt;[.C198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198]&lt;&gt;[.E198];&quot;DIFF&quot;;&quot;&quot;)">
            <text:p/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199]&lt;&gt;[.C19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199]&lt;&gt;[.E199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TABLE</text:p>
          </table:table-cell>
          <table:table-cell table:style-name="ce3" table:formula="of:=IF([.A200]&lt;&gt;[.C200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200]&lt;&gt;[.E200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table:formula="of:=IF([.A201]&lt;&gt;[.C20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01]&lt;&gt;[.E201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LAYER</text:p>
          </table:table-cell>
          <table:table-cell table:style-name="ce3" table:formula="of:=IF([.A202]&lt;&gt;[.C202];&quot;DIFF&quot;;&quot;&quot;)">
            <text:p/>
          </table:table-cell>
          <table:table-cell office:value-type="string" calcext:value-type="string">
            <text:p>LAYER</text:p>
          </table:table-cell>
          <table:table-cell table:formula="of:=IF([.A202]&lt;&gt;[.E202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5" calcext:value-type="float">
            <text:p>5</text:p>
          </table:table-cell>
          <table:table-cell table:style-name="ce3" table:formula="of:=IF([.A203]&lt;&gt;[.C20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03]&lt;&gt;[.E203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table:formula="of:=IF([.A204]&lt;&gt;[.C204];&quot;DIFF&quot;;&quot;&quot;)">
            <text:p/>
          </table:table-cell>
          <table:table-cell office:value-type="float" office:value="7" calcext:value-type="float">
            <text:p>7</text:p>
          </table:table-cell>
          <table:table-cell table:formula="of:=IF([.A204]&lt;&gt;[.E204];&quot;DIFF&quot;;&quot;&quot;)" office:value-type="string" office:string-value="DIFF" calcext:value-type="string">
            <text:p>DIFF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100" calcext:value-type="float">
            <text:p>100</text:p>
          </table:table-cell>
          <table:table-cell table:style-name="ce3" table:formula="of:=IF([.A205]&lt;&gt;[.C20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05]&lt;&gt;[.E205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AcDbSymbolTable</text:p>
          </table:table-cell>
          <table:table-cell table:style-name="ce3" table:formula="of:=IF([.A206]&lt;&gt;[.C206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206]&lt;&gt;[.E206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70" calcext:value-type="float">
            <text:p>70</text:p>
          </table:table-cell>
          <table:table-cell table:style-name="ce3" table:formula="of:=IF([.A207]&lt;&gt;[.C207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207]&lt;&gt;[.E207];&quot;DIFF&quot;;&quot;&quot;)">
            <text:p/>
          </table:table-cell>
          <table:table-cell table:style-name="ce3" office:value-type="string" calcext:value-type="string">
            <text:p>Maximum number of entries in tabl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table:formula="of:=IF([.A208]&lt;&gt;[.C208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08]&lt;&gt;[.E208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209]&lt;&gt;[.C20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09]&lt;&gt;[.E209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style-name="ce3" office:value-type="string" calcext:value-type="string">
            <text:p>Layer</text:p>
          </table:table-cell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LAYER</text:p>
          </table:table-cell>
          <table:table-cell table:style-name="ce3" table:formula="of:=IF([.A210]&lt;&gt;[.C210];&quot;DIFF&quot;;&quot;&quot;)">
            <text:p/>
          </table:table-cell>
          <table:table-cell office:value-type="string" calcext:value-type="string">
            <text:p>LAYER</text:p>
          </table:table-cell>
          <table:table-cell table:formula="of:=IF([.A210]&lt;&gt;[.E210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5" calcext:value-type="float">
            <text:p>5</text:p>
          </table:table-cell>
          <table:table-cell table:style-name="ce3" table:formula="of:=IF([.A211]&lt;&gt;[.C21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11]&lt;&gt;[.E211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50" calcext:value-type="float">
            <text:p>50</text:p>
          </table:table-cell>
          <table:table-cell table:style-name="ce3" table:formula="of:=IF([.A212]&lt;&gt;[.C212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212]&lt;&gt;[.E212];&quot;DIFF&quot;;&quot;&quot;)" office:value-type="string" office:string-value="DIFF" calcext:value-type="string">
            <text:p>DIFF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100" calcext:value-type="float">
            <text:p>100</text:p>
          </table:table-cell>
          <table:table-cell table:style-name="ce3" table:formula="of:=IF([.A213]&lt;&gt;[.C21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13]&lt;&gt;[.E213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AcDbSymbolTableRecord</text:p>
          </table:table-cell>
          <table:table-cell table:style-name="ce3" table:formula="of:=IF([.A214]&lt;&gt;[.C214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214]&lt;&gt;[.E214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100" calcext:value-type="float">
            <text:p>100</text:p>
          </table:table-cell>
          <table:table-cell table:style-name="ce3" table:formula="of:=IF([.A215]&lt;&gt;[.C21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15]&lt;&gt;[.E215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AcDbLayerTableRecord</text:p>
          </table:table-cell>
          <table:table-cell table:style-name="ce3" table:formula="of:=IF([.A216]&lt;&gt;[.C216];&quot;DIFF&quot;;&quot;&quot;)">
            <text:p/>
          </table:table-cell>
          <table:table-cell office:value-type="string" calcext:value-type="string">
            <text:p>AcDbLayerTableRecord</text:p>
          </table:table-cell>
          <table:table-cell table:formula="of:=IF([.A216]&lt;&gt;[.E216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table:formula="of:=IF([.A217]&lt;&gt;[.C21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17]&lt;&gt;[.E217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218]&lt;&gt;[.C21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18]&lt;&gt;[.E218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70" calcext:value-type="float">
            <text:p>70</text:p>
          </table:table-cell>
          <table:table-cell table:style-name="ce3" table:formula="of:=IF([.A219]&lt;&gt;[.C219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219]&lt;&gt;[.E219];&quot;DIFF&quot;;&quot;&quot;)">
            <text:p/>
          </table:table-cell>
          <table:table-cell table:style-name="ce3" office:value-type="string" calcext:value-type="string">
            <text:p>Flags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220]&lt;&gt;[.C22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20]&lt;&gt;[.E220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6" calcext:value-type="float">
            <text:p>6</text:p>
          </table:table-cell>
          <table:table-cell table:style-name="ce3" table:formula="of:=IF([.A221]&lt;&gt;[.C221];&quot;DIFF&quot;;&quot;&quot;)">
            <text:p/>
          </table:table-cell>
          <table:table-cell office:value-type="float" office:value="6" calcext:value-type="float">
            <text:p>6</text:p>
          </table:table-cell>
          <table:table-cell table:formula="of:=IF([.A221]&lt;&gt;[.E221];&quot;DIFF&quot;;&quot;&quot;)">
            <text:p/>
          </table:table-cell>
          <table:table-cell table:style-name="ce3" office:value-type="string" calcext:value-type="string">
            <text:p>Linetype Nam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CONTINUOUS</text:p>
          </table:table-cell>
          <table:table-cell table:style-name="ce3" table:formula="of:=IF([.A222]&lt;&gt;[.C222];&quot;DIFF&quot;;&quot;&quot;)">
            <text:p/>
          </table:table-cell>
          <table:table-cell office:value-type="string" calcext:value-type="string">
            <text:p>CONTINUOUS</text:p>
          </table:table-cell>
          <table:table-cell table:formula="of:=IF([.A222]&lt;&gt;[.E222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223]&lt;&gt;[.C22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23]&lt;&gt;[.E223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style-name="ce3" office:value-type="string" calcext:value-type="string">
            <text:p>Layer</text:p>
          </table:table-cell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LAYER</text:p>
          </table:table-cell>
          <table:table-cell table:style-name="ce3" table:formula="of:=IF([.A224]&lt;&gt;[.C224];&quot;DIFF&quot;;&quot;&quot;)">
            <text:p/>
          </table:table-cell>
          <table:table-cell office:value-type="string" calcext:value-type="string">
            <text:p>LAYER</text:p>
          </table:table-cell>
          <table:table-cell table:formula="of:=IF([.A224]&lt;&gt;[.E224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5" calcext:value-type="float">
            <text:p>5</text:p>
          </table:table-cell>
          <table:table-cell table:style-name="ce3" table:formula="of:=IF([.A225]&lt;&gt;[.C225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25]&lt;&gt;[.E225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51" calcext:value-type="float">
            <text:p>51</text:p>
          </table:table-cell>
          <table:table-cell table:style-name="ce3" table:formula="of:=IF([.A226]&lt;&gt;[.C226];&quot;DIFF&quot;;&quot;&quot;)">
            <text:p/>
          </table:table-cell>
          <table:table-cell office:value-type="float" office:value="9" calcext:value-type="float">
            <text:p>9</text:p>
          </table:table-cell>
          <table:table-cell table:formula="of:=IF([.A226]&lt;&gt;[.E226];&quot;DIFF&quot;;&quot;&quot;)" office:value-type="string" office:string-value="DIFF" calcext:value-type="string">
            <text:p>DIFF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100" calcext:value-type="float">
            <text:p>100</text:p>
          </table:table-cell>
          <table:table-cell table:style-name="ce3" table:formula="of:=IF([.A227]&lt;&gt;[.C22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27]&lt;&gt;[.E227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AcDbSymbolTableRecord</text:p>
          </table:table-cell>
          <table:table-cell table:style-name="ce3" table:formula="of:=IF([.A228]&lt;&gt;[.C228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228]&lt;&gt;[.E228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100" calcext:value-type="float">
            <text:p>100</text:p>
          </table:table-cell>
          <table:table-cell table:style-name="ce3" table:formula="of:=IF([.A229]&lt;&gt;[.C22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29]&lt;&gt;[.E229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AcDbLayerTableRecord</text:p>
          </table:table-cell>
          <table:table-cell table:style-name="ce3" table:formula="of:=IF([.A230]&lt;&gt;[.C230];&quot;DIFF&quot;;&quot;&quot;)">
            <text:p/>
          </table:table-cell>
          <table:table-cell office:value-type="string" calcext:value-type="string">
            <text:p>AcDbLayerTableRecord</text:p>
          </table:table-cell>
          <table:table-cell table:formula="of:=IF([.A230]&lt;&gt;[.E230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2" calcext:value-type="float">
            <text:p>2</text:p>
          </table:table-cell>
          <table:table-cell table:style-name="ce3" table:formula="of:=IF([.A231]&lt;&gt;[.C23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31]&lt;&gt;[.E231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Layer_1</text:p>
          </table:table-cell>
          <table:table-cell table:style-name="ce3" table:formula="of:=IF([.A232]&lt;&gt;[.C232];&quot;DIFF&quot;;&quot;&quot;)">
            <text:p/>
          </table:table-cell>
          <table:table-cell office:value-type="string" calcext:value-type="string">
            <text:p>Layer_1</text:p>
          </table:table-cell>
          <table:table-cell table:formula="of:=IF([.A232]&lt;&gt;[.E232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70" calcext:value-type="float">
            <text:p>70</text:p>
          </table:table-cell>
          <table:table-cell table:style-name="ce3" table:formula="of:=IF([.A233]&lt;&gt;[.C233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233]&lt;&gt;[.E233];&quot;DIFF&quot;;&quot;&quot;)">
            <text:p/>
          </table:table-cell>
          <table:table-cell table:style-name="ce3" office:value-type="string" calcext:value-type="string">
            <text:p>Flags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234]&lt;&gt;[.C23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34]&lt;&gt;[.E234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6" calcext:value-type="float">
            <text:p>6</text:p>
          </table:table-cell>
          <table:table-cell table:style-name="ce3" table:formula="of:=IF([.A235]&lt;&gt;[.C235];&quot;DIFF&quot;;&quot;&quot;)">
            <text:p/>
          </table:table-cell>
          <table:table-cell office:value-type="float" office:value="6" calcext:value-type="float">
            <text:p>6</text:p>
          </table:table-cell>
          <table:table-cell table:formula="of:=IF([.A235]&lt;&gt;[.E235];&quot;DIFF&quot;;&quot;&quot;)">
            <text:p/>
          </table:table-cell>
          <table:table-cell table:style-name="ce3" office:value-type="string" calcext:value-type="string">
            <text:p>Linetype Nam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CONTINUOUS</text:p>
          </table:table-cell>
          <table:table-cell table:style-name="ce3" table:formula="of:=IF([.A236]&lt;&gt;[.C236];&quot;DIFF&quot;;&quot;&quot;)">
            <text:p/>
          </table:table-cell>
          <table:table-cell office:value-type="string" calcext:value-type="string">
            <text:p>CONTINUOUS</text:p>
          </table:table-cell>
          <table:table-cell table:formula="of:=IF([.A236]&lt;&gt;[.E236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A237]&lt;&gt;[.C23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37]&lt;&gt;[.E237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ENDTAB</text:p>
          </table:table-cell>
          <table:table-cell table:style-name="ce3" table:formula="of:=IF([.A238]&lt;&gt;[.C238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238]&lt;&gt;[.E238];&quot;DIFF&quot;;&quot;&quot;)">
            <text:p/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39]&lt;&gt;[.C23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39]&lt;&gt;[.E239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ABLE</text:p>
          </table:table-cell>
          <table:table-cell table:style-name="ce4" table:formula="of:=IF([.A240]&lt;&gt;[.C240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240]&lt;&gt;[.E240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241]&lt;&gt;[.C24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41]&lt;&gt;[.E241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STYLE</text:p>
          </table:table-cell>
          <table:table-cell table:style-name="ce4" table:formula="of:=IF([.A242]&lt;&gt;[.C242];&quot;DIFF&quot;;&quot;&quot;)">
            <text:p/>
          </table:table-cell>
          <table:table-cell office:value-type="string" calcext:value-type="string">
            <text:p>STYLE</text:p>
          </table:table-cell>
          <table:table-cell table:formula="of:=IF([.A242]&lt;&gt;[.E242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243]&lt;&gt;[.C24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43]&lt;&gt;[.E243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244]&lt;&gt;[.C244];&quot;DIFF&quot;;&quot;&quot;)">
            <text:p/>
          </table:table-cell>
          <table:table-cell office:value-type="string" calcext:value-type="string">
            <text:p>a</text:p>
          </table:table-cell>
          <table:table-cell table:formula="of:=IF([.A244]&lt;&gt;[.E244];&quot;DIFF&quot;;&quot;&quot;)" office:value-type="string" office:string-value="DIFF" calcext:value-type="string">
            <text:p>DIFF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245]&lt;&gt;[.C24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245]&lt;&gt;[.E245];&quot;DIFF&quot;;&quot;&quot;)">
            <text:p/>
          </table:table-cell>
          <table:table-cell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46]&lt;&gt;[.C24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46]&lt;&gt;[.E24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247]&lt;&gt;[.C24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47]&lt;&gt;[.E247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</text:p>
          </table:table-cell>
          <table:table-cell table:style-name="ce4" table:formula="of:=IF([.A248]&lt;&gt;[.C248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248]&lt;&gt;[.E248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249]&lt;&gt;[.C249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249]&lt;&gt;[.E249];&quot;DIFF&quot;;&quot;&quot;)">
            <text:p/>
          </table:table-cell>
          <table:table-cell table:style-name="ce3" office:value-type="string" calcext:value-type="string">
            <text:p>Maximum number of entries in tab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250]&lt;&gt;[.C250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250]&lt;&gt;[.E25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51]&lt;&gt;[.C25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51]&lt;&gt;[.E251];&quot;DIFF&quot;;&quot;&quot;)">
            <text:p/>
          </table:table-cell>
          <table:table-cell table:style-name="ce4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STYLE</text:p>
          </table:table-cell>
          <table:table-cell table:style-name="ce4" table:formula="of:=IF([.A252]&lt;&gt;[.C252];&quot;DIFF&quot;;&quot;&quot;)">
            <text:p/>
          </table:table-cell>
          <table:table-cell office:value-type="string" calcext:value-type="string">
            <text:p>STYLE</text:p>
          </table:table-cell>
          <table:table-cell table:formula="of:=IF([.A252]&lt;&gt;[.E25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253]&lt;&gt;[.C25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53]&lt;&gt;[.E253];&quot;DIFF&quot;;&quot;&quot;)">
            <text:p/>
          </table:table-cell>
          <table:table-cell table:style-name="ce4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11" calcext:value-type="float">
            <text:p>11</text:p>
          </table:table-cell>
          <table:table-cell table:style-name="ce4" table:formula="of:=IF([.A254]&lt;&gt;[.C254];&quot;DIFF&quot;;&quot;&quot;)">
            <text:p/>
          </table:table-cell>
          <table:table-cell office:value-type="string" calcext:value-type="string">
            <text:p>b</text:p>
          </table:table-cell>
          <table:table-cell table:formula="of:=IF([.A254]&lt;&gt;[.E254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255]&lt;&gt;[.C25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255]&lt;&gt;[.E255];&quot;DIFF&quot;;&quot;&quot;)">
            <text:p/>
          </table:table-cell>
          <table:table-cell table:style-name="ce4"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256]&lt;&gt;[.C256];&quot;DIFF&quot;;&quot;&quot;)">
            <text:p/>
          </table:table-cell>
          <table:table-cell office:value-type="string" calcext:value-type="string">
            <text:p>a</text:p>
          </table:table-cell>
          <table:table-cell table:formula="of:=IF([.A256]&lt;&gt;[.E256];&quot;DIFF&quot;;&quot;&quot;)" office:value-type="string" office:string-value="DIFF" calcext:value-type="string">
            <text:p>DIFF</text:p>
          </table:table-cell>
          <table:table-cell table:style-name="ce4" office:value-type="string" calcext:value-type="string">
            <text:p>Ref to STYLE tab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257]&lt;&gt;[.C25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57]&lt;&gt;[.E257];&quot;DIFF&quot;;&quot;&quot;)">
            <text:p/>
          </table:table-cell>
          <table:table-cell table:style-name="ce4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Record</text:p>
          </table:table-cell>
          <table:table-cell table:style-name="ce4" table:formula="of:=IF([.A258]&lt;&gt;[.C258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258]&lt;&gt;[.E25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259]&lt;&gt;[.C25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59]&lt;&gt;[.E259];&quot;DIFF&quot;;&quot;&quot;)">
            <text:p/>
          </table:table-cell>
          <table:table-cell table:style-name="ce4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TextStyleTableRecord</text:p>
          </table:table-cell>
          <table:table-cell table:style-name="ce4" table:formula="of:=IF([.A260]&lt;&gt;[.C260];&quot;DIFF&quot;;&quot;&quot;)">
            <text:p/>
          </table:table-cell>
          <table:table-cell office:value-type="string" calcext:value-type="string">
            <text:p>AcDbTextStyleTableRecord</text:p>
          </table:table-cell>
          <table:table-cell table:formula="of:=IF([.A260]&lt;&gt;[.E26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261]&lt;&gt;[.C26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61]&lt;&gt;[.E261];&quot;DIFF&quot;;&quot;&quot;)">
            <text:p/>
          </table:table-cell>
          <table:table-cell table:style-name="ce4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STANDARD</text:p>
          </table:table-cell>
          <table:table-cell table:style-name="ce4" table:formula="of:=IF([.A262]&lt;&gt;[.C262];&quot;DIFF&quot;;&quot;&quot;)">
            <text:p/>
          </table:table-cell>
          <table:table-cell office:value-type="string" calcext:value-type="string">
            <text:p>STANDARD</text:p>
          </table:table-cell>
          <table:table-cell table:formula="of:=IF([.A262]&lt;&gt;[.E26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263]&lt;&gt;[.C263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263]&lt;&gt;[.E263];&quot;DIFF&quot;;&quot;&quot;)">
            <text:p/>
          </table:table-cell>
          <table:table-cell table:style-name="ce4" office:value-type="string" calcext:value-type="string">
            <text:p>Flags?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64]&lt;&gt;[.C26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64]&lt;&gt;[.E26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0" calcext:value-type="float">
            <text:p>40</text:p>
          </table:table-cell>
          <table:table-cell table:style-name="ce4" table:formula="of:=IF([.A265]&lt;&gt;[.C265];&quot;DIFF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A265]&lt;&gt;[.E265];&quot;DIFF&quot;;&quot;&quot;)">
            <text:p/>
          </table:table-cell>
          <table:table-cell table:style-name="ce4" office:value-type="string" calcext:value-type="string">
            <text:p>Fixed Text Heigh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66]&lt;&gt;[.C26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66]&lt;&gt;[.E266];&quot;DIFF&quot;;&quot;&quot;)">
            <text:p/>
          </table:table-cell>
          <table:table-cell table:style-name="ce4" office:value-type="string" calcext:value-type="string">
            <text:p>not fixed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41" calcext:value-type="float">
            <text:p>41</text:p>
          </table:table-cell>
          <table:table-cell table:style-name="ce4" table:formula="of:=IF([.A267]&lt;&gt;[.C267];&quot;DIFF&quot;;&quot;&quot;)">
            <text:p/>
          </table:table-cell>
          <table:table-cell office:value-type="float" office:value="41" calcext:value-type="float">
            <text:p>41</text:p>
          </table:table-cell>
          <table:table-cell table:formula="of:=IF([.A267]&lt;&gt;[.E267];&quot;DIFF&quot;;&quot;&quot;)">
            <text:p/>
          </table:table-cell>
          <table:table-cell table:style-name="ce4" office:value-type="string" calcext:value-type="string">
            <text:p>width Facto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268]&lt;&gt;[.C268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268]&lt;&gt;[.E26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0" calcext:value-type="float">
            <text:p>50</text:p>
          </table:table-cell>
          <table:table-cell table:style-name="ce4" table:formula="of:=IF([.A269]&lt;&gt;[.C269];&quot;DIFF&quot;;&quot;&quot;)">
            <text:p/>
          </table:table-cell>
          <table:table-cell office:value-type="float" office:value="42" calcext:value-type="float">
            <text:p>42</text:p>
          </table:table-cell>
          <table:table-cell table:formula="of:=IF([.A269]&lt;&gt;[.E269];&quot;DIFF&quot;;&quot;&quot;)" office:value-type="string" office:string-value="DIFF" calcext:value-type="string">
            <text:p>DIFF</text:p>
          </table:table-cell>
          <table:table-cell table:style-name="ce4" office:value-type="string" calcext:value-type="string">
            <text:p>Oblique ang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70]&lt;&gt;[.C270];&quot;DIFF&quot;;&quot;&quot;)">
            <text:p/>
          </table:table-cell>
          <table:table-cell office:value-type="float" office:value="2.5" calcext:value-type="float">
            <text:p>2.5</text:p>
          </table:table-cell>
          <table:table-cell table:formula="of:=IF([.A270]&lt;&gt;[.E270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1" calcext:value-type="float">
            <text:p>71</text:p>
          </table:table-cell>
          <table:table-cell table:style-name="ce4" table:formula="of:=IF([.A271]&lt;&gt;[.C271];&quot;DIFF&quot;;&quot;&quot;)">
            <text:p/>
          </table:table-cell>
          <table:table-cell office:value-type="float" office:value="50" calcext:value-type="float">
            <text:p>50</text:p>
          </table:table-cell>
          <table:table-cell table:formula="of:=IF([.A271]&lt;&gt;[.E271];&quot;DIFF&quot;;&quot;&quot;)" office:value-type="string" office:string-value="DIFF" calcext:value-type="string">
            <text:p>DIFF</text:p>
          </table:table-cell>
          <table:table-cell table:style-name="ce4" office:value-type="string" calcext:value-type="string">
            <text:p>Text generation flag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72]&lt;&gt;[.C27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72]&lt;&gt;[.E27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2" calcext:value-type="float">
            <text:p>42</text:p>
          </table:table-cell>
          <table:table-cell table:style-name="ce4" table:formula="of:=IF([.A273]&lt;&gt;[.C273];&quot;DIFF&quot;;&quot;&quot;)">
            <text:p/>
          </table:table-cell>
          <table:table-cell office:value-type="float" office:value="71" calcext:value-type="float">
            <text:p>71</text:p>
          </table:table-cell>
          <table:table-cell table:formula="of:=IF([.A273]&lt;&gt;[.E273];&quot;DIFF&quot;;&quot;&quot;)" office:value-type="string" office:string-value="DIFF" calcext:value-type="string">
            <text:p>DIFF</text:p>
          </table:table-cell>
          <table:table-cell table:style-name="ce4" office:value-type="string" calcext:value-type="string">
            <text:p>Last Height Used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2.5" calcext:value-type="float">
            <text:p>2.5</text:p>
          </table:table-cell>
          <table:table-cell table:style-name="ce4" table:formula="of:=IF([.A274]&lt;&gt;[.C27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74]&lt;&gt;[.E274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275]&lt;&gt;[.C275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275]&lt;&gt;[.E275];&quot;DIFF&quot;;&quot;&quot;)">
            <text:p/>
          </table:table-cell>
          <table:table-cell table:style-name="ce4" office:value-type="string" calcext:value-type="string">
            <text:p>Font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xt</text:p>
          </table:table-cell>
          <table:table-cell table:style-name="ce4" table:formula="of:=IF([.A276]&lt;&gt;[.C276];&quot;DIFF&quot;;&quot;&quot;)">
            <text:p/>
          </table:table-cell>
          <table:table-cell office:value-type="string" calcext:value-type="string">
            <text:p>txt</text:p>
          </table:table-cell>
          <table:table-cell table:formula="of:=IF([.A276]&lt;&gt;[.E27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table:formula="of:=IF([.A277]&lt;&gt;[.C277];&quot;DIFF&quot;;&quot;&quot;)">
            <text:p/>
          </table:table-cell>
          <table:table-cell office:value-type="float" office:value="4" calcext:value-type="float">
            <text:p>4</text:p>
          </table:table-cell>
          <table:table-cell table:formula="of:=IF([.A277]&lt;&gt;[.E277];&quot;DIFF&quot;;&quot;&quot;)">
            <text:p/>
          </table:table-cell>
          <table:table-cell table:style-name="ce4" office:value-type="string" calcext:value-type="string">
            <text:p>Bigfont filename</text:p>
          </table:table-cell>
          <table:table-cell table:number-columns-repeated="7"/>
        </table:table-row>
        <table:table-row table:style-name="ro1">
          <table:table-cell table:style-name="ce4" table:number-columns-repeated="3"/>
          <table:table-cell table:style-name="ce4" table:formula="of:=IF([.A278]&lt;&gt;[.C278];&quot;DIFF&quot;;&quot;&quot;)">
            <text:p/>
          </table:table-cell>
          <table:table-cell office:value-type="string" calcext:value-type="string">
            <text:p>txt</text:p>
          </table:table-cell>
          <table:table-cell table:formula="of:=IF([.A278]&lt;&gt;[.E278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79]&lt;&gt;[.C27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79]&lt;&gt;[.E27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TAB</text:p>
          </table:table-cell>
          <table:table-cell table:style-name="ce4" table:formula="of:=IF([.A280]&lt;&gt;[.C280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280]&lt;&gt;[.E28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81]&lt;&gt;[.C28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81]&lt;&gt;[.E281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ABLE</text:p>
          </table:table-cell>
          <table:table-cell table:style-name="ce4" table:formula="of:=IF([.A282]&lt;&gt;[.C282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282]&lt;&gt;[.E282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283]&lt;&gt;[.C283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83]&lt;&gt;[.E283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VIEW</text:p>
          </table:table-cell>
          <table:table-cell table:style-name="ce4" table:formula="of:=IF([.A284]&lt;&gt;[.C284];&quot;DIFF&quot;;&quot;&quot;)">
            <text:p/>
          </table:table-cell>
          <table:table-cell office:value-type="string" calcext:value-type="string">
            <text:p>VIEW</text:p>
          </table:table-cell>
          <table:table-cell table:formula="of:=IF([.A284]&lt;&gt;[.E284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285]&lt;&gt;[.C285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85]&lt;&gt;[.E285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6" calcext:value-type="float">
            <text:p>6</text:p>
          </table:table-cell>
          <table:table-cell table:style-name="ce4" table:formula="of:=IF([.A286]&lt;&gt;[.C286];&quot;DIFF&quot;;&quot;&quot;)">
            <text:p/>
          </table:table-cell>
          <table:table-cell office:value-type="string" calcext:value-type="string">
            <text:p>c</text:p>
          </table:table-cell>
          <table:table-cell table:formula="of:=IF([.A286]&lt;&gt;[.E286];&quot;DIFF&quot;;&quot;&quot;)" office:value-type="string" office:string-value="DIFF" calcext:value-type="string">
            <text:p>DIFF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287]&lt;&gt;[.C287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287]&lt;&gt;[.E287];&quot;DIFF&quot;;&quot;&quot;)">
            <text:p/>
          </table:table-cell>
          <table:table-cell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88]&lt;&gt;[.C28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88]&lt;&gt;[.E28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289]&lt;&gt;[.C28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289]&lt;&gt;[.E289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</text:p>
          </table:table-cell>
          <table:table-cell table:style-name="ce4" table:formula="of:=IF([.A290]&lt;&gt;[.C290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290]&lt;&gt;[.E290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291]&lt;&gt;[.C291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291]&lt;&gt;[.E291];&quot;DIFF&quot;;&quot;&quot;)">
            <text:p/>
          </table:table-cell>
          <table:table-cell table:style-name="ce3" office:value-type="string" calcext:value-type="string">
            <text:p>Maximum number of entries in tab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92]&lt;&gt;[.C29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92]&lt;&gt;[.E29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93]&lt;&gt;[.C29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93]&lt;&gt;[.E29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TAB</text:p>
          </table:table-cell>
          <table:table-cell table:style-name="ce4" table:formula="of:=IF([.A294]&lt;&gt;[.C294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294]&lt;&gt;[.E29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295]&lt;&gt;[.C29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295]&lt;&gt;[.E295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ABLE</text:p>
          </table:table-cell>
          <table:table-cell table:style-name="ce4" table:formula="of:=IF([.A296]&lt;&gt;[.C296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296]&lt;&gt;[.E296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297]&lt;&gt;[.C29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297]&lt;&gt;[.E297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UCS</text:p>
          </table:table-cell>
          <table:table-cell table:style-name="ce4" table:formula="of:=IF([.A298]&lt;&gt;[.C298];&quot;DIFF&quot;;&quot;&quot;)">
            <text:p/>
          </table:table-cell>
          <table:table-cell office:value-type="string" calcext:value-type="string">
            <text:p>UCS</text:p>
          </table:table-cell>
          <table:table-cell table:formula="of:=IF([.A298]&lt;&gt;[.E298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299]&lt;&gt;[.C29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299]&lt;&gt;[.E299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7" calcext:value-type="float">
            <text:p>7</text:p>
          </table:table-cell>
          <table:table-cell table:style-name="ce4" table:formula="of:=IF([.A300]&lt;&gt;[.C300];&quot;DIFF&quot;;&quot;&quot;)">
            <text:p/>
          </table:table-cell>
          <table:table-cell office:value-type="string" calcext:value-type="string">
            <text:p>d</text:p>
          </table:table-cell>
          <table:table-cell table:formula="of:=IF([.A300]&lt;&gt;[.E300];&quot;DIFF&quot;;&quot;&quot;)" office:value-type="string" office:string-value="DIFF" calcext:value-type="string">
            <text:p>DIFF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301]&lt;&gt;[.C30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01]&lt;&gt;[.E301];&quot;DIFF&quot;;&quot;&quot;)">
            <text:p/>
          </table:table-cell>
          <table:table-cell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02]&lt;&gt;[.C30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02]&lt;&gt;[.E30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03]&lt;&gt;[.C30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03]&lt;&gt;[.E303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</text:p>
          </table:table-cell>
          <table:table-cell table:style-name="ce4" table:formula="of:=IF([.A304]&lt;&gt;[.C304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304]&lt;&gt;[.E304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305]&lt;&gt;[.C305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305]&lt;&gt;[.E305];&quot;DIFF&quot;;&quot;&quot;)">
            <text:p/>
          </table:table-cell>
          <table:table-cell table:style-name="ce3" office:value-type="string" calcext:value-type="string">
            <text:p>Maximum number of entries in tab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06]&lt;&gt;[.C30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06]&lt;&gt;[.E30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07]&lt;&gt;[.C30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07]&lt;&gt;[.E30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TAB</text:p>
          </table:table-cell>
          <table:table-cell table:style-name="ce4" table:formula="of:=IF([.A308]&lt;&gt;[.C308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308]&lt;&gt;[.E30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09]&lt;&gt;[.C30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09]&lt;&gt;[.E309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ABLE</text:p>
          </table:table-cell>
          <table:table-cell table:style-name="ce4" table:formula="of:=IF([.A310]&lt;&gt;[.C310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310]&lt;&gt;[.E310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311]&lt;&gt;[.C31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311]&lt;&gt;[.E311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PPID</text:p>
          </table:table-cell>
          <table:table-cell table:style-name="ce4" table:formula="of:=IF([.A312]&lt;&gt;[.C312];&quot;DIFF&quot;;&quot;&quot;)">
            <text:p/>
          </table:table-cell>
          <table:table-cell office:value-type="string" calcext:value-type="string">
            <text:p>APPID</text:p>
          </table:table-cell>
          <table:table-cell table:formula="of:=IF([.A312]&lt;&gt;[.E312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313]&lt;&gt;[.C31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313]&lt;&gt;[.E313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9" calcext:value-type="float">
            <text:p>9</text:p>
          </table:table-cell>
          <table:table-cell table:style-name="ce4" table:formula="of:=IF([.A314]&lt;&gt;[.C314];&quot;DIFF&quot;;&quot;&quot;)">
            <text:p/>
          </table:table-cell>
          <table:table-cell office:value-type="string" calcext:value-type="string">
            <text:p>e</text:p>
          </table:table-cell>
          <table:table-cell table:formula="of:=IF([.A314]&lt;&gt;[.E314];&quot;DIFF&quot;;&quot;&quot;)" office:value-type="string" office:string-value="DIFF" calcext:value-type="string">
            <text:p>DIFF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315]&lt;&gt;[.C31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15]&lt;&gt;[.E315];&quot;DIFF&quot;;&quot;&quot;)">
            <text:p/>
          </table:table-cell>
          <table:table-cell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16]&lt;&gt;[.C31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16]&lt;&gt;[.E31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17]&lt;&gt;[.C31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17]&lt;&gt;[.E317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</text:p>
          </table:table-cell>
          <table:table-cell table:style-name="ce4" table:formula="of:=IF([.A318]&lt;&gt;[.C318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318]&lt;&gt;[.E318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319]&lt;&gt;[.C319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319]&lt;&gt;[.E319];&quot;DIFF&quot;;&quot;&quot;)">
            <text:p/>
          </table:table-cell>
          <table:table-cell table:style-name="ce3" office:value-type="string" calcext:value-type="string">
            <text:p>Maximum number of entries in tab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320]&lt;&gt;[.C320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320]&lt;&gt;[.E320];&quot;DIFF&quot;;&quot;&quot;)">
            <text:p/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21]&lt;&gt;[.C32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21]&lt;&gt;[.E321];&quot;DIFF&quot;;&quot;&quot;)">
            <text:p/>
          </table:table-cell>
          <table:table-cell table:style-name="ce4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PPID</text:p>
          </table:table-cell>
          <table:table-cell table:style-name="ce4" table:formula="of:=IF([.A322]&lt;&gt;[.C322];&quot;DIFF&quot;;&quot;&quot;)">
            <text:p/>
          </table:table-cell>
          <table:table-cell office:value-type="string" calcext:value-type="string">
            <text:p>APPID</text:p>
          </table:table-cell>
          <table:table-cell table:formula="of:=IF([.A322]&lt;&gt;[.E32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323]&lt;&gt;[.C32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323]&lt;&gt;[.E323];&quot;DIFF&quot;;&quot;&quot;)">
            <text:p/>
          </table:table-cell>
          <table:table-cell table:style-name="ce4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12" calcext:value-type="float">
            <text:p>12</text:p>
          </table:table-cell>
          <table:table-cell table:style-name="ce4" table:formula="of:=IF([.A324]&lt;&gt;[.C324];&quot;DIFF&quot;;&quot;&quot;)">
            <text:p/>
          </table:table-cell>
          <table:table-cell office:value-type="string" calcext:value-type="string">
            <text:p>f</text:p>
          </table:table-cell>
          <table:table-cell table:formula="of:=IF([.A324]&lt;&gt;[.E324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325]&lt;&gt;[.C32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25]&lt;&gt;[.E325];&quot;DIFF&quot;;&quot;&quot;)">
            <text:p/>
          </table:table-cell>
          <table:table-cell table:style-name="ce4"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9" calcext:value-type="float">
            <text:p>9</text:p>
          </table:table-cell>
          <table:table-cell table:style-name="ce4" table:formula="of:=IF([.A326]&lt;&gt;[.C326];&quot;DIFF&quot;;&quot;&quot;)">
            <text:p/>
          </table:table-cell>
          <table:table-cell office:value-type="string" calcext:value-type="string">
            <text:p>e</text:p>
          </table:table-cell>
          <table:table-cell table:formula="of:=IF([.A326]&lt;&gt;[.E326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27]&lt;&gt;[.C32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27]&lt;&gt;[.E327];&quot;DIFF&quot;;&quot;&quot;)">
            <text:p/>
          </table:table-cell>
          <table:table-cell table:style-name="ce4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Record</text:p>
          </table:table-cell>
          <table:table-cell table:style-name="ce4" table:formula="of:=IF([.A328]&lt;&gt;[.C328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328]&lt;&gt;[.E32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29]&lt;&gt;[.C32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29]&lt;&gt;[.E329];&quot;DIFF&quot;;&quot;&quot;)">
            <text:p/>
          </table:table-cell>
          <table:table-cell table:style-name="ce4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RegAppTableRecord</text:p>
          </table:table-cell>
          <table:table-cell table:style-name="ce4" table:formula="of:=IF([.A330]&lt;&gt;[.C330];&quot;DIFF&quot;;&quot;&quot;)">
            <text:p/>
          </table:table-cell>
          <table:table-cell office:value-type="string" calcext:value-type="string">
            <text:p>AcDbReqAppTableRecord</text:p>
          </table:table-cell>
          <table:table-cell table:formula="of:=IF([.A330]&lt;&gt;[.E330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331]&lt;&gt;[.C33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331]&lt;&gt;[.E331];&quot;DIFF&quot;;&quot;&quot;)">
            <text:p/>
          </table:table-cell>
          <table:table-cell table:style-name="ce4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AD</text:p>
          </table:table-cell>
          <table:table-cell table:style-name="ce4" table:formula="of:=IF([.A332]&lt;&gt;[.C332];&quot;DIFF&quot;;&quot;&quot;)">
            <text:p/>
          </table:table-cell>
          <table:table-cell office:value-type="string" calcext:value-type="string">
            <text:p>ACAD</text:p>
          </table:table-cell>
          <table:table-cell table:formula="of:=IF([.A332]&lt;&gt;[.E33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333]&lt;&gt;[.C333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333]&lt;&gt;[.E333];&quot;DIFF&quot;;&quot;&quot;)">
            <text:p/>
          </table:table-cell>
          <table:table-cell table:style-name="ce4" office:value-type="string" calcext:value-type="string">
            <text:p>Flags?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34]&lt;&gt;[.C33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34]&lt;&gt;[.E33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35]&lt;&gt;[.C33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35]&lt;&gt;[.E335];&quot;DIFF&quot;;&quot;&quot;)">
            <text:p/>
          </table:table-cell>
          <table:table-cell table:style-name="ce4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TAB</text:p>
          </table:table-cell>
          <table:table-cell table:style-name="ce4" table:formula="of:=IF([.A336]&lt;&gt;[.C336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336]&lt;&gt;[.E33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37]&lt;&gt;[.C33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37]&lt;&gt;[.E337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ABLE</text:p>
          </table:table-cell>
          <table:table-cell table:style-name="ce4" table:formula="of:=IF([.A338]&lt;&gt;[.C338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338]&lt;&gt;[.E338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339]&lt;&gt;[.C339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339]&lt;&gt;[.E339];&quot;DIFF&quot;;&quot;&quot;)">
            <text:p/>
          </table:table-cell>
          <table:table-cell table:style-name="ce3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DIMSTYLE</text:p>
          </table:table-cell>
          <table:table-cell table:style-name="ce4" table:formula="of:=IF([.A340]&lt;&gt;[.C340];&quot;DIFF&quot;;&quot;&quot;)">
            <text:p/>
          </table:table-cell>
          <table:table-cell office:value-type="string" calcext:value-type="string">
            <text:p>DIMSTYLE</text:p>
          </table:table-cell>
          <table:table-cell table:formula="of:=IF([.A340]&lt;&gt;[.E340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341]&lt;&gt;[.C34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341]&lt;&gt;[.E341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style-name="ce4" table:formula="of:=IF([.A342]&lt;&gt;[.C342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342]&lt;&gt;[.E342];&quot;DIFF&quot;;&quot;&quot;)" office:value-type="string" office:string-value="DIFF" calcext:value-type="string">
            <text:p>DIFF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343]&lt;&gt;[.C343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43]&lt;&gt;[.E343];&quot;DIFF&quot;;&quot;&quot;)">
            <text:p/>
          </table:table-cell>
          <table:table-cell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44]&lt;&gt;[.C34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44]&lt;&gt;[.E34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45]&lt;&gt;[.C34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45]&lt;&gt;[.E345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</text:p>
          </table:table-cell>
          <table:table-cell table:style-name="ce4" table:formula="of:=IF([.A346]&lt;&gt;[.C346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346]&lt;&gt;[.E346];&quot;DIFF&quot;;&quot;&quot;)">
            <text:p/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347]&lt;&gt;[.C347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347]&lt;&gt;[.E347];&quot;DIFF&quot;;&quot;&quot;)">
            <text:p/>
          </table:table-cell>
          <table:table-cell table:style-name="ce3" office:value-type="string" calcext:value-type="string">
            <text:p>Maximum number of entries in tab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348]&lt;&gt;[.C348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348]&lt;&gt;[.E34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49]&lt;&gt;[.C34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49]&lt;&gt;[.E349];&quot;DIFF&quot;;&quot;&quot;)">
            <text:p/>
          </table:table-cell>
          <table:table-cell table:style-name="ce4"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DIMSTYLE</text:p>
          </table:table-cell>
          <table:table-cell table:style-name="ce4" table:formula="of:=IF([.A350]&lt;&gt;[.C350];&quot;DIFF&quot;;&quot;&quot;)">
            <text:p/>
          </table:table-cell>
          <table:table-cell office:value-type="string" calcext:value-type="string">
            <text:p>DIMSTYLE</text:p>
          </table:table-cell>
          <table:table-cell table:formula="of:=IF([.A350]&lt;&gt;[.E35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5" calcext:value-type="float">
            <text:p>105</text:p>
          </table:table-cell>
          <table:table-cell table:style-name="ce4" table:formula="of:=IF([.A351]&lt;&gt;[.C35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351]&lt;&gt;[.E351];&quot;DIFF&quot;;&quot;&quot;)" office:value-type="string" office:string-value="DIFF" calcext:value-type="string">
            <text:p>DIFF</text:p>
          </table:table-cell>
          <table:table-cell table:style-name="ce4"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float" office:value="27" calcext:value-type="float">
            <text:p>27</text:p>
          </table:table-cell>
          <table:table-cell table:style-name="ce4" table:formula="of:=IF([.A352]&lt;&gt;[.C352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352]&lt;&gt;[.E352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353]&lt;&gt;[.C353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353]&lt;&gt;[.E353];&quot;DIFF&quot;;&quot;&quot;)">
            <text:p/>
          </table:table-cell>
          <table:table-cell table:style-name="ce4" office:value-type="string" calcext:value-type="string">
            <text:p>Soft-ownerID/handle of entry object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</text:p>
          </table:table-cell>
          <table:table-cell table:style-name="ce4" table:formula="of:=IF([.A354]&lt;&gt;[.C354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354]&lt;&gt;[.E354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55]&lt;&gt;[.C35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55]&lt;&gt;[.E355];&quot;DIFF&quot;;&quot;&quot;)">
            <text:p/>
          </table:table-cell>
          <table:table-cell table:style-name="ce4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Record</text:p>
          </table:table-cell>
          <table:table-cell table:style-name="ce4" table:formula="of:=IF([.A356]&lt;&gt;[.C356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356]&lt;&gt;[.E35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357]&lt;&gt;[.C35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357]&lt;&gt;[.E357];&quot;DIFF&quot;;&quot;&quot;)">
            <text:p/>
          </table:table-cell>
          <table:table-cell table:style-name="ce4"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DimStyleTableRecord</text:p>
          </table:table-cell>
          <table:table-cell table:style-name="ce4" table:formula="of:=IF([.A358]&lt;&gt;[.C358];&quot;DIFF&quot;;&quot;&quot;)">
            <text:p/>
          </table:table-cell>
          <table:table-cell office:value-type="string" calcext:value-type="string">
            <text:p>AcDbDimStyleTableRecord</text:p>
          </table:table-cell>
          <table:table-cell table:formula="of:=IF([.A358]&lt;&gt;[.E35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359]&lt;&gt;[.C359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359]&lt;&gt;[.E359];&quot;DIFF&quot;;&quot;&quot;)">
            <text:p/>
          </table:table-cell>
          <table:table-cell table:style-name="ce4"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ISO-25</text:p>
          </table:table-cell>
          <table:table-cell table:style-name="ce4" table:formula="of:=IF([.A360]&lt;&gt;[.C360];&quot;DIFF&quot;;&quot;&quot;)">
            <text:p/>
          </table:table-cell>
          <table:table-cell office:value-type="string" calcext:value-type="string">
            <text:p>ISO-25</text:p>
          </table:table-cell>
          <table:table-cell table:formula="of:=IF([.A360]&lt;&gt;[.E36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361]&lt;&gt;[.C361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361]&lt;&gt;[.E36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62]&lt;&gt;[.C36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62]&lt;&gt;[.E36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363]&lt;&gt;[.C363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363]&lt;&gt;[.E36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style-name="ce4" table:number-columns-repeated="3"/>
          <table:table-cell table:style-name="ce4" table:formula="of:=IF([.A364]&lt;&gt;[.C36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64]&lt;&gt;[.E36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table:formula="of:=IF([.A365]&lt;&gt;[.C365];&quot;DIFF&quot;;&quot;&quot;)">
            <text:p/>
          </table:table-cell>
          <table:table-cell office:value-type="float" office:value="4" calcext:value-type="float">
            <text:p>4</text:p>
          </table:table-cell>
          <table:table-cell table:formula="of:=IF([.A365]&lt;&gt;[.E36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style-name="ce4" table:number-columns-repeated="3"/>
          <table:table-cell table:style-name="ce4" table:formula="of:=IF([.A366]&lt;&gt;[.C366];&quot;DIFF&quot;;&quot;&quot;)">
            <text:p/>
          </table:table-cell>
          <table:table-cell/>
          <table:table-cell table:formula="of:=IF([.A366]&lt;&gt;[.E36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367]&lt;&gt;[.C367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367]&lt;&gt;[.E36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style-name="ce4" table:number-columns-repeated="3"/>
          <table:table-cell table:style-name="ce4" table:formula="of:=IF([.A368]&lt;&gt;[.C368];&quot;DIFF&quot;;&quot;&quot;)">
            <text:p/>
          </table:table-cell>
          <table:table-cell/>
          <table:table-cell table:formula="of:=IF([.A368]&lt;&gt;[.E36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6" calcext:value-type="float">
            <text:p>6</text:p>
          </table:table-cell>
          <table:table-cell table:style-name="ce4" table:formula="of:=IF([.A369]&lt;&gt;[.C369];&quot;DIFF&quot;;&quot;&quot;)">
            <text:p/>
          </table:table-cell>
          <table:table-cell office:value-type="float" office:value="6" calcext:value-type="float">
            <text:p>6</text:p>
          </table:table-cell>
          <table:table-cell table:formula="of:=IF([.A369]&lt;&gt;[.E36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style-name="ce4" table:number-columns-repeated="3"/>
          <table:table-cell table:style-name="ce4" table:formula="of:=IF([.A370]&lt;&gt;[.C370];&quot;DIFF&quot;;&quot;&quot;)">
            <text:p/>
          </table:table-cell>
          <table:table-cell/>
          <table:table-cell table:formula="of:=IF([.A370]&lt;&gt;[.E37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" calcext:value-type="float">
            <text:p>7</text:p>
          </table:table-cell>
          <table:table-cell table:style-name="ce4" table:formula="of:=IF([.A371]&lt;&gt;[.C371];&quot;DIFF&quot;;&quot;&quot;)">
            <text:p/>
          </table:table-cell>
          <table:table-cell office:value-type="float" office:value="7" calcext:value-type="float">
            <text:p>7</text:p>
          </table:table-cell>
          <table:table-cell table:formula="of:=IF([.A371]&lt;&gt;[.E37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style-name="ce4" table:number-columns-repeated="3"/>
          <table:table-cell table:style-name="ce4" table:formula="of:=IF([.A372]&lt;&gt;[.C372];&quot;DIFF&quot;;&quot;&quot;)">
            <text:p/>
          </table:table-cell>
          <table:table-cell/>
          <table:table-cell table:formula="of:=IF([.A372]&lt;&gt;[.E37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0" calcext:value-type="float">
            <text:p>40</text:p>
          </table:table-cell>
          <table:table-cell table:style-name="ce4" table:formula="of:=IF([.A373]&lt;&gt;[.C373];&quot;DIFF&quot;;&quot;&quot;)">
            <text:p/>
          </table:table-cell>
          <table:table-cell office:value-type="float" office:value="40" calcext:value-type="float">
            <text:p>40</text:p>
          </table:table-cell>
          <table:table-cell table:formula="of:=IF([.A373]&lt;&gt;[.E37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374]&lt;&gt;[.C374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374]&lt;&gt;[.E37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1" calcext:value-type="float">
            <text:p>41</text:p>
          </table:table-cell>
          <table:table-cell table:style-name="ce4" table:formula="of:=IF([.A375]&lt;&gt;[.C375];&quot;DIFF&quot;;&quot;&quot;)">
            <text:p/>
          </table:table-cell>
          <table:table-cell office:value-type="float" office:value="41" calcext:value-type="float">
            <text:p>41</text:p>
          </table:table-cell>
          <table:table-cell table:formula="of:=IF([.A375]&lt;&gt;[.E37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.5" calcext:value-type="float">
            <text:p>2.5</text:p>
          </table:table-cell>
          <table:table-cell table:style-name="ce4" table:formula="of:=IF([.A376]&lt;&gt;[.C376];&quot;DIFF&quot;;&quot;&quot;)">
            <text:p/>
          </table:table-cell>
          <table:table-cell office:value-type="float" office:value="2.5" calcext:value-type="float">
            <text:p>2.5</text:p>
          </table:table-cell>
          <table:table-cell table:formula="of:=IF([.A376]&lt;&gt;[.E37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2" calcext:value-type="float">
            <text:p>42</text:p>
          </table:table-cell>
          <table:table-cell table:style-name="ce4" table:formula="of:=IF([.A377]&lt;&gt;[.C377];&quot;DIFF&quot;;&quot;&quot;)">
            <text:p/>
          </table:table-cell>
          <table:table-cell office:value-type="float" office:value="42" calcext:value-type="float">
            <text:p>42</text:p>
          </table:table-cell>
          <table:table-cell table:formula="of:=IF([.A377]&lt;&gt;[.E37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.625" calcext:value-type="float">
            <text:p>0.625</text:p>
          </table:table-cell>
          <table:table-cell table:style-name="ce4" table:formula="of:=IF([.A378]&lt;&gt;[.C378];&quot;DIFF&quot;;&quot;&quot;)">
            <text:p/>
          </table:table-cell>
          <table:table-cell office:value-type="float" office:value="0.625" calcext:value-type="float">
            <text:p>0.625</text:p>
          </table:table-cell>
          <table:table-cell table:formula="of:=IF([.A378]&lt;&gt;[.E37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3" calcext:value-type="float">
            <text:p>43</text:p>
          </table:table-cell>
          <table:table-cell table:style-name="ce4" table:formula="of:=IF([.A379]&lt;&gt;[.C379];&quot;DIFF&quot;;&quot;&quot;)">
            <text:p/>
          </table:table-cell>
          <table:table-cell office:value-type="float" office:value="43" calcext:value-type="float">
            <text:p>43</text:p>
          </table:table-cell>
          <table:table-cell table:formula="of:=IF([.A379]&lt;&gt;[.E37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.75" calcext:value-type="float">
            <text:p>3.75</text:p>
          </table:table-cell>
          <table:table-cell table:style-name="ce4" table:formula="of:=IF([.A380]&lt;&gt;[.C380];&quot;DIFF&quot;;&quot;&quot;)">
            <text:p/>
          </table:table-cell>
          <table:table-cell office:value-type="float" office:value="3.75" calcext:value-type="float">
            <text:p>3.75</text:p>
          </table:table-cell>
          <table:table-cell table:formula="of:=IF([.A380]&lt;&gt;[.E38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4" calcext:value-type="float">
            <text:p>44</text:p>
          </table:table-cell>
          <table:table-cell table:style-name="ce4" table:formula="of:=IF([.A381]&lt;&gt;[.C381];&quot;DIFF&quot;;&quot;&quot;)">
            <text:p/>
          </table:table-cell>
          <table:table-cell office:value-type="float" office:value="44" calcext:value-type="float">
            <text:p>44</text:p>
          </table:table-cell>
          <table:table-cell table:formula="of:=IF([.A381]&lt;&gt;[.E38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.25" calcext:value-type="float">
            <text:p>1.25</text:p>
          </table:table-cell>
          <table:table-cell table:style-name="ce4" table:formula="of:=IF([.A382]&lt;&gt;[.C382];&quot;DIFF&quot;;&quot;&quot;)">
            <text:p/>
          </table:table-cell>
          <table:table-cell office:value-type="float" office:value="1.25" calcext:value-type="float">
            <text:p>1.25</text:p>
          </table:table-cell>
          <table:table-cell table:formula="of:=IF([.A382]&lt;&gt;[.E38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5" calcext:value-type="float">
            <text:p>45</text:p>
          </table:table-cell>
          <table:table-cell table:style-name="ce4" table:formula="of:=IF([.A383]&lt;&gt;[.C383];&quot;DIFF&quot;;&quot;&quot;)">
            <text:p/>
          </table:table-cell>
          <table:table-cell office:value-type="float" office:value="45" calcext:value-type="float">
            <text:p>45</text:p>
          </table:table-cell>
          <table:table-cell table:formula="of:=IF([.A383]&lt;&gt;[.E38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84]&lt;&gt;[.C38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84]&lt;&gt;[.E38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6" calcext:value-type="float">
            <text:p>46</text:p>
          </table:table-cell>
          <table:table-cell table:style-name="ce4" table:formula="of:=IF([.A385]&lt;&gt;[.C385];&quot;DIFF&quot;;&quot;&quot;)">
            <text:p/>
          </table:table-cell>
          <table:table-cell office:value-type="float" office:value="46" calcext:value-type="float">
            <text:p>46</text:p>
          </table:table-cell>
          <table:table-cell table:formula="of:=IF([.A385]&lt;&gt;[.E38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86]&lt;&gt;[.C38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86]&lt;&gt;[.E38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7" calcext:value-type="float">
            <text:p>47</text:p>
          </table:table-cell>
          <table:table-cell table:style-name="ce4" table:formula="of:=IF([.A387]&lt;&gt;[.C387];&quot;DIFF&quot;;&quot;&quot;)">
            <text:p/>
          </table:table-cell>
          <table:table-cell office:value-type="float" office:value="47" calcext:value-type="float">
            <text:p>47</text:p>
          </table:table-cell>
          <table:table-cell table:formula="of:=IF([.A387]&lt;&gt;[.E38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88]&lt;&gt;[.C38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88]&lt;&gt;[.E38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48" calcext:value-type="float">
            <text:p>48</text:p>
          </table:table-cell>
          <table:table-cell table:style-name="ce4" table:formula="of:=IF([.A389]&lt;&gt;[.C389];&quot;DIFF&quot;;&quot;&quot;)">
            <text:p/>
          </table:table-cell>
          <table:table-cell office:value-type="float" office:value="48" calcext:value-type="float">
            <text:p>48</text:p>
          </table:table-cell>
          <table:table-cell table:formula="of:=IF([.A389]&lt;&gt;[.E38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90]&lt;&gt;[.C39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90]&lt;&gt;[.E39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0" calcext:value-type="float">
            <text:p>140</text:p>
          </table:table-cell>
          <table:table-cell table:style-name="ce4" table:formula="of:=IF([.A391]&lt;&gt;[.C391];&quot;DIFF&quot;;&quot;&quot;)">
            <text:p/>
          </table:table-cell>
          <table:table-cell office:value-type="float" office:value="140" calcext:value-type="float">
            <text:p>140</text:p>
          </table:table-cell>
          <table:table-cell table:formula="of:=IF([.A391]&lt;&gt;[.E39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.5" calcext:value-type="float">
            <text:p>2.5</text:p>
          </table:table-cell>
          <table:table-cell table:style-name="ce4" table:formula="of:=IF([.A392]&lt;&gt;[.C392];&quot;DIFF&quot;;&quot;&quot;)">
            <text:p/>
          </table:table-cell>
          <table:table-cell office:value-type="float" office:value="2.5" calcext:value-type="float">
            <text:p>2.5</text:p>
          </table:table-cell>
          <table:table-cell table:formula="of:=IF([.A392]&lt;&gt;[.E39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1" calcext:value-type="float">
            <text:p>141</text:p>
          </table:table-cell>
          <table:table-cell table:style-name="ce4" table:formula="of:=IF([.A393]&lt;&gt;[.C393];&quot;DIFF&quot;;&quot;&quot;)">
            <text:p/>
          </table:table-cell>
          <table:table-cell office:value-type="float" office:value="141" calcext:value-type="float">
            <text:p>141</text:p>
          </table:table-cell>
          <table:table-cell table:formula="of:=IF([.A393]&lt;&gt;[.E39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.5" calcext:value-type="float">
            <text:p>2.5</text:p>
          </table:table-cell>
          <table:table-cell table:style-name="ce4" table:formula="of:=IF([.A394]&lt;&gt;[.C394];&quot;DIFF&quot;;&quot;&quot;)">
            <text:p/>
          </table:table-cell>
          <table:table-cell office:value-type="float" office:value="2.5" calcext:value-type="float">
            <text:p>2.5</text:p>
          </table:table-cell>
          <table:table-cell table:formula="of:=IF([.A394]&lt;&gt;[.E39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2" calcext:value-type="float">
            <text:p>142</text:p>
          </table:table-cell>
          <table:table-cell table:style-name="ce4" table:formula="of:=IF([.A395]&lt;&gt;[.C395];&quot;DIFF&quot;;&quot;&quot;)">
            <text:p/>
          </table:table-cell>
          <table:table-cell office:value-type="float" office:value="142" calcext:value-type="float">
            <text:p>142</text:p>
          </table:table-cell>
          <table:table-cell table:formula="of:=IF([.A395]&lt;&gt;[.E39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396]&lt;&gt;[.C39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396]&lt;&gt;[.E39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3" calcext:value-type="float">
            <text:p>143</text:p>
          </table:table-cell>
          <table:table-cell table:style-name="ce4" table:formula="of:=IF([.A397]&lt;&gt;[.C397];&quot;DIFF&quot;;&quot;&quot;)">
            <text:p/>
          </table:table-cell>
          <table:table-cell office:value-type="float" office:value="143" calcext:value-type="float">
            <text:p>143</text:p>
          </table:table-cell>
          <table:table-cell table:formula="of:=IF([.A397]&lt;&gt;[.E39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.03937007874016" calcext:value-type="float">
            <text:p>0.0393700787</text:p>
          </table:table-cell>
          <table:table-cell table:style-name="ce4" table:formula="of:=IF([.A398]&lt;&gt;[.C398];&quot;DIFF&quot;;&quot;&quot;)">
            <text:p/>
          </table:table-cell>
          <table:table-cell office:value-type="float" office:value="0.03937" calcext:value-type="float">
            <text:p>0.03937</text:p>
          </table:table-cell>
          <table:table-cell table:formula="of:=IF([.A398]&lt;&gt;[.E398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4" calcext:value-type="float">
            <text:p>144</text:p>
          </table:table-cell>
          <table:table-cell table:style-name="ce4" table:formula="of:=IF([.A399]&lt;&gt;[.C399];&quot;DIFF&quot;;&quot;&quot;)">
            <text:p/>
          </table:table-cell>
          <table:table-cell office:value-type="float" office:value="144" calcext:value-type="float">
            <text:p>144</text:p>
          </table:table-cell>
          <table:table-cell table:formula="of:=IF([.A399]&lt;&gt;[.E39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00]&lt;&gt;[.C400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400]&lt;&gt;[.E40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5" calcext:value-type="float">
            <text:p>145</text:p>
          </table:table-cell>
          <table:table-cell table:style-name="ce4" table:formula="of:=IF([.A401]&lt;&gt;[.C401];&quot;DIFF&quot;;&quot;&quot;)">
            <text:p/>
          </table:table-cell>
          <table:table-cell office:value-type="float" office:value="145" calcext:value-type="float">
            <text:p>145</text:p>
          </table:table-cell>
          <table:table-cell table:formula="of:=IF([.A401]&lt;&gt;[.E40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02]&lt;&gt;[.C40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02]&lt;&gt;[.E40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6" calcext:value-type="float">
            <text:p>146</text:p>
          </table:table-cell>
          <table:table-cell table:style-name="ce4" table:formula="of:=IF([.A403]&lt;&gt;[.C403];&quot;DIFF&quot;;&quot;&quot;)">
            <text:p/>
          </table:table-cell>
          <table:table-cell office:value-type="float" office:value="146" calcext:value-type="float">
            <text:p>146</text:p>
          </table:table-cell>
          <table:table-cell table:formula="of:=IF([.A403]&lt;&gt;[.E40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04]&lt;&gt;[.C404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404]&lt;&gt;[.E40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47" calcext:value-type="float">
            <text:p>147</text:p>
          </table:table-cell>
          <table:table-cell table:style-name="ce4" table:formula="of:=IF([.A405]&lt;&gt;[.C405];&quot;DIFF&quot;;&quot;&quot;)">
            <text:p/>
          </table:table-cell>
          <table:table-cell office:value-type="float" office:value="147" calcext:value-type="float">
            <text:p>147</text:p>
          </table:table-cell>
          <table:table-cell table:formula="of:=IF([.A405]&lt;&gt;[.E40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.625" calcext:value-type="float">
            <text:p>0.625</text:p>
          </table:table-cell>
          <table:table-cell table:style-name="ce4" table:formula="of:=IF([.A406]&lt;&gt;[.C406];&quot;DIFF&quot;;&quot;&quot;)">
            <text:p/>
          </table:table-cell>
          <table:table-cell office:value-type="float" office:value="0.625" calcext:value-type="float">
            <text:p>0.625</text:p>
          </table:table-cell>
          <table:table-cell table:formula="of:=IF([.A406]&lt;&gt;[.E40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1" calcext:value-type="float">
            <text:p>71</text:p>
          </table:table-cell>
          <table:table-cell table:style-name="ce4" table:formula="of:=IF([.A407]&lt;&gt;[.C407];&quot;DIFF&quot;;&quot;&quot;)">
            <text:p/>
          </table:table-cell>
          <table:table-cell office:value-type="float" office:value="71" calcext:value-type="float">
            <text:p>71</text:p>
          </table:table-cell>
          <table:table-cell table:formula="of:=IF([.A407]&lt;&gt;[.E40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08]&lt;&gt;[.C40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08]&lt;&gt;[.E40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2" calcext:value-type="float">
            <text:p>72</text:p>
          </table:table-cell>
          <table:table-cell table:style-name="ce4" table:formula="of:=IF([.A409]&lt;&gt;[.C409];&quot;DIFF&quot;;&quot;&quot;)">
            <text:p/>
          </table:table-cell>
          <table:table-cell office:value-type="float" office:value="72" calcext:value-type="float">
            <text:p>72</text:p>
          </table:table-cell>
          <table:table-cell table:formula="of:=IF([.A409]&lt;&gt;[.E40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10]&lt;&gt;[.C41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10]&lt;&gt;[.E41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3" calcext:value-type="float">
            <text:p>73</text:p>
          </table:table-cell>
          <table:table-cell table:style-name="ce4" table:formula="of:=IF([.A411]&lt;&gt;[.C411];&quot;DIFF&quot;;&quot;&quot;)">
            <text:p/>
          </table:table-cell>
          <table:table-cell office:value-type="float" office:value="73" calcext:value-type="float">
            <text:p>73</text:p>
          </table:table-cell>
          <table:table-cell table:formula="of:=IF([.A411]&lt;&gt;[.E41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12]&lt;&gt;[.C41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12]&lt;&gt;[.E41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4" calcext:value-type="float">
            <text:p>74</text:p>
          </table:table-cell>
          <table:table-cell table:style-name="ce4" table:formula="of:=IF([.A413]&lt;&gt;[.C413];&quot;DIFF&quot;;&quot;&quot;)">
            <text:p/>
          </table:table-cell>
          <table:table-cell office:value-type="float" office:value="74" calcext:value-type="float">
            <text:p>74</text:p>
          </table:table-cell>
          <table:table-cell table:formula="of:=IF([.A413]&lt;&gt;[.E41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14]&lt;&gt;[.C41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14]&lt;&gt;[.E41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5" calcext:value-type="float">
            <text:p>75</text:p>
          </table:table-cell>
          <table:table-cell table:style-name="ce4" table:formula="of:=IF([.A415]&lt;&gt;[.C415];&quot;DIFF&quot;;&quot;&quot;)">
            <text:p/>
          </table:table-cell>
          <table:table-cell office:value-type="float" office:value="75" calcext:value-type="float">
            <text:p>75</text:p>
          </table:table-cell>
          <table:table-cell table:formula="of:=IF([.A415]&lt;&gt;[.E41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16]&lt;&gt;[.C41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16]&lt;&gt;[.E41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6" calcext:value-type="float">
            <text:p>76</text:p>
          </table:table-cell>
          <table:table-cell table:style-name="ce4" table:formula="of:=IF([.A417]&lt;&gt;[.C417];&quot;DIFF&quot;;&quot;&quot;)">
            <text:p/>
          </table:table-cell>
          <table:table-cell office:value-type="float" office:value="76" calcext:value-type="float">
            <text:p>76</text:p>
          </table:table-cell>
          <table:table-cell table:formula="of:=IF([.A417]&lt;&gt;[.E41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18]&lt;&gt;[.C41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18]&lt;&gt;[.E41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7" calcext:value-type="float">
            <text:p>77</text:p>
          </table:table-cell>
          <table:table-cell table:style-name="ce4" table:formula="of:=IF([.A419]&lt;&gt;[.C419];&quot;DIFF&quot;;&quot;&quot;)">
            <text:p/>
          </table:table-cell>
          <table:table-cell office:value-type="float" office:value="77" calcext:value-type="float">
            <text:p>77</text:p>
          </table:table-cell>
          <table:table-cell table:formula="of:=IF([.A419]&lt;&gt;[.E41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20]&lt;&gt;[.C420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420]&lt;&gt;[.E42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8" calcext:value-type="float">
            <text:p>78</text:p>
          </table:table-cell>
          <table:table-cell table:style-name="ce4" table:formula="of:=IF([.A421]&lt;&gt;[.C421];&quot;DIFF&quot;;&quot;&quot;)">
            <text:p/>
          </table:table-cell>
          <table:table-cell office:value-type="float" office:value="78" calcext:value-type="float">
            <text:p>78</text:p>
          </table:table-cell>
          <table:table-cell table:formula="of:=IF([.A421]&lt;&gt;[.E42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8" calcext:value-type="float">
            <text:p>8</text:p>
          </table:table-cell>
          <table:table-cell table:style-name="ce4" table:formula="of:=IF([.A422]&lt;&gt;[.C422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422]&lt;&gt;[.E42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0" calcext:value-type="float">
            <text:p>170</text:p>
          </table:table-cell>
          <table:table-cell table:style-name="ce4" table:formula="of:=IF([.A423]&lt;&gt;[.C423];&quot;DIFF&quot;;&quot;&quot;)">
            <text:p/>
          </table:table-cell>
          <table:table-cell office:value-type="float" office:value="170" calcext:value-type="float">
            <text:p>170</text:p>
          </table:table-cell>
          <table:table-cell table:formula="of:=IF([.A423]&lt;&gt;[.E42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24]&lt;&gt;[.C42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24]&lt;&gt;[.E42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1" calcext:value-type="float">
            <text:p>171</text:p>
          </table:table-cell>
          <table:table-cell table:style-name="ce4" table:formula="of:=IF([.A425]&lt;&gt;[.C425];&quot;DIFF&quot;;&quot;&quot;)">
            <text:p/>
          </table:table-cell>
          <table:table-cell office:value-type="float" office:value="171" calcext:value-type="float">
            <text:p>171</text:p>
          </table:table-cell>
          <table:table-cell table:formula="of:=IF([.A425]&lt;&gt;[.E42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426]&lt;&gt;[.C426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426]&lt;&gt;[.E42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2" calcext:value-type="float">
            <text:p>172</text:p>
          </table:table-cell>
          <table:table-cell table:style-name="ce4" table:formula="of:=IF([.A427]&lt;&gt;[.C427];&quot;DIFF&quot;;&quot;&quot;)">
            <text:p/>
          </table:table-cell>
          <table:table-cell office:value-type="float" office:value="172" calcext:value-type="float">
            <text:p>172</text:p>
          </table:table-cell>
          <table:table-cell table:formula="of:=IF([.A427]&lt;&gt;[.E42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28]&lt;&gt;[.C428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428]&lt;&gt;[.E42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3" calcext:value-type="float">
            <text:p>173</text:p>
          </table:table-cell>
          <table:table-cell table:style-name="ce4" table:formula="of:=IF([.A429]&lt;&gt;[.C429];&quot;DIFF&quot;;&quot;&quot;)">
            <text:p/>
          </table:table-cell>
          <table:table-cell office:value-type="float" office:value="173" calcext:value-type="float">
            <text:p>173</text:p>
          </table:table-cell>
          <table:table-cell table:formula="of:=IF([.A429]&lt;&gt;[.E42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30]&lt;&gt;[.C43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30]&lt;&gt;[.E43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4" calcext:value-type="float">
            <text:p>174</text:p>
          </table:table-cell>
          <table:table-cell table:style-name="ce4" table:formula="of:=IF([.A431]&lt;&gt;[.C431];&quot;DIFF&quot;;&quot;&quot;)">
            <text:p/>
          </table:table-cell>
          <table:table-cell office:value-type="float" office:value="174" calcext:value-type="float">
            <text:p>174</text:p>
          </table:table-cell>
          <table:table-cell table:formula="of:=IF([.A431]&lt;&gt;[.E43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32]&lt;&gt;[.C43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32]&lt;&gt;[.E43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5" calcext:value-type="float">
            <text:p>175</text:p>
          </table:table-cell>
          <table:table-cell table:style-name="ce4" table:formula="of:=IF([.A433]&lt;&gt;[.C433];&quot;DIFF&quot;;&quot;&quot;)">
            <text:p/>
          </table:table-cell>
          <table:table-cell office:value-type="float" office:value="175" calcext:value-type="float">
            <text:p>175</text:p>
          </table:table-cell>
          <table:table-cell table:formula="of:=IF([.A433]&lt;&gt;[.E43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34]&lt;&gt;[.C43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34]&lt;&gt;[.E43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6" calcext:value-type="float">
            <text:p>176</text:p>
          </table:table-cell>
          <table:table-cell table:style-name="ce4" table:formula="of:=IF([.A435]&lt;&gt;[.C435];&quot;DIFF&quot;;&quot;&quot;)">
            <text:p/>
          </table:table-cell>
          <table:table-cell office:value-type="float" office:value="176" calcext:value-type="float">
            <text:p>176</text:p>
          </table:table-cell>
          <table:table-cell table:formula="of:=IF([.A435]&lt;&gt;[.E43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36]&lt;&gt;[.C43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36]&lt;&gt;[.E43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7" calcext:value-type="float">
            <text:p>177</text:p>
          </table:table-cell>
          <table:table-cell table:style-name="ce4" table:formula="of:=IF([.A437]&lt;&gt;[.C437];&quot;DIFF&quot;;&quot;&quot;)">
            <text:p/>
          </table:table-cell>
          <table:table-cell office:value-type="float" office:value="177" calcext:value-type="float">
            <text:p>177</text:p>
          </table:table-cell>
          <table:table-cell table:formula="of:=IF([.A437]&lt;&gt;[.E43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38]&lt;&gt;[.C43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38]&lt;&gt;[.E43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78" calcext:value-type="float">
            <text:p>178</text:p>
          </table:table-cell>
          <table:table-cell table:style-name="ce4" table:formula="of:=IF([.A439]&lt;&gt;[.C439];&quot;DIFF&quot;;&quot;&quot;)">
            <text:p/>
          </table:table-cell>
          <table:table-cell office:value-type="float" office:value="178" calcext:value-type="float">
            <text:p>178</text:p>
          </table:table-cell>
          <table:table-cell table:formula="of:=IF([.A439]&lt;&gt;[.E43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40]&lt;&gt;[.C44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40]&lt;&gt;[.E44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70" calcext:value-type="float">
            <text:p>270</text:p>
          </table:table-cell>
          <table:table-cell table:style-name="ce4" table:formula="of:=IF([.A441]&lt;&gt;[.C441];&quot;DIFF&quot;;&quot;&quot;)">
            <text:p/>
          </table:table-cell>
          <table:table-cell office:value-type="float" office:value="270" calcext:value-type="float">
            <text:p>270</text:p>
          </table:table-cell>
          <table:table-cell table:formula="of:=IF([.A441]&lt;&gt;[.E44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442]&lt;&gt;[.C442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42]&lt;&gt;[.E44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71" calcext:value-type="float">
            <text:p>271</text:p>
          </table:table-cell>
          <table:table-cell table:style-name="ce4" table:formula="of:=IF([.A443]&lt;&gt;[.C443];&quot;DIFF&quot;;&quot;&quot;)">
            <text:p/>
          </table:table-cell>
          <table:table-cell office:value-type="float" office:value="271" calcext:value-type="float">
            <text:p>271</text:p>
          </table:table-cell>
          <table:table-cell table:formula="of:=IF([.A443]&lt;&gt;[.E44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444]&lt;&gt;[.C444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44]&lt;&gt;[.E44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72" calcext:value-type="float">
            <text:p>272</text:p>
          </table:table-cell>
          <table:table-cell table:style-name="ce4" table:formula="of:=IF([.A445]&lt;&gt;[.C445];&quot;DIFF&quot;;&quot;&quot;)">
            <text:p/>
          </table:table-cell>
          <table:table-cell office:value-type="float" office:value="272" calcext:value-type="float">
            <text:p>272</text:p>
          </table:table-cell>
          <table:table-cell table:formula="of:=IF([.A445]&lt;&gt;[.E44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446]&lt;&gt;[.C446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46]&lt;&gt;[.E44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73" calcext:value-type="float">
            <text:p>273</text:p>
          </table:table-cell>
          <table:table-cell table:style-name="ce4" table:formula="of:=IF([.A447]&lt;&gt;[.C447];&quot;DIFF&quot;;&quot;&quot;)">
            <text:p/>
          </table:table-cell>
          <table:table-cell office:value-type="float" office:value="273" calcext:value-type="float">
            <text:p>273</text:p>
          </table:table-cell>
          <table:table-cell table:formula="of:=IF([.A447]&lt;&gt;[.E44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448]&lt;&gt;[.C448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48]&lt;&gt;[.E44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74" calcext:value-type="float">
            <text:p>274</text:p>
          </table:table-cell>
          <table:table-cell table:style-name="ce4" table:formula="of:=IF([.A449]&lt;&gt;[.C449];&quot;DIFF&quot;;&quot;&quot;)">
            <text:p/>
          </table:table-cell>
          <table:table-cell office:value-type="float" office:value="274" calcext:value-type="float">
            <text:p>274</text:p>
          </table:table-cell>
          <table:table-cell table:formula="of:=IF([.A449]&lt;&gt;[.E44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450]&lt;&gt;[.C450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450]&lt;&gt;[.E45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40" calcext:value-type="float">
            <text:p>340</text:p>
          </table:table-cell>
          <table:table-cell table:style-name="ce4" table:formula="of:=IF([.A451]&lt;&gt;[.C451];&quot;DIFF&quot;;&quot;&quot;)">
            <text:p/>
          </table:table-cell>
          <table:table-cell office:value-type="float" office:value="340" calcext:value-type="float">
            <text:p>340</text:p>
          </table:table-cell>
          <table:table-cell table:formula="of:=IF([.A451]&lt;&gt;[.E45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1" calcext:value-type="float">
            <text:p>11</text:p>
          </table:table-cell>
          <table:table-cell table:style-name="ce4" table:formula="of:=IF([.A452]&lt;&gt;[.C452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452]&lt;&gt;[.E45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75" calcext:value-type="float">
            <text:p>275</text:p>
          </table:table-cell>
          <table:table-cell table:style-name="ce4" table:formula="of:=IF([.A453]&lt;&gt;[.C453];&quot;DIFF&quot;;&quot;&quot;)">
            <text:p/>
          </table:table-cell>
          <table:table-cell office:value-type="float" office:value="275" calcext:value-type="float">
            <text:p>275</text:p>
          </table:table-cell>
          <table:table-cell table:formula="of:=IF([.A453]&lt;&gt;[.E45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54]&lt;&gt;[.C45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54]&lt;&gt;[.E45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0" calcext:value-type="float">
            <text:p>280</text:p>
          </table:table-cell>
          <table:table-cell table:style-name="ce4" table:formula="of:=IF([.A455]&lt;&gt;[.C455];&quot;DIFF&quot;;&quot;&quot;)">
            <text:p/>
          </table:table-cell>
          <table:table-cell office:value-type="float" office:value="280" calcext:value-type="float">
            <text:p>280</text:p>
          </table:table-cell>
          <table:table-cell table:formula="of:=IF([.A455]&lt;&gt;[.E45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56]&lt;&gt;[.C45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56]&lt;&gt;[.E45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1" calcext:value-type="float">
            <text:p>281</text:p>
          </table:table-cell>
          <table:table-cell table:style-name="ce4" table:formula="of:=IF([.A457]&lt;&gt;[.C457];&quot;DIFF&quot;;&quot;&quot;)">
            <text:p/>
          </table:table-cell>
          <table:table-cell office:value-type="float" office:value="281" calcext:value-type="float">
            <text:p>281</text:p>
          </table:table-cell>
          <table:table-cell table:formula="of:=IF([.A457]&lt;&gt;[.E45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58]&lt;&gt;[.C45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58]&lt;&gt;[.E45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2" calcext:value-type="float">
            <text:p>282</text:p>
          </table:table-cell>
          <table:table-cell table:style-name="ce4" table:formula="of:=IF([.A459]&lt;&gt;[.C459];&quot;DIFF&quot;;&quot;&quot;)">
            <text:p/>
          </table:table-cell>
          <table:table-cell office:value-type="float" office:value="282" calcext:value-type="float">
            <text:p>282</text:p>
          </table:table-cell>
          <table:table-cell table:formula="of:=IF([.A459]&lt;&gt;[.E45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60]&lt;&gt;[.C46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60]&lt;&gt;[.E46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3" calcext:value-type="float">
            <text:p>283</text:p>
          </table:table-cell>
          <table:table-cell table:style-name="ce4" table:formula="of:=IF([.A461]&lt;&gt;[.C461];&quot;DIFF&quot;;&quot;&quot;)">
            <text:p/>
          </table:table-cell>
          <table:table-cell office:value-type="float" office:value="283" calcext:value-type="float">
            <text:p>283</text:p>
          </table:table-cell>
          <table:table-cell table:formula="of:=IF([.A461]&lt;&gt;[.E46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62]&lt;&gt;[.C46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62]&lt;&gt;[.E46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4" calcext:value-type="float">
            <text:p>284</text:p>
          </table:table-cell>
          <table:table-cell table:style-name="ce4" table:formula="of:=IF([.A463]&lt;&gt;[.C463];&quot;DIFF&quot;;&quot;&quot;)">
            <text:p/>
          </table:table-cell>
          <table:table-cell office:value-type="float" office:value="284" calcext:value-type="float">
            <text:p>284</text:p>
          </table:table-cell>
          <table:table-cell table:formula="of:=IF([.A463]&lt;&gt;[.E46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8" calcext:value-type="float">
            <text:p>8</text:p>
          </table:table-cell>
          <table:table-cell table:style-name="ce4" table:formula="of:=IF([.A464]&lt;&gt;[.C464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464]&lt;&gt;[.E46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5" calcext:value-type="float">
            <text:p>285</text:p>
          </table:table-cell>
          <table:table-cell table:style-name="ce4" table:formula="of:=IF([.A465]&lt;&gt;[.C465];&quot;DIFF&quot;;&quot;&quot;)">
            <text:p/>
          </table:table-cell>
          <table:table-cell office:value-type="float" office:value="285" calcext:value-type="float">
            <text:p>285</text:p>
          </table:table-cell>
          <table:table-cell table:formula="of:=IF([.A465]&lt;&gt;[.E46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66]&lt;&gt;[.C46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66]&lt;&gt;[.E46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6" calcext:value-type="float">
            <text:p>286</text:p>
          </table:table-cell>
          <table:table-cell table:style-name="ce4" table:formula="of:=IF([.A467]&lt;&gt;[.C467];&quot;DIFF&quot;;&quot;&quot;)">
            <text:p/>
          </table:table-cell>
          <table:table-cell office:value-type="float" office:value="286" calcext:value-type="float">
            <text:p>286</text:p>
          </table:table-cell>
          <table:table-cell table:formula="of:=IF([.A467]&lt;&gt;[.E46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68]&lt;&gt;[.C46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68]&lt;&gt;[.E46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7" calcext:value-type="float">
            <text:p>287</text:p>
          </table:table-cell>
          <table:table-cell table:style-name="ce4" table:formula="of:=IF([.A469]&lt;&gt;[.C469];&quot;DIFF&quot;;&quot;&quot;)">
            <text:p/>
          </table:table-cell>
          <table:table-cell office:value-type="float" office:value="287" calcext:value-type="float">
            <text:p>287</text:p>
          </table:table-cell>
          <table:table-cell table:formula="of:=IF([.A469]&lt;&gt;[.E46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style-name="ce4" table:formula="of:=IF([.A470]&lt;&gt;[.C470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470]&lt;&gt;[.E47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88" calcext:value-type="float">
            <text:p>288</text:p>
          </table:table-cell>
          <table:table-cell table:style-name="ce4" table:formula="of:=IF([.A471]&lt;&gt;[.C471];&quot;DIFF&quot;;&quot;&quot;)">
            <text:p/>
          </table:table-cell>
          <table:table-cell office:value-type="float" office:value="288" calcext:value-type="float">
            <text:p>288</text:p>
          </table:table-cell>
          <table:table-cell table:formula="of:=IF([.A471]&lt;&gt;[.E47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72]&lt;&gt;[.C47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72]&lt;&gt;[.E47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73]&lt;&gt;[.C47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73]&lt;&gt;[.E47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TAB</text:p>
          </table:table-cell>
          <table:table-cell table:style-name="ce4" table:formula="of:=IF([.A474]&lt;&gt;[.C474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474]&lt;&gt;[.E47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75]&lt;&gt;[.C47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75]&lt;&gt;[.E47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TABLE</text:p>
          </table:table-cell>
          <table:table-cell table:style-name="ce4" table:formula="of:=IF([.A476]&lt;&gt;[.C476];&quot;DIFF&quot;;&quot;&quot;)">
            <text:p/>
          </table:table-cell>
          <table:table-cell office:value-type="string" calcext:value-type="string">
            <text:p>TABLE</text:p>
          </table:table-cell>
          <table:table-cell table:formula="of:=IF([.A476]&lt;&gt;[.E47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477]&lt;&gt;[.C47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77]&lt;&gt;[.E47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BLOCK_RECORD</text:p>
          </table:table-cell>
          <table:table-cell table:style-name="ce4" table:formula="of:=IF([.A478]&lt;&gt;[.C478];&quot;DIFF&quot;;&quot;&quot;)">
            <text:p/>
          </table:table-cell>
          <table:table-cell office:value-type="string" calcext:value-type="string">
            <text:p>BLOCK_RECORD</text:p>
          </table:table-cell>
          <table:table-cell table:formula="of:=IF([.A478]&lt;&gt;[.E47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479]&lt;&gt;[.C47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479]&lt;&gt;[.E47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80]&lt;&gt;[.C480];&quot;DIFF&quot;;&quot;&quot;)">
            <text:p/>
          </table:table-cell>
          <table:table-cell office:value-type="float" office:value="12" calcext:value-type="float">
            <text:p>12</text:p>
          </table:table-cell>
          <table:table-cell table:formula="of:=IF([.A480]&lt;&gt;[.E480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481]&lt;&gt;[.C48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481]&lt;&gt;[.E48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82]&lt;&gt;[.C48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82]&lt;&gt;[.E48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483]&lt;&gt;[.C48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483]&lt;&gt;[.E48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</text:p>
          </table:table-cell>
          <table:table-cell table:style-name="ce4" table:formula="of:=IF([.A484]&lt;&gt;[.C484];&quot;DIFF&quot;;&quot;&quot;)">
            <text:p/>
          </table:table-cell>
          <table:table-cell office:value-type="string" calcext:value-type="string">
            <text:p>AcDbSymbolTable</text:p>
          </table:table-cell>
          <table:table-cell table:formula="of:=IF([.A484]&lt;&gt;[.E48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70" calcext:value-type="float">
            <text:p>70</text:p>
          </table:table-cell>
          <table:table-cell table:style-name="ce4" table:formula="of:=IF([.A485]&lt;&gt;[.C485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485]&lt;&gt;[.E48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86]&lt;&gt;[.C486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486]&lt;&gt;[.E48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87]&lt;&gt;[.C48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87]&lt;&gt;[.E48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BLOCK_RECORD</text:p>
          </table:table-cell>
          <table:table-cell table:style-name="ce4" table:formula="of:=IF([.A488]&lt;&gt;[.C488];&quot;DIFF&quot;;&quot;&quot;)">
            <text:p/>
          </table:table-cell>
          <table:table-cell office:value-type="string" calcext:value-type="string">
            <text:p>BLOCK_RECORD</text:p>
          </table:table-cell>
          <table:table-cell table:formula="of:=IF([.A488]&lt;&gt;[.E48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489]&lt;&gt;[.C48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489]&lt;&gt;[.E48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1F</text:p>
          </table:table-cell>
          <table:table-cell table:style-name="ce4" table:formula="of:=IF([.A490]&lt;&gt;[.C490];&quot;DIFF&quot;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[.A490]&lt;&gt;[.E490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491]&lt;&gt;[.C49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491]&lt;&gt;[.E49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492]&lt;&gt;[.C492];&quot;DIFF&quot;;&quot;&quot;)">
            <text:p/>
          </table:table-cell>
          <table:table-cell office:value-type="float" office:value="12" calcext:value-type="float">
            <text:p>12</text:p>
          </table:table-cell>
          <table:table-cell table:formula="of:=IF([.A492]&lt;&gt;[.E492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493]&lt;&gt;[.C49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493]&lt;&gt;[.E49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Record</text:p>
          </table:table-cell>
          <table:table-cell table:style-name="ce4" table:formula="of:=IF([.A494]&lt;&gt;[.C494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494]&lt;&gt;[.E49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495]&lt;&gt;[.C49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495]&lt;&gt;[.E49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BlockTableRecord</text:p>
          </table:table-cell>
          <table:table-cell table:style-name="ce4" table:formula="of:=IF([.A496]&lt;&gt;[.C496];&quot;DIFF&quot;;&quot;&quot;)">
            <text:p/>
          </table:table-cell>
          <table:table-cell office:value-type="string" calcext:value-type="string">
            <text:p>AcDbBlockTableRecord</text:p>
          </table:table-cell>
          <table:table-cell table:formula="of:=IF([.A496]&lt;&gt;[.E49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497]&lt;&gt;[.C49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497]&lt;&gt;[.E49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*MODEL_SPACE</text:p>
          </table:table-cell>
          <table:table-cell table:style-name="ce4" table:formula="of:=IF([.A498]&lt;&gt;[.C498];&quot;DIFF&quot;;&quot;&quot;)">
            <text:p/>
          </table:table-cell>
          <table:table-cell office:value-type="string" calcext:value-type="string">
            <text:p>*MODEL_SPACE</text:p>
          </table:table-cell>
          <table:table-cell table:formula="of:=IF([.A498]&lt;&gt;[.E49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499]&lt;&gt;[.C49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499]&lt;&gt;[.E49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BLOCK_RECORD</text:p>
          </table:table-cell>
          <table:table-cell table:style-name="ce4" table:formula="of:=IF([.A500]&lt;&gt;[.C500];&quot;DIFF&quot;;&quot;&quot;)">
            <text:p/>
          </table:table-cell>
          <table:table-cell office:value-type="string" calcext:value-type="string">
            <text:p>BLOCK_RECORD</text:p>
          </table:table-cell>
          <table:table-cell table:formula="of:=IF([.A500]&lt;&gt;[.E50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table:formula="of:=IF([.A501]&lt;&gt;[.C50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501]&lt;&gt;[.E50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1B</text:p>
          </table:table-cell>
          <table:table-cell table:style-name="ce4" table:formula="of:=IF([.A502]&lt;&gt;[.C502];&quot;DIFF&quot;;&quot;&quot;)">
            <text:p/>
          </table:table-cell>
          <table:table-cell office:value-type="float" office:value="14" calcext:value-type="float">
            <text:p>14</text:p>
          </table:table-cell>
          <table:table-cell table:formula="of:=IF([.A502]&lt;&gt;[.E502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330" calcext:value-type="float">
            <text:p>330</text:p>
          </table:table-cell>
          <table:table-cell table:style-name="ce4" table:formula="of:=IF([.A503]&lt;&gt;[.C503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503]&lt;&gt;[.E50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IF([.A504]&lt;&gt;[.C504];&quot;DIFF&quot;;&quot;&quot;)">
            <text:p/>
          </table:table-cell>
          <table:table-cell office:value-type="float" office:value="12" calcext:value-type="float">
            <text:p>12</text:p>
          </table:table-cell>
          <table:table-cell table:formula="of:=IF([.A504]&lt;&gt;[.E504];&quot;DIFF&quot;;&quot;&quot;)" office:value-type="string" office:string-value="DIFF" calcext:value-type="string">
            <text:p>DIFF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505]&lt;&gt;[.C50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05]&lt;&gt;[.E505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SymbolTableRecord</text:p>
          </table:table-cell>
          <table:table-cell table:style-name="ce4" table:formula="of:=IF([.A506]&lt;&gt;[.C506];&quot;DIFF&quot;;&quot;&quot;)">
            <text:p/>
          </table:table-cell>
          <table:table-cell office:value-type="string" calcext:value-type="string">
            <text:p>AcDbSymbolTableRecord</text:p>
          </table:table-cell>
          <table:table-cell table:formula="of:=IF([.A506]&lt;&gt;[.E506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100" calcext:value-type="float">
            <text:p>100</text:p>
          </table:table-cell>
          <table:table-cell table:style-name="ce4" table:formula="of:=IF([.A507]&lt;&gt;[.C50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07]&lt;&gt;[.E507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AcDbBlockTableRecord</text:p>
          </table:table-cell>
          <table:table-cell table:style-name="ce4" table:formula="of:=IF([.A508]&lt;&gt;[.C508];&quot;DIFF&quot;;&quot;&quot;)">
            <text:p/>
          </table:table-cell>
          <table:table-cell office:value-type="string" calcext:value-type="string">
            <text:p>AcDbBlockTableRecord</text:p>
          </table:table-cell>
          <table:table-cell table:formula="of:=IF([.A508]&lt;&gt;[.E508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IF([.A509]&lt;&gt;[.C509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509]&lt;&gt;[.E509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*PAPER_SPACE</text:p>
          </table:table-cell>
          <table:table-cell table:style-name="ce4" table:formula="of:=IF([.A510]&lt;&gt;[.C510];&quot;DIFF&quot;;&quot;&quot;)">
            <text:p/>
          </table:table-cell>
          <table:table-cell office:value-type="string" calcext:value-type="string">
            <text:p>*PAPER_SPACE</text:p>
          </table:table-cell>
          <table:table-cell table:formula="of:=IF([.A510]&lt;&gt;[.E510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511]&lt;&gt;[.C51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11]&lt;&gt;[.E511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TAB</text:p>
          </table:table-cell>
          <table:table-cell table:style-name="ce4" table:formula="of:=IF([.A512]&lt;&gt;[.C512];&quot;DIFF&quot;;&quot;&quot;)">
            <text:p/>
          </table:table-cell>
          <table:table-cell office:value-type="string" calcext:value-type="string">
            <text:p>ENDTAB</text:p>
          </table:table-cell>
          <table:table-cell table:formula="of:=IF([.A512]&lt;&gt;[.E512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IF([.A513]&lt;&gt;[.C51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13]&lt;&gt;[.E513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4" office:value-type="string" calcext:value-type="string">
            <text:p>ENDSEC</text:p>
          </table:table-cell>
          <table:table-cell table:style-name="ce4" table:formula="of:=IF([.A514]&lt;&gt;[.C514];&quot;DIFF&quot;;&quot;&quot;)">
            <text:p/>
          </table:table-cell>
          <table:table-cell office:value-type="string" calcext:value-type="string">
            <text:p>ENDSEC</text:p>
          </table:table-cell>
          <table:table-cell table:formula="of:=IF([.A514]&lt;&gt;[.E514];&quot;DIFF&quot;;&quot;&quot;)">
            <text:p/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15]&lt;&gt;[.C51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15]&lt;&gt;[.E515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SECTION</text:p>
          </table:table-cell>
          <table:table-cell table:style-name="ce5" table:formula="of:=IF([.A516]&lt;&gt;[.C516];&quot;DIFF&quot;;&quot;&quot;)">
            <text:p/>
          </table:table-cell>
          <table:table-cell office:value-type="string" calcext:value-type="string">
            <text:p>SECTION</text:p>
          </table:table-cell>
          <table:table-cell table:formula="of:=IF([.A516]&lt;&gt;[.E51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table:formula="of:=IF([.A517]&lt;&gt;[.C517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517]&lt;&gt;[.E517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BLOCKS</text:p>
          </table:table-cell>
          <table:table-cell table:style-name="ce5" table:formula="of:=IF([.A518]&lt;&gt;[.C518];&quot;DIFF&quot;;&quot;&quot;)">
            <text:p/>
          </table:table-cell>
          <table:table-cell office:value-type="string" calcext:value-type="string">
            <text:p>BLOCKS</text:p>
          </table:table-cell>
          <table:table-cell table:formula="of:=IF([.A518]&lt;&gt;[.E518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19]&lt;&gt;[.C51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19]&lt;&gt;[.E519];&quot;DIFF&quot;;&quot;&quot;)">
            <text:p/>
          </table:table-cell>
          <table:table-cell table:style-name="ce3" office:value-type="string" calcext:value-type="string">
            <text:p>Entity Type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BLOCK</text:p>
          </table:table-cell>
          <table:table-cell table:style-name="ce5" table:formula="of:=IF([.A520]&lt;&gt;[.C520];&quot;DIFF&quot;;&quot;&quot;)">
            <text:p/>
          </table:table-cell>
          <table:table-cell office:value-type="string" calcext:value-type="string">
            <text:p>BLOCK</text:p>
          </table:table-cell>
          <table:table-cell table:formula="of:=IF([.A520]&lt;&gt;[.E520];&quot;DIFF&quot;;&quot;&quot;)">
            <text:p/>
          </table:table-cell>
          <table:table-cell table:style-name="ce3"/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table:formula="of:=IF([.A521]&lt;&gt;[.C52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521]&lt;&gt;[.E521];&quot;DIFF&quot;;&quot;&quot;)">
            <text:p/>
          </table:table-cell>
          <table:table-cell table:style-name="ce3" office:value-type="string" calcext:value-type="string">
            <text:p>Handle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20" calcext:value-type="float">
            <text:p>20</text:p>
          </table:table-cell>
          <table:table-cell table:style-name="ce5" table:formula="of:=IF([.A522]&lt;&gt;[.C522];&quot;DIFF&quot;;&quot;&quot;)">
            <text:p/>
          </table:table-cell>
          <table:table-cell office:value-type="float" office:value="15" calcext:value-type="float">
            <text:p>15</text:p>
          </table:table-cell>
          <table:table-cell table:formula="of:=IF([.A522]&lt;&gt;[.E522];&quot;DIFF&quot;;&quot;&quot;)" office:value-type="string" office:string-value="DIFF" calcext:value-type="string">
            <text:p>DIFF</text:p>
          </table:table-cell>
          <table:table-cell table:style-name="ce3"/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330" calcext:value-type="float">
            <text:p>330</text:p>
          </table:table-cell>
          <table:table-cell table:style-name="ce5" table:formula="of:=IF([.A523]&lt;&gt;[.C523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523]&lt;&gt;[.E523];&quot;DIFF&quot;;&quot;&quot;)">
            <text:p/>
          </table:table-cell>
          <table:table-cell office:value-type="string" calcext:value-type="string">
            <text:p>Soft-ownerID/handle of entry object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1F</text:p>
          </table:table-cell>
          <table:table-cell table:style-name="ce5" table:formula="of:=IF([.A524]&lt;&gt;[.C524];&quot;DIFF&quot;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[.A524]&lt;&gt;[.E524];&quot;DIFF&quot;;&quot;&quot;)" office:value-type="string" office:string-value="DIFF" calcext:value-type="string">
            <text:p>DIFF</text:p>
          </table:table-cell>
          <table:table-cell table:style-name="ce3"/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25]&lt;&gt;[.C52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25]&lt;&gt;[.E525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Entity</text:p>
          </table:table-cell>
          <table:table-cell table:style-name="ce5" table:formula="of:=IF([.A526]&lt;&gt;[.C526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526]&lt;&gt;[.E526];&quot;DIFF&quot;;&quot;&quot;)">
            <text:p/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8" calcext:value-type="float">
            <text:p>8</text:p>
          </table:table-cell>
          <table:table-cell table:style-name="ce5" table:formula="of:=IF([.A527]&lt;&gt;[.C527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527]&lt;&gt;[.E527];&quot;DIFF&quot;;&quot;&quot;)">
            <text:p/>
          </table:table-cell>
          <table:table-cell office:value-type="string" calcext:value-type="string">
            <text:p>Layer Name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28]&lt;&gt;[.C52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28]&lt;&gt;[.E528];&quot;DIFF&quot;;&quot;&quot;)">
            <text:p/>
          </table:table-cell>
          <table:table-cell table:style-name="ce3"/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29]&lt;&gt;[.C52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29]&lt;&gt;[.E529];&quot;DIFF&quot;;&quot;&quot;)">
            <text:p/>
          </table:table-cell>
          <table:table-cell table:style-name="ce3" office:value-type="string" calcext:value-type="string">
            <text:p>Subclass Marker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BlockBegin</text:p>
          </table:table-cell>
          <table:table-cell table:style-name="ce5" table:formula="of:=IF([.A530]&lt;&gt;[.C530];&quot;DIFF&quot;;&quot;&quot;)">
            <text:p/>
          </table:table-cell>
          <table:table-cell office:value-type="string" calcext:value-type="string">
            <text:p>AcDbBlockBegin</text:p>
          </table:table-cell>
          <table:table-cell table:formula="of:=IF([.A530]&lt;&gt;[.E530];&quot;DIFF&quot;;&quot;&quot;)">
            <text:p/>
          </table:table-cell>
          <table:table-cell table:style-name="ce4"/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table:formula="of:=IF([.A531]&lt;&gt;[.C53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531]&lt;&gt;[.E531];&quot;DIFF&quot;;&quot;&quot;)">
            <text:p/>
          </table:table-cell>
          <table:table-cell table:style-name="ce5" office:value-type="string" calcext:value-type="string">
            <text:p>Name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*MODEL_SPACE</text:p>
          </table:table-cell>
          <table:table-cell table:style-name="ce5" table:formula="of:=IF([.A532]&lt;&gt;[.C532];&quot;DIFF&quot;;&quot;&quot;)">
            <text:p/>
          </table:table-cell>
          <table:table-cell office:value-type="string" calcext:value-type="string">
            <text:p>*MODEL_SPACE</text:p>
          </table:table-cell>
          <table:table-cell table:formula="of:=IF([.A532]&lt;&gt;[.E532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70" calcext:value-type="float">
            <text:p>70</text:p>
          </table:table-cell>
          <table:table-cell table:style-name="ce5" table:formula="of:=IF([.A533]&lt;&gt;[.C533];&quot;DIFF&quot;;&quot;&quot;)">
            <text:p/>
          </table:table-cell>
          <table:table-cell office:value-type="float" office:value="70" calcext:value-type="float">
            <text:p>70</text:p>
          </table:table-cell>
          <table:table-cell table:formula="of:=IF([.A533]&lt;&gt;[.E533];&quot;DIFF&quot;;&quot;&quot;)">
            <text:p/>
          </table:table-cell>
          <table:table-cell table:style-name="ce5" office:value-type="string" calcext:value-type="string">
            <text:p>Flags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34]&lt;&gt;[.C53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34]&lt;&gt;[.E534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" calcext:value-type="float">
            <text:p>10</text:p>
          </table:table-cell>
          <table:table-cell table:style-name="ce5" table:formula="of:=IF([.A535]&lt;&gt;[.C535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535]&lt;&gt;[.E535];&quot;DIFF&quot;;&quot;&quot;)">
            <text:p/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Base point</text:p>
          </table:table-cell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36]&lt;&gt;[.C53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36]&lt;&gt;[.E53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20" calcext:value-type="float">
            <text:p>20</text:p>
          </table:table-cell>
          <table:table-cell table:style-name="ce5" table:formula="of:=IF([.A537]&lt;&gt;[.C537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537]&lt;&gt;[.E537];&quot;DIFF&quot;;&quot;&quot;)">
            <text:p/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38]&lt;&gt;[.C53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38]&lt;&gt;[.E538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30" calcext:value-type="float">
            <text:p>30</text:p>
          </table:table-cell>
          <table:table-cell table:style-name="ce5" table:formula="of:=IF([.A539]&lt;&gt;[.C539];&quot;DIFF&quot;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A539]&lt;&gt;[.E539];&quot;DIFF&quot;;&quot;&quot;)">
            <text:p/>
          </table:table-cell>
          <table:table-cell table:style-name="ce5" office:value-type="string" calcext:value-type="string">
            <text:p>Z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40]&lt;&gt;[.C54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40]&lt;&gt;[.E540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table:formula="of:=IF([.A541]&lt;&gt;[.C541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541]&lt;&gt;[.E541];&quot;DIFF&quot;;&quot;&quot;)">
            <text:p/>
          </table:table-cell>
          <table:table-cell table:style-name="ce5" office:value-type="string" calcext:value-type="string">
            <text:p>Block Name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*MODEL_SPACE</text:p>
          </table:table-cell>
          <table:table-cell table:style-name="ce5" table:formula="of:=IF([.A542]&lt;&gt;[.C542];&quot;DIFF&quot;;&quot;&quot;)">
            <text:p/>
          </table:table-cell>
          <table:table-cell office:value-type="string" calcext:value-type="string">
            <text:p>*MODEL_SPACE</text:p>
          </table:table-cell>
          <table:table-cell table:formula="of:=IF([.A542]&lt;&gt;[.E542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table:formula="of:=IF([.A543]&lt;&gt;[.C543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543]&lt;&gt;[.E543];&quot;DIFF&quot;;&quot;&quot;)">
            <text:p/>
          </table:table-cell>
          <table:table-cell table:style-name="ce5" office:value-type="string" calcext:value-type="string">
            <text:p>Xref path name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table:formula="of:=IF([.A544]&lt;&gt;[.C544];&quot;DIFF&quot;;&quot;&quot;)">
            <text:p/>
          </table:table-cell>
          <table:table-cell office:value-type="string" calcext:value-type="string">
            <text:p>*MODEL_SPACE</text:p>
          </table:table-cell>
          <table:table-cell table:formula="of:=IF([.A544]&lt;&gt;[.E544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45]&lt;&gt;[.C54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45]&lt;&gt;[.E545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ENDBLK</text:p>
          </table:table-cell>
          <table:table-cell table:style-name="ce5" table:formula="of:=IF([.A546]&lt;&gt;[.C546];&quot;DIFF&quot;;&quot;&quot;)">
            <text:p/>
          </table:table-cell>
          <table:table-cell office:value-type="string" calcext:value-type="string">
            <text:p>ENDBLK</text:p>
          </table:table-cell>
          <table:table-cell table:formula="of:=IF([.A546]&lt;&gt;[.E54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table:formula="of:=IF([.A547]&lt;&gt;[.C547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547]&lt;&gt;[.E547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21" calcext:value-type="float">
            <text:p>21</text:p>
          </table:table-cell>
          <table:table-cell table:style-name="ce5" table:formula="of:=IF([.A548]&lt;&gt;[.C548];&quot;DIFF&quot;;&quot;&quot;)">
            <text:p/>
          </table:table-cell>
          <table:table-cell office:value-type="float" office:value="16" calcext:value-type="float">
            <text:p>16</text:p>
          </table:table-cell>
          <table:table-cell table:formula="of:=IF([.A548]&lt;&gt;[.E548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330" calcext:value-type="float">
            <text:p>330</text:p>
          </table:table-cell>
          <table:table-cell table:style-name="ce5" table:formula="of:=IF([.A549]&lt;&gt;[.C549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549]&lt;&gt;[.E549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1F</text:p>
          </table:table-cell>
          <table:table-cell table:style-name="ce5" table:formula="of:=IF([.A550]&lt;&gt;[.C550];&quot;DIFF&quot;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[.A550]&lt;&gt;[.E550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51]&lt;&gt;[.C55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51]&lt;&gt;[.E551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Entity</text:p>
          </table:table-cell>
          <table:table-cell table:style-name="ce5" table:formula="of:=IF([.A552]&lt;&gt;[.C552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552]&lt;&gt;[.E552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8" calcext:value-type="float">
            <text:p>8</text:p>
          </table:table-cell>
          <table:table-cell table:style-name="ce5" table:formula="of:=IF([.A553]&lt;&gt;[.C553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553]&lt;&gt;[.E553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54]&lt;&gt;[.C55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54]&lt;&gt;[.E554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55]&lt;&gt;[.C55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55]&lt;&gt;[.E555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BlockEnd</text:p>
          </table:table-cell>
          <table:table-cell table:style-name="ce5" table:formula="of:=IF([.A556]&lt;&gt;[.C556];&quot;DIFF&quot;;&quot;&quot;)">
            <text:p/>
          </table:table-cell>
          <table:table-cell office:value-type="string" calcext:value-type="string">
            <text:p>AcDbBlockEnd</text:p>
          </table:table-cell>
          <table:table-cell table:formula="of:=IF([.A556]&lt;&gt;[.E55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57]&lt;&gt;[.C55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57]&lt;&gt;[.E557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BLOCK</text:p>
          </table:table-cell>
          <table:table-cell table:style-name="ce5" table:formula="of:=IF([.A558]&lt;&gt;[.C558];&quot;DIFF&quot;;&quot;&quot;)">
            <text:p/>
          </table:table-cell>
          <table:table-cell office:value-type="string" calcext:value-type="string">
            <text:p>BLOCK</text:p>
          </table:table-cell>
          <table:table-cell table:formula="of:=IF([.A558]&lt;&gt;[.E558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table:formula="of:=IF([.A559]&lt;&gt;[.C55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559]&lt;&gt;[.E559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1C</text:p>
          </table:table-cell>
          <table:table-cell table:style-name="ce5" table:formula="of:=IF([.A560]&lt;&gt;[.C560];&quot;DIFF&quot;;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A560]&lt;&gt;[.E560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330" calcext:value-type="float">
            <text:p>330</text:p>
          </table:table-cell>
          <table:table-cell table:style-name="ce5" table:formula="of:=IF([.A561]&lt;&gt;[.C56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561]&lt;&gt;[.E561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1B</text:p>
          </table:table-cell>
          <table:table-cell table:style-name="ce5" table:formula="of:=IF([.A562]&lt;&gt;[.C562];&quot;DIFF&quot;;&quot;&quot;)">
            <text:p/>
          </table:table-cell>
          <table:table-cell office:value-type="float" office:value="14" calcext:value-type="float">
            <text:p>14</text:p>
          </table:table-cell>
          <table:table-cell table:formula="of:=IF([.A562]&lt;&gt;[.E562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63]&lt;&gt;[.C56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63]&lt;&gt;[.E563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Entity</text:p>
          </table:table-cell>
          <table:table-cell table:style-name="ce5" table:formula="of:=IF([.A564]&lt;&gt;[.C564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564]&lt;&gt;[.E564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67" calcext:value-type="float">
            <text:p>67</text:p>
          </table:table-cell>
          <table:table-cell table:style-name="ce5" table:formula="of:=IF([.A565]&lt;&gt;[.C565];&quot;DIFF&quot;;&quot;&quot;)">
            <text:p/>
          </table:table-cell>
          <table:table-cell office:value-type="float" office:value="67" calcext:value-type="float">
            <text:p>67</text:p>
          </table:table-cell>
          <table:table-cell table:formula="of:=IF([.A565]&lt;&gt;[.E565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table:formula="of:=IF([.A566]&lt;&gt;[.C566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566]&lt;&gt;[.E56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8" calcext:value-type="float">
            <text:p>8</text:p>
          </table:table-cell>
          <table:table-cell table:style-name="ce5" table:formula="of:=IF([.A567]&lt;&gt;[.C567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567]&lt;&gt;[.E567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68]&lt;&gt;[.C56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68]&lt;&gt;[.E568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69]&lt;&gt;[.C56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69]&lt;&gt;[.E569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BlockBegin</text:p>
          </table:table-cell>
          <table:table-cell table:style-name="ce5" table:formula="of:=IF([.A570]&lt;&gt;[.C570];&quot;DIFF&quot;;&quot;&quot;)">
            <text:p/>
          </table:table-cell>
          <table:table-cell office:value-type="string" calcext:value-type="string">
            <text:p>AcDbBlockBegin</text:p>
          </table:table-cell>
          <table:table-cell table:formula="of:=IF([.A570]&lt;&gt;[.E570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table:formula="of:=IF([.A571]&lt;&gt;[.C571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571]&lt;&gt;[.E571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*PAPER_SPACE</text:p>
          </table:table-cell>
          <table:table-cell table:style-name="ce5" table:formula="of:=IF([.A572]&lt;&gt;[.C572];&quot;DIFF&quot;;&quot;&quot;)">
            <text:p/>
          </table:table-cell>
          <table:table-cell office:value-type="string" calcext:value-type="string">
            <text:p>*PAPER_SPACE</text:p>
          </table:table-cell>
          <table:table-cell table:formula="of:=IF([.A572]&lt;&gt;[.E572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table:formula="of:=IF([.A573]&lt;&gt;[.C573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573]&lt;&gt;[.E573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table:number-columns-repeated="3"/>
          <table:table-cell table:style-name="ce5" table:formula="of:=IF([.A574]&lt;&gt;[.C57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74]&lt;&gt;[.E574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75]&lt;&gt;[.C57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75]&lt;&gt;[.E575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ENDBLK</text:p>
          </table:table-cell>
          <table:table-cell table:style-name="ce5" table:formula="of:=IF([.A576]&lt;&gt;[.C576];&quot;DIFF&quot;;&quot;&quot;)">
            <text:p/>
          </table:table-cell>
          <table:table-cell office:value-type="string" calcext:value-type="string">
            <text:p>ENDBLK</text:p>
          </table:table-cell>
          <table:table-cell table:formula="of:=IF([.A576]&lt;&gt;[.E57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table:formula="of:=IF([.A577]&lt;&gt;[.C577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577]&lt;&gt;[.E577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1D</text:p>
          </table:table-cell>
          <table:table-cell table:style-name="ce5" table:formula="of:=IF([.A578]&lt;&gt;[.C578];&quot;DIFF&quot;;&quot;&quot;)">
            <text:p/>
          </table:table-cell>
          <table:table-cell office:value-type="float" office:value="18" calcext:value-type="float">
            <text:p>18</text:p>
          </table:table-cell>
          <table:table-cell table:formula="of:=IF([.A578]&lt;&gt;[.E578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330" calcext:value-type="float">
            <text:p>330</text:p>
          </table:table-cell>
          <table:table-cell table:style-name="ce5" table:formula="of:=IF([.A579]&lt;&gt;[.C579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579]&lt;&gt;[.E579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1B</text:p>
          </table:table-cell>
          <table:table-cell table:style-name="ce5" table:formula="of:=IF([.A580]&lt;&gt;[.C580];&quot;DIFF&quot;;&quot;&quot;)">
            <text:p/>
          </table:table-cell>
          <table:table-cell office:value-type="float" office:value="13" calcext:value-type="float">
            <text:p>13</text:p>
          </table:table-cell>
          <table:table-cell table:formula="of:=IF([.A580]&lt;&gt;[.E580];&quot;DIFF&quot;;&quot;&quot;)" office:value-type="string" office:string-value="DIFF" calcext:value-type="string">
            <text:p>DIFF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81]&lt;&gt;[.C58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81]&lt;&gt;[.E581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Entity</text:p>
          </table:table-cell>
          <table:table-cell table:style-name="ce5" table:formula="of:=IF([.A582]&lt;&gt;[.C582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582]&lt;&gt;[.E582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67" calcext:value-type="float">
            <text:p>67</text:p>
          </table:table-cell>
          <table:table-cell table:style-name="ce5" table:formula="of:=IF([.A583]&lt;&gt;[.C583];&quot;DIFF&quot;;&quot;&quot;)">
            <text:p/>
          </table:table-cell>
          <table:table-cell office:value-type="float" office:value="67" calcext:value-type="float">
            <text:p>67</text:p>
          </table:table-cell>
          <table:table-cell table:formula="of:=IF([.A583]&lt;&gt;[.E583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table:formula="of:=IF([.A584]&lt;&gt;[.C584];&quot;DIFF&quot;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A584]&lt;&gt;[.E584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8" calcext:value-type="float">
            <text:p>8</text:p>
          </table:table-cell>
          <table:table-cell table:style-name="ce5" table:formula="of:=IF([.A585]&lt;&gt;[.C585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585]&lt;&gt;[.E585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86]&lt;&gt;[.C58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86]&lt;&gt;[.E586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IF([.A587]&lt;&gt;[.C58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87]&lt;&gt;[.E587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AcDbBlockEnd</text:p>
          </table:table-cell>
          <table:table-cell table:style-name="ce5" table:formula="of:=IF([.A588]&lt;&gt;[.C588];&quot;DIFF&quot;;&quot;&quot;)">
            <text:p/>
          </table:table-cell>
          <table:table-cell office:value-type="string" calcext:value-type="string">
            <text:p>AcDbBlockEnd</text:p>
          </table:table-cell>
          <table:table-cell table:formula="of:=IF([.A588]&lt;&gt;[.E588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table:formula="of:=IF([.A589]&lt;&gt;[.C58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89]&lt;&gt;[.E589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table:style-name="ce5" office:value-type="string" calcext:value-type="string">
            <text:p>ENDSEC</text:p>
          </table:table-cell>
          <table:table-cell table:style-name="ce5" table:formula="of:=IF([.A590]&lt;&gt;[.C590];&quot;DIFF&quot;;&quot;&quot;)">
            <text:p/>
          </table:table-cell>
          <table:table-cell office:value-type="string" calcext:value-type="string">
            <text:p>ENDSEC</text:p>
          </table:table-cell>
          <table:table-cell table:formula="of:=IF([.A590]&lt;&gt;[.E590];&quot;DIFF&quot;;&quot;&quot;)">
            <text:p/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591]&lt;&gt;[.C59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91]&lt;&gt;[.E59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SECTION</text:p>
          </table:table-cell>
          <table:table-cell table:formula="of:=IF([.A592]&lt;&gt;[.C592];&quot;DIFF&quot;;&quot;&quot;)">
            <text:p/>
          </table:table-cell>
          <table:table-cell office:value-type="string" calcext:value-type="string">
            <text:p>SECTION</text:p>
          </table:table-cell>
          <table:table-cell table:formula="of:=IF([.A592]&lt;&gt;[.E59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formula="of:=IF([.A593]&lt;&gt;[.C593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593]&lt;&gt;[.E59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ENTITIES</text:p>
          </table:table-cell>
          <table:table-cell table:formula="of:=IF([.A594]&lt;&gt;[.C594];&quot;DIFF&quot;;&quot;&quot;)">
            <text:p/>
          </table:table-cell>
          <table:table-cell office:value-type="string" calcext:value-type="string">
            <text:p>ENTITIES</text:p>
          </table:table-cell>
          <table:table-cell table:formula="of:=IF([.A594]&lt;&gt;[.E59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595]&lt;&gt;[.C59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595]&lt;&gt;[.E595];&quot;DIFF&quot;;&quot;&quot;)">
            <text:p/>
          </table:table-cell>
          <table:table-cell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INE</text:p>
          </table:table-cell>
          <table:table-cell table:formula="of:=IF([.A596]&lt;&gt;[.C596];&quot;DIFF&quot;;&quot;&quot;)">
            <text:p/>
          </table:table-cell>
          <table:table-cell office:value-type="string" calcext:value-type="string">
            <text:p>LINE</text:p>
          </table:table-cell>
          <table:table-cell table:formula="of:=IF([.A596]&lt;&gt;[.E59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IF([.A597]&lt;&gt;[.C597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597]&lt;&gt;[.E597];&quot;DIFF&quot;;&quot;&quot;)">
            <text:p/>
          </table:table-cell>
          <table:table-cell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598]&lt;&gt;[.C598];&quot;DIFF&quot;;&quot;&quot;)">
            <text:p/>
          </table:table-cell>
          <table:table-cell office:value-type="float" office:value="19" calcext:value-type="float">
            <text:p>19</text:p>
          </table:table-cell>
          <table:table-cell table:formula="of:=IF([.A598]&lt;&gt;[.E5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599]&lt;&gt;[.C59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599]&lt;&gt;[.E599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Entity</text:p>
          </table:table-cell>
          <table:table-cell table:formula="of:=IF([.A600]&lt;&gt;[.C600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600]&lt;&gt;[.E60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IF([.A601]&lt;&gt;[.C601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601]&lt;&gt;[.E601];&quot;DIFF&quot;;&quot;&quot;)">
            <text:p/>
          </table:table-cell>
          <table:table-cell office:value-type="string" calcext:value-type="string">
            <text:p>Layer Nam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ayer_1</text:p>
          </table:table-cell>
          <table:table-cell table:formula="of:=IF([.A602]&lt;&gt;[.C602];&quot;DIFF&quot;;&quot;&quot;)">
            <text:p/>
          </table:table-cell>
          <table:table-cell office:value-type="string" calcext:value-type="string">
            <text:p>Layer_1</text:p>
          </table:table-cell>
          <table:table-cell table:formula="of:=IF([.A602]&lt;&gt;[.E60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formula="of:=IF([.A603]&lt;&gt;[.C603];&quot;DIFF&quot;;&quot;&quot;)">
            <text:p/>
          </table:table-cell>
          <table:table-cell office:value-type="float" office:value="62" calcext:value-type="float">
            <text:p>62</text:p>
          </table:table-cell>
          <table:table-cell table:formula="of:=IF([.A603]&lt;&gt;[.E603];&quot;DIFF&quot;;&quot;&quot;)">
            <text:p/>
          </table:table-cell>
          <table:table-cell office:value-type="string" calcext:value-type="string">
            <text:p>Colour Numbe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A604]&lt;&gt;[.C604];&quot;DIFF&quot;;&quot;&quot;)" office:value-type="string" office:string-value="DIFF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formula="of:=IF([.A604]&lt;&gt;[.E6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05]&lt;&gt;[.C60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05]&lt;&gt;[.E605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Line</text:p>
          </table:table-cell>
          <table:table-cell table:formula="of:=IF([.A606]&lt;&gt;[.C606];&quot;DIFF&quot;;&quot;&quot;)">
            <text:p/>
          </table:table-cell>
          <table:table-cell office:value-type="string" calcext:value-type="string">
            <text:p>AcDbLine</text:p>
          </table:table-cell>
          <table:table-cell table:formula="of:=IF([.A606]&lt;&gt;[.E60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IF([.A607]&lt;&gt;[.C607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607]&lt;&gt;[.E607];&quot;DIFF&quot;;&quot;&quot;)">
            <text:p/>
          </table:table-cell>
          <table:table-cell office:value-type="string" calcext:value-type="string">
            <text:p>First X</text:p>
          </table:table-cell>
          <table:table-cell table:number-columns-repeated="7"/>
        </table:table-row>
        <table:table-row table:style-name="ro1">
          <table:table-cell table:style-name="ce6" office:value-type="float" office:value="16.052319" calcext:value-type="float">
            <text:p>16.052319</text:p>
          </table:table-cell>
          <table:table-cell table:style-name="ce6" office:value-type="float" office:value="19.446642" calcext:value-type="float">
            <text:p>19.446642</text:p>
          </table:table-cell>
          <table:table-cell office:value-type="float" office:value="10.750666" calcext:value-type="float">
            <text:p>10.750666</text:p>
          </table:table-cell>
          <table:table-cell table:formula="of:=IF([.A608]&lt;&gt;[.C608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608]&lt;&gt;[.E6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IF([.A609]&lt;&gt;[.C609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609]&lt;&gt;[.E609];&quot;DIFF&quot;;&quot;&quot;)">
            <text:p/>
          </table:table-cell>
          <table:table-cell office:value-type="string" calcext:value-type="string">
            <text:p>First Y</text:p>
          </table:table-cell>
          <table:table-cell table:number-columns-repeated="7"/>
        </table:table-row>
        <table:table-row table:style-name="ro1">
          <table:table-cell table:style-name="ce6" office:value-type="float" office:value="52.117001" calcext:value-type="float">
            <text:p>52.117001</text:p>
          </table:table-cell>
          <table:table-cell table:style-name="ce6" office:value-type="float" office:value="47.591237" calcext:value-type="float">
            <text:p>47.591237</text:p>
          </table:table-cell>
          <table:table-cell office:value-type="float" office:value="43.302685" calcext:value-type="float">
            <text:p>43.302685</text:p>
          </table:table-cell>
          <table:table-cell table:formula="of:=IF([.A610]&lt;&gt;[.C610];&quot;DIFF&quot;;&quot;&quot;)" office:value-type="string" office:string-value="DIFF" calcext:value-type="string">
            <text:p>DIFF</text:p>
          </table:table-cell>
          <table:table-cell office:value-type="float" office:value="5.59054" calcext:value-type="float">
            <text:p>5.59054</text:p>
          </table:table-cell>
          <table:table-cell table:formula="of:=IF([.A610]&lt;&gt;[.E6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table:formula="of:=IF([.A611]&lt;&gt;[.C611];&quot;DIFF&quot;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A611]&lt;&gt;[.E611];&quot;DIFF&quot;;&quot;&quot;)">
            <text:p/>
          </table:table-cell>
          <table:table-cell office:value-type="string" calcext:value-type="string">
            <text:p>First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12]&lt;&gt;[.C61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12]&lt;&gt;[.E61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formula="of:=IF([.A613]&lt;&gt;[.C613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613]&lt;&gt;[.E613];&quot;DIFF&quot;;&quot;&quot;)">
            <text:p/>
          </table:table-cell>
          <table:table-cell office:value-type="string" calcext:value-type="string">
            <text:p>Second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6.447433" calcext:value-type="float">
            <text:p>26.447433</text:p>
          </table:table-cell>
          <table:table-cell office:value-type="float" office:value="22.951423" calcext:value-type="float">
            <text:p>22.951423</text:p>
          </table:table-cell>
          <table:table-cell table:formula="of:=IF([.A614]&lt;&gt;[.C614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614]&lt;&gt;[.E6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table:formula="of:=IF([.A615]&lt;&gt;[.C615];&quot;DIFF&quot;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A615]&lt;&gt;[.E615];&quot;DIFF&quot;;&quot;&quot;)">
            <text:p/>
          </table:table-cell>
          <table:table-cell office:value-type="string" calcext:value-type="string">
            <text:p>Second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.279201" calcext:value-type="float">
            <text:p>57.279201</text:p>
          </table:table-cell>
          <table:table-cell office:value-type="float" office:value="54.053352" calcext:value-type="float">
            <text:p>54.053352</text:p>
          </table:table-cell>
          <table:table-cell table:formula="of:=IF([.A616]&lt;&gt;[.C616];&quot;DIFF&quot;;&quot;&quot;)" office:value-type="string" office:string-value="DIFF" calcext:value-type="string">
            <text:p>DIFF</text:p>
          </table:table-cell>
          <table:table-cell office:value-type="float" office:value="6.140552" calcext:value-type="float">
            <text:p>6.140552</text:p>
          </table:table-cell>
          <table:table-cell table:formula="of:=IF([.A616]&lt;&gt;[.E6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  <table:table-cell table:formula="of:=IF([.A617]&lt;&gt;[.C617];&quot;DIFF&quot;;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A617]&lt;&gt;[.E617];&quot;DIFF&quot;;&quot;&quot;)">
            <text:p/>
          </table:table-cell>
          <table:table-cell office:value-type="string" calcext:value-type="string">
            <text:p>Second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18]&lt;&gt;[.C61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18]&lt;&gt;[.E61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19]&lt;&gt;[.C61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19]&lt;&gt;[.E619];&quot;DIFF&quot;;&quot;&quot;)">
            <text:p/>
          </table:table-cell>
          <table:table-cell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INE</text:p>
          </table:table-cell>
          <table:table-cell table:formula="of:=IF([.A620]&lt;&gt;[.C620];&quot;DIFF&quot;;&quot;&quot;)">
            <text:p/>
          </table:table-cell>
          <table:table-cell office:value-type="string" calcext:value-type="string">
            <text:p>LINE</text:p>
          </table:table-cell>
          <table:table-cell table:formula="of:=IF([.A620]&lt;&gt;[.E62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IF([.A621]&lt;&gt;[.C62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621]&lt;&gt;[.E621];&quot;DIFF&quot;;&quot;&quot;)">
            <text:p/>
          </table:table-cell>
          <table:table-cell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01" calcext:value-type="float">
            <text:p>101</text:p>
          </table:table-cell>
          <table:table-cell table:formula="of:=IF([.A622]&lt;&gt;[.C622];&quot;DIFF&quot;;&quot;&quot;)">
            <text:p/>
          </table:table-cell>
          <table:table-cell office:value-type="string" calcext:value-type="string">
            <text:p>1a</text:p>
          </table:table-cell>
          <table:table-cell table:formula="of:=IF([.A622]&lt;&gt;[.E6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23]&lt;&gt;[.C62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23]&lt;&gt;[.E623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Entity</text:p>
          </table:table-cell>
          <table:table-cell table:formula="of:=IF([.A624]&lt;&gt;[.C624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624]&lt;&gt;[.E62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IF([.A625]&lt;&gt;[.C625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625]&lt;&gt;[.E625];&quot;DIFF&quot;;&quot;&quot;)">
            <text:p/>
          </table:table-cell>
          <table:table-cell office:value-type="string" calcext:value-type="string">
            <text:p>Layer Nam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ayer_1</text:p>
          </table:table-cell>
          <table:table-cell table:formula="of:=IF([.A626]&lt;&gt;[.C626];&quot;DIFF&quot;;&quot;&quot;)">
            <text:p/>
          </table:table-cell>
          <table:table-cell office:value-type="string" calcext:value-type="string">
            <text:p>Layer_1</text:p>
          </table:table-cell>
          <table:table-cell table:formula="of:=IF([.A626]&lt;&gt;[.E62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formula="of:=IF([.A627]&lt;&gt;[.C627];&quot;DIFF&quot;;&quot;&quot;)">
            <text:p/>
          </table:table-cell>
          <table:table-cell office:value-type="float" office:value="62" calcext:value-type="float">
            <text:p>62</text:p>
          </table:table-cell>
          <table:table-cell table:formula="of:=IF([.A627]&lt;&gt;[.E627];&quot;DIFF&quot;;&quot;&quot;)">
            <text:p/>
          </table:table-cell>
          <table:table-cell office:value-type="string" calcext:value-type="string">
            <text:p>Colour Numbe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A628]&lt;&gt;[.C628];&quot;DIFF&quot;;&quot;&quot;)" office:value-type="string" office:string-value="DIFF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formula="of:=IF([.A628]&lt;&gt;[.E6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29]&lt;&gt;[.C629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29]&lt;&gt;[.E629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Line</text:p>
          </table:table-cell>
          <table:table-cell table:formula="of:=IF([.A630]&lt;&gt;[.C630];&quot;DIFF&quot;;&quot;&quot;)">
            <text:p/>
          </table:table-cell>
          <table:table-cell office:value-type="string" calcext:value-type="string">
            <text:p>AcDbLine</text:p>
          </table:table-cell>
          <table:table-cell table:formula="of:=IF([.A630]&lt;&gt;[.E63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IF([.A631]&lt;&gt;[.C631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631]&lt;&gt;[.E631];&quot;DIFF&quot;;&quot;&quot;)">
            <text:p/>
          </table:table-cell>
          <table:table-cell office:value-type="string" calcext:value-type="string">
            <text:p>First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6.447433" calcext:value-type="float">
            <text:p>26.447433</text:p>
          </table:table-cell>
          <table:table-cell office:value-type="float" office:value="22.951423" calcext:value-type="float">
            <text:p>22.951423</text:p>
          </table:table-cell>
          <table:table-cell table:formula="of:=IF([.A632]&lt;&gt;[.C632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632]&lt;&gt;[.E6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IF([.A633]&lt;&gt;[.C633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633]&lt;&gt;[.E633];&quot;DIFF&quot;;&quot;&quot;)">
            <text:p/>
          </table:table-cell>
          <table:table-cell office:value-type="string" calcext:value-type="string">
            <text:p>First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.279201" calcext:value-type="float">
            <text:p>57.279201</text:p>
          </table:table-cell>
          <table:table-cell office:value-type="float" office:value="54.053352" calcext:value-type="float">
            <text:p>54.053352</text:p>
          </table:table-cell>
          <table:table-cell table:formula="of:=IF([.A634]&lt;&gt;[.C634];&quot;DIFF&quot;;&quot;&quot;)" office:value-type="string" office:string-value="DIFF" calcext:value-type="string">
            <text:p>DIFF</text:p>
          </table:table-cell>
          <table:table-cell office:value-type="float" office:value="6.140552" calcext:value-type="float">
            <text:p>6.140552</text:p>
          </table:table-cell>
          <table:table-cell table:formula="of:=IF([.A634]&lt;&gt;[.E6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table:formula="of:=IF([.A635]&lt;&gt;[.C635];&quot;DIFF&quot;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A635]&lt;&gt;[.E635];&quot;DIFF&quot;;&quot;&quot;)">
            <text:p/>
          </table:table-cell>
          <table:table-cell office:value-type="string" calcext:value-type="string">
            <text:p>First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36]&lt;&gt;[.C63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36]&lt;&gt;[.E63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formula="of:=IF([.A637]&lt;&gt;[.C637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637]&lt;&gt;[.E637];&quot;DIFF&quot;;&quot;&quot;)">
            <text:p/>
          </table:table-cell>
          <table:table-cell office:value-type="string" calcext:value-type="string">
            <text:p>Second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2.953219" calcext:value-type="float">
            <text:p>32.953219</text:p>
          </table:table-cell>
          <table:table-cell office:value-type="float" office:value="34.402133" calcext:value-type="float">
            <text:p>34.402133</text:p>
          </table:table-cell>
          <table:table-cell table:formula="of:=IF([.A638]&lt;&gt;[.C638];&quot;DIFF&quot;;&quot;&quot;)" office:value-type="string" office:string-value="DIFF" calcext:value-type="string">
            <text:p>DIFF</text:p>
          </table:table-cell>
          <table:table-cell office:value-type="float" office:value="10.433558" calcext:value-type="float">
            <text:p>10.433558</text:p>
          </table:table-cell>
          <table:table-cell table:formula="of:=IF([.A638]&lt;&gt;[.E6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table:formula="of:=IF([.A639]&lt;&gt;[.C639];&quot;DIFF&quot;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A639]&lt;&gt;[.E639];&quot;DIFF&quot;;&quot;&quot;)">
            <text:p/>
          </table:table-cell>
          <table:table-cell office:value-type="string" calcext:value-type="string">
            <text:p>Second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7.874097" calcext:value-type="float">
            <text:p>47.874097</text:p>
          </table:table-cell>
          <table:table-cell office:value-type="float" office:value="44.80278" calcext:value-type="float">
            <text:p>44.80278</text:p>
          </table:table-cell>
          <table:table-cell table:formula="of:=IF([.A640]&lt;&gt;[.C640];&quot;DIFF&quot;;&quot;&quot;)" office:value-type="string" office:string-value="DIFF" calcext:value-type="string">
            <text:p>DIFF</text:p>
          </table:table-cell>
          <table:table-cell office:value-type="float" office:value="6.140552" calcext:value-type="float">
            <text:p>6.140552</text:p>
          </table:table-cell>
          <table:table-cell table:formula="of:=IF([.A640]&lt;&gt;[.E6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  <table:table-cell table:formula="of:=IF([.A641]&lt;&gt;[.C641];&quot;DIFF&quot;;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A641]&lt;&gt;[.E641];&quot;DIFF&quot;;&quot;&quot;)">
            <text:p/>
          </table:table-cell>
          <table:table-cell office:value-type="string" calcext:value-type="string">
            <text:p>Second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42]&lt;&gt;[.C64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42]&lt;&gt;[.E64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43]&lt;&gt;[.C643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43]&lt;&gt;[.E643];&quot;DIFF&quot;;&quot;&quot;)">
            <text:p/>
          </table:table-cell>
          <table:table-cell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INE</text:p>
          </table:table-cell>
          <table:table-cell table:formula="of:=IF([.A644]&lt;&gt;[.C644];&quot;DIFF&quot;;&quot;&quot;)">
            <text:p/>
          </table:table-cell>
          <table:table-cell office:value-type="string" calcext:value-type="string">
            <text:p>LINE</text:p>
          </table:table-cell>
          <table:table-cell table:formula="of:=IF([.A644]&lt;&gt;[.E64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IF([.A645]&lt;&gt;[.C645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645]&lt;&gt;[.E645];&quot;DIFF&quot;;&quot;&quot;)">
            <text:p/>
          </table:table-cell>
          <table:table-cell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02" calcext:value-type="float">
            <text:p>102</text:p>
          </table:table-cell>
          <table:table-cell table:formula="of:=IF([.A646]&lt;&gt;[.C646];&quot;DIFF&quot;;&quot;&quot;)">
            <text:p/>
          </table:table-cell>
          <table:table-cell office:value-type="string" calcext:value-type="string">
            <text:p>1b</text:p>
          </table:table-cell>
          <table:table-cell table:formula="of:=IF([.A646]&lt;&gt;[.E6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47]&lt;&gt;[.C64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47]&lt;&gt;[.E647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Entity</text:p>
          </table:table-cell>
          <table:table-cell table:formula="of:=IF([.A648]&lt;&gt;[.C648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648]&lt;&gt;[.E64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IF([.A649]&lt;&gt;[.C649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649]&lt;&gt;[.E649];&quot;DIFF&quot;;&quot;&quot;)">
            <text:p/>
          </table:table-cell>
          <table:table-cell office:value-type="string" calcext:value-type="string">
            <text:p>Layer Nam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ayer_1</text:p>
          </table:table-cell>
          <table:table-cell table:formula="of:=IF([.A650]&lt;&gt;[.C650];&quot;DIFF&quot;;&quot;&quot;)">
            <text:p/>
          </table:table-cell>
          <table:table-cell office:value-type="string" calcext:value-type="string">
            <text:p>Layer_1</text:p>
          </table:table-cell>
          <table:table-cell table:formula="of:=IF([.A650]&lt;&gt;[.E65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formula="of:=IF([.A651]&lt;&gt;[.C651];&quot;DIFF&quot;;&quot;&quot;)">
            <text:p/>
          </table:table-cell>
          <table:table-cell office:value-type="float" office:value="62" calcext:value-type="float">
            <text:p>62</text:p>
          </table:table-cell>
          <table:table-cell table:formula="of:=IF([.A651]&lt;&gt;[.E651];&quot;DIFF&quot;;&quot;&quot;)">
            <text:p/>
          </table:table-cell>
          <table:table-cell office:value-type="string" calcext:value-type="string">
            <text:p>Colour Numbe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A652]&lt;&gt;[.C652];&quot;DIFF&quot;;&quot;&quot;)" office:value-type="string" office:string-value="DIFF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formula="of:=IF([.A652]&lt;&gt;[.E6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53]&lt;&gt;[.C65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53]&lt;&gt;[.E653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Line</text:p>
          </table:table-cell>
          <table:table-cell table:formula="of:=IF([.A654]&lt;&gt;[.C654];&quot;DIFF&quot;;&quot;&quot;)">
            <text:p/>
          </table:table-cell>
          <table:table-cell office:value-type="string" calcext:value-type="string">
            <text:p>AcDbLine</text:p>
          </table:table-cell>
          <table:table-cell table:formula="of:=IF([.A654]&lt;&gt;[.E65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IF([.A655]&lt;&gt;[.C655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655]&lt;&gt;[.E655];&quot;DIFF&quot;;&quot;&quot;)">
            <text:p/>
          </table:table-cell>
          <table:table-cell office:value-type="string" calcext:value-type="string">
            <text:p>First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2.953219" calcext:value-type="float">
            <text:p>32.953219</text:p>
          </table:table-cell>
          <table:table-cell office:value-type="float" office:value="34.402133" calcext:value-type="float">
            <text:p>34.402133</text:p>
          </table:table-cell>
          <table:table-cell table:formula="of:=IF([.A656]&lt;&gt;[.C656];&quot;DIFF&quot;;&quot;&quot;)" office:value-type="string" office:string-value="DIFF" calcext:value-type="string">
            <text:p>DIFF</text:p>
          </table:table-cell>
          <table:table-cell office:value-type="float" office:value="10.433558" calcext:value-type="float">
            <text:p>10.433558</text:p>
          </table:table-cell>
          <table:table-cell table:formula="of:=IF([.A656]&lt;&gt;[.E6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IF([.A657]&lt;&gt;[.C657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657]&lt;&gt;[.E657];&quot;DIFF&quot;;&quot;&quot;)">
            <text:p/>
          </table:table-cell>
          <table:table-cell office:value-type="string" calcext:value-type="string">
            <text:p>First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7.874097" calcext:value-type="float">
            <text:p>47.874097</text:p>
          </table:table-cell>
          <table:table-cell office:value-type="float" office:value="44.80278" calcext:value-type="float">
            <text:p>44.80278</text:p>
          </table:table-cell>
          <table:table-cell table:formula="of:=IF([.A658]&lt;&gt;[.C658];&quot;DIFF&quot;;&quot;&quot;)" office:value-type="string" office:string-value="DIFF" calcext:value-type="string">
            <text:p>DIFF</text:p>
          </table:table-cell>
          <table:table-cell office:value-type="float" office:value="6.140552" calcext:value-type="float">
            <text:p>6.140552</text:p>
          </table:table-cell>
          <table:table-cell table:formula="of:=IF([.A658]&lt;&gt;[.E6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table:formula="of:=IF([.A659]&lt;&gt;[.C659];&quot;DIFF&quot;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A659]&lt;&gt;[.E659];&quot;DIFF&quot;;&quot;&quot;)">
            <text:p/>
          </table:table-cell>
          <table:table-cell office:value-type="string" calcext:value-type="string">
            <text:p>First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60]&lt;&gt;[.C66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60]&lt;&gt;[.E66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formula="of:=IF([.A661]&lt;&gt;[.C661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661]&lt;&gt;[.E661];&quot;DIFF&quot;;&quot;&quot;)">
            <text:p/>
          </table:table-cell>
          <table:table-cell office:value-type="string" calcext:value-type="string">
            <text:p>Second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8.35674" calcext:value-type="float">
            <text:p>28.35674</text:p>
          </table:table-cell>
          <table:table-cell office:value-type="float" office:value="34.452137" calcext:value-type="float">
            <text:p>34.452137</text:p>
          </table:table-cell>
          <table:table-cell table:formula="of:=IF([.A662]&lt;&gt;[.C662];&quot;DIFF&quot;;&quot;&quot;)" office:value-type="string" office:string-value="DIFF" calcext:value-type="string">
            <text:p>DIFF</text:p>
          </table:table-cell>
          <table:table-cell office:value-type="float" office:value="10.433558" calcext:value-type="float">
            <text:p>10.433558</text:p>
          </table:table-cell>
          <table:table-cell table:formula="of:=IF([.A662]&lt;&gt;[.E6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table:formula="of:=IF([.A663]&lt;&gt;[.C663];&quot;DIFF&quot;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A663]&lt;&gt;[.E663];&quot;DIFF&quot;;&quot;&quot;)">
            <text:p/>
          </table:table-cell>
          <table:table-cell office:value-type="string" calcext:value-type="string">
            <text:p>Second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8.639601" calcext:value-type="float">
            <text:p>28.639601</text:p>
          </table:table-cell>
          <table:table-cell office:value-type="float" office:value="30.651902" calcext:value-type="float">
            <text:p>30.651902</text:p>
          </table:table-cell>
          <table:table-cell table:formula="of:=IF([.A664]&lt;&gt;[.C664];&quot;DIFF&quot;;&quot;&quot;)" office:value-type="string" office:string-value="DIFF" calcext:value-type="string">
            <text:p>DIFF</text:p>
          </table:table-cell>
          <table:table-cell office:value-type="float" office:value="5.59054" calcext:value-type="float">
            <text:p>5.59054</text:p>
          </table:table-cell>
          <table:table-cell table:formula="of:=IF([.A664]&lt;&gt;[.E6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  <table:table-cell table:formula="of:=IF([.A665]&lt;&gt;[.C665];&quot;DIFF&quot;;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A665]&lt;&gt;[.E665];&quot;DIFF&quot;;&quot;&quot;)">
            <text:p/>
          </table:table-cell>
          <table:table-cell office:value-type="string" calcext:value-type="string">
            <text:p>Second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66]&lt;&gt;[.C666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66]&lt;&gt;[.E66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67]&lt;&gt;[.C66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67]&lt;&gt;[.E667];&quot;DIFF&quot;;&quot;&quot;)">
            <text:p/>
          </table:table-cell>
          <table:table-cell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INE</text:p>
          </table:table-cell>
          <table:table-cell table:formula="of:=IF([.A668]&lt;&gt;[.C668];&quot;DIFF&quot;;&quot;&quot;)">
            <text:p/>
          </table:table-cell>
          <table:table-cell office:value-type="string" calcext:value-type="string">
            <text:p>LINE</text:p>
          </table:table-cell>
          <table:table-cell table:formula="of:=IF([.A668]&lt;&gt;[.E66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IF([.A669]&lt;&gt;[.C66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669]&lt;&gt;[.E669];&quot;DIFF&quot;;&quot;&quot;)">
            <text:p/>
          </table:table-cell>
          <table:table-cell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03" calcext:value-type="float">
            <text:p>103</text:p>
          </table:table-cell>
          <table:table-cell table:formula="of:=IF([.A670]&lt;&gt;[.C670];&quot;DIFF&quot;;&quot;&quot;)">
            <text:p/>
          </table:table-cell>
          <table:table-cell office:value-type="string" calcext:value-type="string">
            <text:p>1c</text:p>
          </table:table-cell>
          <table:table-cell table:formula="of:=IF([.A670]&lt;&gt;[.E6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71]&lt;&gt;[.C67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71]&lt;&gt;[.E671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Entity</text:p>
          </table:table-cell>
          <table:table-cell table:formula="of:=IF([.A672]&lt;&gt;[.C672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672]&lt;&gt;[.E67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IF([.A673]&lt;&gt;[.C673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673]&lt;&gt;[.E673];&quot;DIFF&quot;;&quot;&quot;)">
            <text:p/>
          </table:table-cell>
          <table:table-cell office:value-type="string" calcext:value-type="string">
            <text:p>Layer Nam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ayer_1</text:p>
          </table:table-cell>
          <table:table-cell table:formula="of:=IF([.A674]&lt;&gt;[.C674];&quot;DIFF&quot;;&quot;&quot;)">
            <text:p/>
          </table:table-cell>
          <table:table-cell office:value-type="string" calcext:value-type="string">
            <text:p>Layer_1</text:p>
          </table:table-cell>
          <table:table-cell table:formula="of:=IF([.A674]&lt;&gt;[.E67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formula="of:=IF([.A675]&lt;&gt;[.C675];&quot;DIFF&quot;;&quot;&quot;)">
            <text:p/>
          </table:table-cell>
          <table:table-cell office:value-type="float" office:value="62" calcext:value-type="float">
            <text:p>62</text:p>
          </table:table-cell>
          <table:table-cell table:formula="of:=IF([.A675]&lt;&gt;[.E675];&quot;DIFF&quot;;&quot;&quot;)">
            <text:p/>
          </table:table-cell>
          <table:table-cell office:value-type="string" calcext:value-type="string">
            <text:p>Colour Numbe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A676]&lt;&gt;[.C676];&quot;DIFF&quot;;&quot;&quot;)" office:value-type="string" office:string-value="DIFF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formula="of:=IF([.A676]&lt;&gt;[.E6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77]&lt;&gt;[.C67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77]&lt;&gt;[.E677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Line</text:p>
          </table:table-cell>
          <table:table-cell table:formula="of:=IF([.A678]&lt;&gt;[.C678];&quot;DIFF&quot;;&quot;&quot;)">
            <text:p/>
          </table:table-cell>
          <table:table-cell office:value-type="string" calcext:value-type="string">
            <text:p>AcDbLine</text:p>
          </table:table-cell>
          <table:table-cell table:formula="of:=IF([.A678]&lt;&gt;[.E67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IF([.A679]&lt;&gt;[.C679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679]&lt;&gt;[.E679];&quot;DIFF&quot;;&quot;&quot;)">
            <text:p/>
          </table:table-cell>
          <table:table-cell office:value-type="string" calcext:value-type="string">
            <text:p>First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8.35674" calcext:value-type="float">
            <text:p>28.35674</text:p>
          </table:table-cell>
          <table:table-cell office:value-type="float" office:value="34.452137" calcext:value-type="float">
            <text:p>34.452137</text:p>
          </table:table-cell>
          <table:table-cell table:formula="of:=IF([.A680]&lt;&gt;[.C680];&quot;DIFF&quot;;&quot;&quot;)" office:value-type="string" office:string-value="DIFF" calcext:value-type="string">
            <text:p>DIFF</text:p>
          </table:table-cell>
          <table:table-cell office:value-type="float" office:value="10.433558" calcext:value-type="float">
            <text:p>10.433558</text:p>
          </table:table-cell>
          <table:table-cell table:formula="of:=IF([.A680]&lt;&gt;[.E6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IF([.A681]&lt;&gt;[.C681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681]&lt;&gt;[.E681];&quot;DIFF&quot;;&quot;&quot;)">
            <text:p/>
          </table:table-cell>
          <table:table-cell office:value-type="string" calcext:value-type="string">
            <text:p>First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8.639601" calcext:value-type="float">
            <text:p>28.639601</text:p>
          </table:table-cell>
          <table:table-cell office:value-type="float" office:value="30.651902" calcext:value-type="float">
            <text:p>30.651902</text:p>
          </table:table-cell>
          <table:table-cell table:formula="of:=IF([.A682]&lt;&gt;[.C682];&quot;DIFF&quot;;&quot;&quot;)" office:value-type="string" office:string-value="DIFF" calcext:value-type="string">
            <text:p>DIFF</text:p>
          </table:table-cell>
          <table:table-cell office:value-type="float" office:value="5.59054" calcext:value-type="float">
            <text:p>5.59054</text:p>
          </table:table-cell>
          <table:table-cell table:formula="of:=IF([.A682]&lt;&gt;[.E6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table:formula="of:=IF([.A683]&lt;&gt;[.C683];&quot;DIFF&quot;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A683]&lt;&gt;[.E683];&quot;DIFF&quot;;&quot;&quot;)">
            <text:p/>
          </table:table-cell>
          <table:table-cell office:value-type="string" calcext:value-type="string">
            <text:p>First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84]&lt;&gt;[.C68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84]&lt;&gt;[.E68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formula="of:=IF([.A685]&lt;&gt;[.C685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685]&lt;&gt;[.E685];&quot;DIFF&quot;;&quot;&quot;)">
            <text:p/>
          </table:table-cell>
          <table:table-cell office:value-type="string" calcext:value-type="string">
            <text:p>Second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.890119" calcext:value-type="float">
            <text:p>10.890119</text:p>
          </table:table-cell>
          <table:table-cell office:value-type="float" office:value="16.651032" calcext:value-type="float">
            <text:p>16.651032</text:p>
          </table:table-cell>
          <table:table-cell table:formula="of:=IF([.A686]&lt;&gt;[.C686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686]&lt;&gt;[.E6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table:formula="of:=IF([.A687]&lt;&gt;[.C687];&quot;DIFF&quot;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A687]&lt;&gt;[.E687];&quot;DIFF&quot;;&quot;&quot;)">
            <text:p/>
          </table:table-cell>
          <table:table-cell office:value-type="string" calcext:value-type="string">
            <text:p>Second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.963209" calcext:value-type="float">
            <text:p>31.963209</text:p>
          </table:table-cell>
          <table:table-cell office:value-type="float" office:value="29.101804" calcext:value-type="float">
            <text:p>29.101804</text:p>
          </table:table-cell>
          <table:table-cell table:formula="of:=IF([.A688]&lt;&gt;[.C688];&quot;DIFF&quot;;&quot;&quot;)" office:value-type="string" office:string-value="DIFF" calcext:value-type="string">
            <text:p>DIFF</text:p>
          </table:table-cell>
          <table:table-cell office:value-type="float" office:value="5.59054" calcext:value-type="float">
            <text:p>5.59054</text:p>
          </table:table-cell>
          <table:table-cell table:formula="of:=IF([.A688]&lt;&gt;[.E6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  <table:table-cell table:formula="of:=IF([.A689]&lt;&gt;[.C689];&quot;DIFF&quot;;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A689]&lt;&gt;[.E689];&quot;DIFF&quot;;&quot;&quot;)">
            <text:p/>
          </table:table-cell>
          <table:table-cell office:value-type="string" calcext:value-type="string">
            <text:p>Second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90]&lt;&gt;[.C69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90]&lt;&gt;[.E69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691]&lt;&gt;[.C69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691]&lt;&gt;[.E691];&quot;DIFF&quot;;&quot;&quot;)">
            <text:p/>
          </table:table-cell>
          <table:table-cell office:value-type="string" calcext:value-type="string">
            <text:p>Entity Typ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INE</text:p>
          </table:table-cell>
          <table:table-cell table:formula="of:=IF([.A692]&lt;&gt;[.C692];&quot;DIFF&quot;;&quot;&quot;)">
            <text:p/>
          </table:table-cell>
          <table:table-cell office:value-type="string" calcext:value-type="string">
            <text:p>LINE</text:p>
          </table:table-cell>
          <table:table-cell table:formula="of:=IF([.A692]&lt;&gt;[.E69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IF([.A693]&lt;&gt;[.C69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693]&lt;&gt;[.E693];&quot;DIFF&quot;;&quot;&quot;)">
            <text:p/>
          </table:table-cell>
          <table:table-cell office:value-type="string" calcext:value-type="string">
            <text:p>Handle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04" calcext:value-type="float">
            <text:p>104</text:p>
          </table:table-cell>
          <table:table-cell table:formula="of:=IF([.A694]&lt;&gt;[.C694];&quot;DIFF&quot;;&quot;&quot;)">
            <text:p/>
          </table:table-cell>
          <table:table-cell office:value-type="string" calcext:value-type="string">
            <text:p>1d</text:p>
          </table:table-cell>
          <table:table-cell table:formula="of:=IF([.A694]&lt;&gt;[.E6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695]&lt;&gt;[.C69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695]&lt;&gt;[.E695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Entity</text:p>
          </table:table-cell>
          <table:table-cell table:formula="of:=IF([.A696]&lt;&gt;[.C696];&quot;DIFF&quot;;&quot;&quot;)">
            <text:p/>
          </table:table-cell>
          <table:table-cell office:value-type="string" calcext:value-type="string">
            <text:p>AcDbEntity</text:p>
          </table:table-cell>
          <table:table-cell table:formula="of:=IF([.A696]&lt;&gt;[.E69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IF([.A697]&lt;&gt;[.C697];&quot;DIFF&quot;;&quot;&quot;)">
            <text:p/>
          </table:table-cell>
          <table:table-cell office:value-type="float" office:value="8" calcext:value-type="float">
            <text:p>8</text:p>
          </table:table-cell>
          <table:table-cell table:formula="of:=IF([.A697]&lt;&gt;[.E697];&quot;DIFF&quot;;&quot;&quot;)">
            <text:p/>
          </table:table-cell>
          <table:table-cell office:value-type="string" calcext:value-type="string">
            <text:p>Layer Name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ayer_1</text:p>
          </table:table-cell>
          <table:table-cell table:formula="of:=IF([.A698]&lt;&gt;[.C698];&quot;DIFF&quot;;&quot;&quot;)">
            <text:p/>
          </table:table-cell>
          <table:table-cell office:value-type="string" calcext:value-type="string">
            <text:p>Layer_1</text:p>
          </table:table-cell>
          <table:table-cell table:formula="of:=IF([.A698]&lt;&gt;[.E69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62" calcext:value-type="float">
            <text:p>62</text:p>
          </table:table-cell>
          <table:table-cell table:formula="of:=IF([.A699]&lt;&gt;[.C699];&quot;DIFF&quot;;&quot;&quot;)">
            <text:p/>
          </table:table-cell>
          <table:table-cell office:value-type="float" office:value="62" calcext:value-type="float">
            <text:p>62</text:p>
          </table:table-cell>
          <table:table-cell table:formula="of:=IF([.A699]&lt;&gt;[.E699];&quot;DIFF&quot;;&quot;&quot;)">
            <text:p/>
          </table:table-cell>
          <table:table-cell office:value-type="string" calcext:value-type="string">
            <text:p>Colour Numbe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A700]&lt;&gt;[.C700];&quot;DIFF&quot;;&quot;&quot;)" office:value-type="string" office:string-value="DIFF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formula="of:=IF([.A700]&lt;&gt;[.E7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formula="of:=IF([.A701]&lt;&gt;[.C70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701]&lt;&gt;[.E701];&quot;DIFF&quot;;&quot;&quot;)">
            <text:p/>
          </table:table-cell>
          <table:table-cell office:value-type="string" calcext:value-type="string">
            <text:p>Subclass Marker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AcDbLine</text:p>
          </table:table-cell>
          <table:table-cell table:formula="of:=IF([.A702]&lt;&gt;[.C702];&quot;DIFF&quot;;&quot;&quot;)">
            <text:p/>
          </table:table-cell>
          <table:table-cell office:value-type="string" calcext:value-type="string">
            <text:p>AcDbLine</text:p>
          </table:table-cell>
          <table:table-cell table:formula="of:=IF([.A702]&lt;&gt;[.E70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formula="of:=IF([.A703]&lt;&gt;[.C703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703]&lt;&gt;[.E703];&quot;DIFF&quot;;&quot;&quot;)">
            <text:p/>
          </table:table-cell>
          <table:table-cell office:value-type="string" calcext:value-type="string">
            <text:p>First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.890119" calcext:value-type="float">
            <text:p>10.890119</text:p>
          </table:table-cell>
          <table:table-cell office:value-type="float" office:value="16.651032" calcext:value-type="float">
            <text:p>16.651032</text:p>
          </table:table-cell>
          <table:table-cell table:formula="of:=IF([.A704]&lt;&gt;[.C704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704]&lt;&gt;[.E7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IF([.A705]&lt;&gt;[.C705];&quot;DIFF&quot;;&quot;&quot;)">
            <text:p/>
          </table:table-cell>
          <table:table-cell office:value-type="float" office:value="20" calcext:value-type="float">
            <text:p>20</text:p>
          </table:table-cell>
          <table:table-cell table:formula="of:=IF([.A705]&lt;&gt;[.E705];&quot;DIFF&quot;;&quot;&quot;)">
            <text:p/>
          </table:table-cell>
          <table:table-cell office:value-type="string" calcext:value-type="string">
            <text:p>First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1.963209" calcext:value-type="float">
            <text:p>31.963209</text:p>
          </table:table-cell>
          <table:table-cell office:value-type="float" office:value="29.101804" calcext:value-type="float">
            <text:p>29.101804</text:p>
          </table:table-cell>
          <table:table-cell table:formula="of:=IF([.A706]&lt;&gt;[.C706];&quot;DIFF&quot;;&quot;&quot;)" office:value-type="string" office:string-value="DIFF" calcext:value-type="string">
            <text:p>DIFF</text:p>
          </table:table-cell>
          <table:table-cell office:value-type="float" office:value="6.5405" calcext:value-type="float">
            <text:p>6.5405</text:p>
          </table:table-cell>
          <table:table-cell table:formula="of:=IF([.A706]&lt;&gt;[.E7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table:formula="of:=IF([.A707]&lt;&gt;[.C707];&quot;DIFF&quot;;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A707]&lt;&gt;[.E707];&quot;DIFF&quot;;&quot;&quot;)">
            <text:p/>
          </table:table-cell>
          <table:table-cell office:value-type="string" calcext:value-type="string">
            <text:p>First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708]&lt;&gt;[.C70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08]&lt;&gt;[.E70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formula="of:=IF([.A709]&lt;&gt;[.C709];&quot;DIFF&quot;;&quot;&quot;)">
            <text:p/>
          </table:table-cell>
          <table:table-cell office:value-type="float" office:value="11" calcext:value-type="float">
            <text:p>11</text:p>
          </table:table-cell>
          <table:table-cell table:formula="of:=IF([.A709]&lt;&gt;[.E709];&quot;DIFF&quot;;&quot;&quot;)">
            <text:p/>
          </table:table-cell>
          <table:table-cell office:value-type="string" calcext:value-type="string">
            <text:p>Second X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.536544" calcext:value-type="float">
            <text:p>10.536544</text:p>
          </table:table-cell>
          <table:table-cell office:value-type="float" office:value="10.750666" calcext:value-type="float">
            <text:p>10.750666</text:p>
          </table:table-cell>
          <table:table-cell table:formula="of:=IF([.A710]&lt;&gt;[.C710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710]&lt;&gt;[.E7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table:formula="of:=IF([.A711]&lt;&gt;[.C711];&quot;DIFF&quot;;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A711]&lt;&gt;[.E711];&quot;DIFF&quot;;&quot;&quot;)">
            <text:p/>
          </table:table-cell>
          <table:table-cell office:value-type="string" calcext:value-type="string">
            <text:p>Second 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9.076253" calcext:value-type="float">
            <text:p>49.076253</text:p>
          </table:table-cell>
          <table:table-cell office:value-type="float" office:value="43.302685" calcext:value-type="float">
            <text:p>43.302685</text:p>
          </table:table-cell>
          <table:table-cell table:formula="of:=IF([.A712]&lt;&gt;[.C712];&quot;DIFF&quot;;&quot;&quot;)" office:value-type="string" office:string-value="DIFF" calcext:value-type="string">
            <text:p>DIFF</text:p>
          </table:table-cell>
          <table:table-cell office:value-type="float" office:value="7.090512" calcext:value-type="float">
            <text:p>7.090512</text:p>
          </table:table-cell>
          <table:table-cell table:formula="of:=IF([.A712]&lt;&gt;[.E7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1" calcext:value-type="float">
            <text:p>31</text:p>
          </table:table-cell>
          <table:table-cell table:formula="of:=IF([.A713]&lt;&gt;[.C713];&quot;DIFF&quot;;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A713]&lt;&gt;[.E713];&quot;DIFF&quot;;&quot;&quot;)">
            <text:p/>
          </table:table-cell>
          <table:table-cell office:value-type="string" calcext:value-type="string">
            <text:p>Second Z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714]&lt;&gt;[.C714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14]&lt;&gt;[.E71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IF([.A715]&lt;&gt;[.C71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15]&lt;&gt;[.E71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NE</text:p>
          </table:table-cell>
          <table:table-cell/>
          <table:table-cell table:formula="of:=IF([.A716]&lt;&gt;[.C716];&quot;DIFF&quot;;&quot;&quot;)" office:value-type="string" office:string-value="DIFF" calcext:value-type="string">
            <text:p>DIFF</text:p>
          </table:table-cell>
          <table:table-cell office:value-type="string" calcext:value-type="string">
            <text:p>LINE</text:p>
          </table:table-cell>
          <table:table-cell table:formula="of:=IF([.A716]&lt;&gt;[.E71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IF([.A717]&lt;&gt;[.C717];&quot;DIFF&quot;;&quot;&quot;)" office:value-type="string" office:string-value="DIFF" calcext:value-type="string">
            <text:p>DIFF</text:p>
          </table:table-cell>
          <table:table-cell office:value-type="float" office:value="5" calcext:value-type="float">
            <text:p>5</text:p>
          </table:table-cell>
          <table:table-cell table:formula="of:=IF([.A717]&lt;&gt;[.E71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/>
          <table:table-cell table:formula="of:=IF([.A718]&lt;&gt;[.C718];&quot;DIFF&quot;;&quot;&quot;)" office:value-type="string" office:string-value="DIFF" calcext:value-type="string">
            <text:p>DIFF</text:p>
          </table:table-cell>
          <table:table-cell office:value-type="string" calcext:value-type="string">
            <text:p>1e</text:p>
          </table:table-cell>
          <table:table-cell table:formula="of:=IF([.A718]&lt;&gt;[.E7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formula="of:=IF([.A719]&lt;&gt;[.C719];&quot;DIFF&quot;;&quot;&quot;)" office:value-type="string" office:string-value="DIFF" calcext:value-type="string">
            <text:p>DIFF</text:p>
          </table:table-cell>
          <table:table-cell office:value-type="float" office:value="100" calcext:value-type="float">
            <text:p>100</text:p>
          </table:table-cell>
          <table:table-cell table:formula="of:=IF([.A719]&lt;&gt;[.E71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cDbEntity</text:p>
          </table:table-cell>
          <table:table-cell/>
          <table:table-cell table:formula="of:=IF([.A720]&lt;&gt;[.C720];&quot;DIFF&quot;;&quot;&quot;)" office:value-type="string" office:string-value="DIFF" calcext:value-type="string">
            <text:p>DIFF</text:p>
          </table:table-cell>
          <table:table-cell office:value-type="string" calcext:value-type="string">
            <text:p>AcDbEntity</text:p>
          </table:table-cell>
          <table:table-cell table:formula="of:=IF([.A720]&lt;&gt;[.E72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formula="of:=IF([.A721]&lt;&gt;[.C721];&quot;DIFF&quot;;&quot;&quot;)" office:value-type="string" office:string-value="DIFF" calcext:value-type="string">
            <text:p>DIFF</text:p>
          </table:table-cell>
          <table:table-cell office:value-type="float" office:value="8" calcext:value-type="float">
            <text:p>8</text:p>
          </table:table-cell>
          <table:table-cell table:formula="of:=IF([.A721]&lt;&gt;[.E72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ayer_1</text:p>
          </table:table-cell>
          <table:table-cell/>
          <table:table-cell table:formula="of:=IF([.A722]&lt;&gt;[.C722];&quot;DIFF&quot;;&quot;&quot;)" office:value-type="string" office:string-value="DIFF" calcext:value-type="string">
            <text:p>DIFF</text:p>
          </table:table-cell>
          <table:table-cell office:value-type="string" calcext:value-type="string">
            <text:p>Layer_1</text:p>
          </table:table-cell>
          <table:table-cell table:formula="of:=IF([.A722]&lt;&gt;[.E72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/>
          <table:table-cell table:formula="of:=IF([.A723]&lt;&gt;[.C723];&quot;DIFF&quot;;&quot;&quot;)" office:value-type="string" office:string-value="DIFF" calcext:value-type="string">
            <text:p>DIFF</text:p>
          </table:table-cell>
          <table:table-cell office:value-type="float" office:value="62" calcext:value-type="float">
            <text:p>62</text:p>
          </table:table-cell>
          <table:table-cell table:formula="of:=IF([.A723]&lt;&gt;[.E72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IF([.A724]&lt;&gt;[.C724];&quot;DIFF&quot;;&quot;&quot;)" office:value-type="string" office:string-value="DIFF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formula="of:=IF([.A724]&lt;&gt;[.E7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formula="of:=IF([.A725]&lt;&gt;[.C725];&quot;DIFF&quot;;&quot;&quot;)" office:value-type="string" office:string-value="DIFF" calcext:value-type="string">
            <text:p>DIFF</text:p>
          </table:table-cell>
          <table:table-cell office:value-type="float" office:value="100" calcext:value-type="float">
            <text:p>100</text:p>
          </table:table-cell>
          <table:table-cell table:formula="of:=IF([.A725]&lt;&gt;[.E72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AcDbLine</text:p>
          </table:table-cell>
          <table:table-cell/>
          <table:table-cell table:formula="of:=IF([.A726]&lt;&gt;[.C726];&quot;DIFF&quot;;&quot;&quot;)" office:value-type="string" office:string-value="DIFF" calcext:value-type="string">
            <text:p>DIFF</text:p>
          </table:table-cell>
          <table:table-cell office:value-type="string" calcext:value-type="string">
            <text:p>AcDbLine</text:p>
          </table:table-cell>
          <table:table-cell table:formula="of:=IF([.A726]&lt;&gt;[.E72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IF([.A727]&lt;&gt;[.C727];&quot;DIFF&quot;;&quot;&quot;)" office:value-type="string" office:string-value="DIFF" calcext:value-type="string">
            <text:p>DIFF</text:p>
          </table:table-cell>
          <table:table-cell office:value-type="float" office:value="10" calcext:value-type="float">
            <text:p>10</text:p>
          </table:table-cell>
          <table:table-cell table:formula="of:=IF([.A727]&lt;&gt;[.E72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10.536544" calcext:value-type="float">
            <text:p>10.536544</text:p>
          </table:table-cell>
          <table:table-cell/>
          <table:table-cell table:formula="of:=IF([.A728]&lt;&gt;[.C728];&quot;DIFF&quot;;&quot;&quot;)" office:value-type="string" office:string-value="DIFF" calcext:value-type="string">
            <text:p>DIFF</text:p>
          </table:table-cell>
          <table:table-cell office:value-type="float" office:value="9.43356" calcext:value-type="float">
            <text:p>9.43356</text:p>
          </table:table-cell>
          <table:table-cell table:formula="of:=IF([.A728]&lt;&gt;[.E7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/>
          <table:table-cell table:formula="of:=IF([.A729]&lt;&gt;[.C729];&quot;DIFF&quot;;&quot;&quot;)" office:value-type="string" office:string-value="DIFF" calcext:value-type="string">
            <text:p>DIFF</text:p>
          </table:table-cell>
          <table:table-cell office:value-type="float" office:value="20" calcext:value-type="float">
            <text:p>20</text:p>
          </table:table-cell>
          <table:table-cell table:formula="of:=IF([.A729]&lt;&gt;[.E72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49.076253" calcext:value-type="float">
            <text:p>49.076253</text:p>
          </table:table-cell>
          <table:table-cell/>
          <table:table-cell table:formula="of:=IF([.A730]&lt;&gt;[.C730];&quot;DIFF&quot;;&quot;&quot;)" office:value-type="string" office:string-value="DIFF" calcext:value-type="string">
            <text:p>DIFF</text:p>
          </table:table-cell>
          <table:table-cell office:value-type="float" office:value="7.090512" calcext:value-type="float">
            <text:p>7.090512</text:p>
          </table:table-cell>
          <table:table-cell table:formula="of:=IF([.A730]&lt;&gt;[.E7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table:formula="of:=IF([.A731]&lt;&gt;[.C731];&quot;DIFF&quot;;&quot;&quot;)" office:value-type="string" office:string-value="DIFF" calcext:value-type="string">
            <text:p>DIFF</text:p>
          </table:table-cell>
          <table:table-cell office:value-type="float" office:value="30" calcext:value-type="float">
            <text:p>30</text:p>
          </table:table-cell>
          <table:table-cell table:formula="of:=IF([.A731]&lt;&gt;[.E73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IF([.A732]&lt;&gt;[.C732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32]&lt;&gt;[.E73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table:formula="of:=IF([.A733]&lt;&gt;[.C733];&quot;DIFF&quot;;&quot;&quot;)" office:value-type="string" office:string-value="DIFF" calcext:value-type="string">
            <text:p>DIFF</text:p>
          </table:table-cell>
          <table:table-cell office:value-type="float" office:value="11" calcext:value-type="float">
            <text:p>11</text:p>
          </table:table-cell>
          <table:table-cell table:formula="of:=IF([.A733]&lt;&gt;[.E733];&quot;DIFF&quot;;&quot;&quot;)">
            <text:p/>
          </table:table-cell>
          <table:table-cell table:number-columns-repeated="8"/>
        </table:table-row>
        <table:table-row table:style-name="ro1">
          <table:table-cell table:style-name="ce6" office:value-type="float" office:value="16.052319" calcext:value-type="float">
            <text:p>16.052319</text:p>
          </table:table-cell>
          <table:table-cell table:style-name="ce6" office:value-type="float" office:value="19.446642" calcext:value-type="float">
            <text:p>19.446642</text:p>
          </table:table-cell>
          <table:table-cell/>
          <table:table-cell table:formula="of:=IF([.A734]&lt;&gt;[.C734];&quot;DIFF&quot;;&quot;&quot;)" office:value-type="string" office:string-value="DIFF" calcext:value-type="string">
            <text:p>DIFF</text:p>
          </table:table-cell>
          <table:table-cell office:value-type="float" office:value="10.433558" calcext:value-type="float">
            <text:p>10.433558</text:p>
          </table:table-cell>
          <table:table-cell table:formula="of:=IF([.A734]&lt;&gt;[.E7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/>
          <table:table-cell table:formula="of:=IF([.A735]&lt;&gt;[.C735];&quot;DIFF&quot;;&quot;&quot;)" office:value-type="string" office:string-value="DIFF" calcext:value-type="string">
            <text:p>DIFF</text:p>
          </table:table-cell>
          <table:table-cell office:value-type="float" office:value="21" calcext:value-type="float">
            <text:p>21</text:p>
          </table:table-cell>
          <table:table-cell table:formula="of:=IF([.A735]&lt;&gt;[.E735];&quot;DIFF&quot;;&quot;&quot;)">
            <text:p/>
          </table:table-cell>
          <table:table-cell table:number-columns-repeated="8"/>
        </table:table-row>
        <table:table-row table:style-name="ro1">
          <table:table-cell table:style-name="ce6" office:value-type="float" office:value="52.117001" calcext:value-type="float">
            <text:p>52.117001</text:p>
          </table:table-cell>
          <table:table-cell table:style-name="ce6" office:value-type="float" office:value="47.591237" calcext:value-type="float">
            <text:p>47.591237</text:p>
          </table:table-cell>
          <table:table-cell/>
          <table:table-cell table:formula="of:=IF([.A736]&lt;&gt;[.C736];&quot;DIFF&quot;;&quot;&quot;)" office:value-type="string" office:string-value="DIFF" calcext:value-type="string">
            <text:p>DIFF</text:p>
          </table:table-cell>
          <table:table-cell office:value-type="float" office:value="7.090512" calcext:value-type="float">
            <text:p>7.090512</text:p>
          </table:table-cell>
          <table:table-cell table:formula="of:=IF([.A736]&lt;&gt;[.E7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/>
          <table:table-cell table:formula="of:=IF([.A737]&lt;&gt;[.C737];&quot;DIFF&quot;;&quot;&quot;)" office:value-type="string" office:string-value="DIFF" calcext:value-type="string">
            <text:p>DIFF</text:p>
          </table:table-cell>
          <table:table-cell office:value-type="float" office:value="31" calcext:value-type="float">
            <text:p>31</text:p>
          </table:table-cell>
          <table:table-cell table:formula="of:=IF([.A737]&lt;&gt;[.E73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IF([.A738]&lt;&gt;[.C738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38]&lt;&gt;[.E73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IF([.A739]&lt;&gt;[.C73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39]&lt;&gt;[.E73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ENDSEC</text:p>
          </table:table-cell>
          <table:table-cell table:formula="of:=IF([.A740]&lt;&gt;[.C740];&quot;DIFF&quot;;&quot;&quot;)">
            <text:p/>
          </table:table-cell>
          <table:table-cell office:value-type="string" calcext:value-type="string">
            <text:p>LINE</text:p>
          </table:table-cell>
          <table:table-cell table:formula="of:=IF([.A740]&lt;&gt;[.E7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41]&lt;&gt;[.C74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41]&lt;&gt;[.E741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SECTION</text:p>
          </table:table-cell>
          <table:table-cell table:style-name="ce7" table:formula="of:=IF([.A742]&lt;&gt;[.C742];&quot;DIFF&quot;;&quot;&quot;)">
            <text:p/>
          </table:table-cell>
          <table:table-cell office:value-type="string" calcext:value-type="string">
            <text:p>SECTION</text:p>
          </table:table-cell>
          <table:table-cell table:formula="of:=IF([.A742]&lt;&gt;[.E742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table:formula="of:=IF([.A743]&lt;&gt;[.C743];&quot;DIFF&quot;;&quot;&quot;)">
            <text:p/>
          </table:table-cell>
          <table:table-cell office:value-type="float" office:value="2" calcext:value-type="float">
            <text:p>2</text:p>
          </table:table-cell>
          <table:table-cell table:formula="of:=IF([.A743]&lt;&gt;[.E743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OBJECTS</text:p>
          </table:table-cell>
          <table:table-cell table:style-name="ce7" table:formula="of:=IF([.A744]&lt;&gt;[.C744];&quot;DIFF&quot;;&quot;&quot;)">
            <text:p/>
          </table:table-cell>
          <table:table-cell office:value-type="string" calcext:value-type="string">
            <text:p>OBJECTS</text:p>
          </table:table-cell>
          <table:table-cell table:formula="of:=IF([.A744]&lt;&gt;[.E744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45]&lt;&gt;[.C745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45]&lt;&gt;[.E745];&quot;DIFF&quot;;&quot;&quot;)">
            <text:p/>
          </table:table-cell>
          <table:table-cell table:style-name="ce7" office:value-type="string" calcext:value-type="string">
            <text:p>Object type</text:p>
          </table:table-cell>
          <table:table-cell table:style-name="ce7"/>
          <table:table-cell/>
          <table:table-cell table:number-columns-repeated="5"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7" office:value-type="string" calcext:value-type="string">
            <text:p>DICTIONARY</text:p>
          </table:table-cell>
          <table:table-cell table:style-name="ce7" table:formula="of:=IF([.A746]&lt;&gt;[.C746];&quot;DIFF&quot;;&quot;&quot;)">
            <text:p/>
          </table:table-cell>
          <table:table-cell office:value-type="string" calcext:value-type="string">
            <text:p>DICTIONARY</text:p>
          </table:table-cell>
          <table:table-cell table:formula="of:=IF([.A746]&lt;&gt;[.E746];&quot;DIFF&quot;;&quot;&quot;)">
            <text:p/>
          </table:table-cell>
          <table:table-cell table:style-name="ce7" table:number-columns-repeated="2"/>
          <table:table-cell/>
          <table:table-cell table:number-columns-repeated="5" table:style-name="ce7" office:value-type="string" calcext:value-type="string">
            <text:p>DICTIONARY</text:p>
          </table:table-cell>
        </table:table-row>
        <table:table-row table:style-name="ro1">
          <table:table-cell table:number-columns-repeated="3" table:style-name="ce7" office:value-type="float" office:value="5" calcext:value-type="float">
            <text:p>5</text:p>
          </table:table-cell>
          <table:table-cell table:style-name="ce7" table:formula="of:=IF([.A747]&lt;&gt;[.C747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747]&lt;&gt;[.E747];&quot;DIFF&quot;;&quot;&quot;)">
            <text:p/>
          </table:table-cell>
          <table:table-cell table:style-name="ce7" office:value-type="string" calcext:value-type="string">
            <text:p>Handle</text:p>
          </table:table-cell>
          <table:table-cell table:style-name="ce7"/>
          <table:table-cell/>
          <table:table-cell table:number-columns-repeated="5"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3" table:style-name="ce7" office:value-type="string" calcext:value-type="string">
            <text:p>C</text:p>
          </table:table-cell>
          <table:table-cell table:style-name="ce7" table:formula="of:=IF([.A748]&lt;&gt;[.C748];&quot;DIFF&quot;;&quot;&quot;)">
            <text:p/>
          </table:table-cell>
          <table:table-cell office:value-type="float" office:value="93" calcext:value-type="float">
            <text:p>93</text:p>
          </table:table-cell>
          <table:table-cell table:formula="of:=IF([.A748]&lt;&gt;[.E748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/>
          <table:table-cell table:style-name="ce7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1A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number-columns-repeated="3" table:style-name="ce7" office:value-type="float" office:value="330" calcext:value-type="float">
            <text:p>330</text:p>
          </table:table-cell>
          <table:table-cell table:style-name="ce7" table:formula="of:=IF([.A749]&lt;&gt;[.C749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749]&lt;&gt;[.E749];&quot;DIFF&quot;;&quot;&quot;)">
            <text:p/>
          </table:table-cell>
          <table:table-cell table:style-name="ce7" office:value-type="string" calcext:value-type="string">
            <text:p>Soft-pointer ID , handle of owner dictionary</text:p>
          </table:table-cell>
          <table:table-cell table:style-name="ce7"/>
          <table:table-cell/>
          <table:table-cell table:number-columns-repeated="5" table:style-name="ce7" office:value-type="float" office:value="330" calcext:value-type="float">
            <text:p>330</text:p>
          </table:table-cell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50]&lt;&gt;[.C750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50]&lt;&gt;[.E750];&quot;DIFF&quot;;&quot;&quot;)">
            <text:p/>
          </table:table-cell>
          <table:table-cell table:style-name="ce7" table:number-columns-repeated="2"/>
          <table:table-cell/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C</text:p>
          </table:table-cell>
        </table:table-row>
        <table:table-row table:style-name="ro1"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formula="of:=IF([.A751]&lt;&gt;[.C751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751]&lt;&gt;[.E751];&quot;DIFF&quot;;&quot;&quot;)">
            <text:p/>
          </table:table-cell>
          <table:table-cell table:style-name="ce7" office:value-type="string" calcext:value-type="string">
            <text:p>Subclass Marker</text:p>
          </table:table-cell>
          <table:table-cell table:style-name="ce7"/>
          <table:table-cell/>
          <table:table-cell table:number-columns-repeated="5" table:style-name="ce7" office:value-type="float" office:value="100" calcext:value-type="float">
            <text:p>100</text:p>
          </table:table-cell>
        </table:table-row>
        <table:table-row table:style-name="ro1">
          <table:table-cell table:number-columns-repeated="3" table:style-name="ce7" office:value-type="string" calcext:value-type="string">
            <text:p>AcDbDictionary</text:p>
          </table:table-cell>
          <table:table-cell table:style-name="ce7" table:formula="of:=IF([.A752]&lt;&gt;[.C752];&quot;DIFF&quot;;&quot;&quot;)">
            <text:p/>
          </table:table-cell>
          <table:table-cell office:value-type="string" calcext:value-type="string">
            <text:p>AcDbDictionary</text:p>
          </table:table-cell>
          <table:table-cell table:formula="of:=IF([.A752]&lt;&gt;[.E752];&quot;DIFF&quot;;&quot;&quot;)">
            <text:p/>
          </table:table-cell>
          <table:table-cell table:style-name="ce7" table:number-columns-repeated="2"/>
          <table:table-cell/>
          <table:table-cell table:number-columns-repeated="5" table:style-name="ce7" office:value-type="string" calcext:value-type="string">
            <text:p>AcDbDictionary</text:p>
          </table:table-cell>
        </table:table-row>
        <table:table-row table:style-name="ro1"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IF([.A753]&lt;&gt;[.C753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753]&lt;&gt;[.E753];&quot;DIFF&quot;;&quot;&quot;)">
            <text:p/>
          </table:table-cell>
          <table:table-cell table:style-name="ce7" office:value-type="string" calcext:value-type="string">
            <text:p>Entry Name</text:p>
          </table:table-cell>
          <table:table-cell table:style-name="ce7"/>
          <table:table-cell/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table:style-name="ce7" office:value-type="string" calcext:value-type="string">
            <text:p>ACAD_GROUP</text:p>
          </table:table-cell>
          <table:table-cell table:style-name="ce7" table:formula="of:=IF([.A754]&lt;&gt;[.C754];&quot;DIFF&quot;;&quot;&quot;)">
            <text:p/>
          </table:table-cell>
          <table:table-cell office:value-type="string" calcext:value-type="string">
            <text:p>ACAD_GROUP</text:p>
          </table:table-cell>
          <table:table-cell table:formula="of:=IF([.A754]&lt;&gt;[.E754];&quot;DIFF&quot;;&quot;&quot;)">
            <text:p/>
          </table:table-cell>
          <table:table-cell table:style-name="ce7" table:number-columns-repeated="2"/>
          <table:table-cell/>
          <table:table-cell table:style-name="ce7" office:value-type="string" calcext:value-type="string">
            <text:p>ACAD_GROUP</text:p>
          </table:table-cell>
          <table:table-cell table:number-columns-repeated="2"/>
          <table:table-cell table:style-name="ce7" office:value-type="string" calcext:value-type="string">
            <text:p>STANDARD</text:p>
          </table:table-cell>
          <table:table-cell/>
        </table:table-row>
        <table:table-row table:style-name="ro1">
          <table:table-cell table:number-columns-repeated="3" table:style-name="ce7" office:value-type="float" office:value="350" calcext:value-type="float">
            <text:p>350</text:p>
          </table:table-cell>
          <table:table-cell table:style-name="ce7" table:formula="of:=IF([.A755]&lt;&gt;[.C755];&quot;DIFF&quot;;&quot;&quot;)">
            <text:p/>
          </table:table-cell>
          <table:table-cell office:value-type="float" office:value="350" calcext:value-type="float">
            <text:p>350</text:p>
          </table:table-cell>
          <table:table-cell table:formula="of:=IF([.A755]&lt;&gt;[.E755];&quot;DIFF&quot;;&quot;&quot;)">
            <text:p/>
          </table:table-cell>
          <table:table-cell table:style-name="ce7" office:value-type="string" calcext:value-type="string">
            <text:p>Soft-ownerID/handle of entry object</text:p>
          </table:table-cell>
          <table:table-cell table:style-name="ce7"/>
          <table:table-cell/>
          <table:table-cell table:style-name="ce7" office:value-type="float" office:value="350" calcext:value-type="float">
            <text:p>350</text:p>
          </table:table-cell>
          <table:table-cell table:number-columns-repeated="2"/>
          <table:table-cell table:style-name="ce7" office:value-type="float" office:value="350" calcext:value-type="float">
            <text:p>350</text:p>
          </table:table-cell>
          <table:table-cell/>
        </table:table-row>
        <table:table-row table:style-name="ro1">
          <table:table-cell table:number-columns-repeated="3" table:style-name="ce7" office:value-type="string" calcext:value-type="string">
            <text:p>D</text:p>
          </table:table-cell>
          <table:table-cell table:style-name="ce7" table:formula="of:=IF([.A756]&lt;&gt;[.C756];&quot;DIFF&quot;;&quot;&quot;)">
            <text:p/>
          </table:table-cell>
          <table:table-cell office:value-type="string" calcext:value-type="string">
            <text:p>5e</text:p>
          </table:table-cell>
          <table:table-cell table:formula="of:=IF([.A756]&lt;&gt;[.E756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/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7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IF([.A757]&lt;&gt;[.C757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757]&lt;&gt;[.E757];&quot;DIFF&quot;;&quot;&quot;)">
            <text:p/>
          </table:table-cell>
          <table:table-cell table:style-name="ce7" office:value-type="string" calcext:value-type="string">
            <text:p>Entry Name</text:p>
          </table:table-cell>
          <table:table-cell table:style-name="ce7"/>
          <table:table-cell/>
          <table:table-cell table:style-name="ce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table:style-name="ce7" office:value-type="string" calcext:value-type="string">
            <text:p>ACAD_MLINESTYLE</text:p>
          </table:table-cell>
          <table:table-cell table:style-name="ce7" table:formula="of:=IF([.A758]&lt;&gt;[.C758];&quot;DIFF&quot;;&quot;&quot;)">
            <text:p/>
          </table:table-cell>
          <table:table-cell office:value-type="string" calcext:value-type="string">
            <text:p>ACAD_MLINESTYLE</text:p>
          </table:table-cell>
          <table:table-cell table:formula="of:=IF([.A758]&lt;&gt;[.E758];&quot;DIFF&quot;;&quot;&quot;)">
            <text:p/>
          </table:table-cell>
          <table:table-cell table:style-name="ce7" table:number-columns-repeated="2"/>
          <table:table-cell/>
          <table:table-cell table:style-name="ce7" office:value-type="string" calcext:value-type="string">
            <text:p>ACAD_MLINESTYLE</text:p>
          </table:table-cell>
          <table:table-cell table:number-columns-repeated="4"/>
        </table:table-row>
        <table:table-row table:style-name="ro1">
          <table:table-cell table:number-columns-repeated="3" table:style-name="ce7" office:value-type="float" office:value="350" calcext:value-type="float">
            <text:p>350</text:p>
          </table:table-cell>
          <table:table-cell table:style-name="ce7" table:formula="of:=IF([.A759]&lt;&gt;[.C759];&quot;DIFF&quot;;&quot;&quot;)">
            <text:p/>
          </table:table-cell>
          <table:table-cell office:value-type="float" office:value="350" calcext:value-type="float">
            <text:p>350</text:p>
          </table:table-cell>
          <table:table-cell table:formula="of:=IF([.A759]&lt;&gt;[.E759];&quot;DIFF&quot;;&quot;&quot;)">
            <text:p/>
          </table:table-cell>
          <table:table-cell table:style-name="ce7" office:value-type="string" calcext:value-type="string">
            <text:p>Soft-ownerID/handle of entry object</text:p>
          </table:table-cell>
          <table:table-cell table:style-name="ce7"/>
          <table:table-cell/>
          <table:table-cell table:style-name="ce7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number-columns-repeated="3" table:style-name="ce7" office:value-type="float" office:value="17" calcext:value-type="float">
            <text:p>17</text:p>
          </table:table-cell>
          <table:table-cell table:style-name="ce7" table:formula="of:=IF([.A760]&lt;&gt;[.C760];&quot;DIFF&quot;;&quot;&quot;)">
            <text:p/>
          </table:table-cell>
          <table:table-cell office:value-type="float" office:value="60" calcext:value-type="float">
            <text:p>60</text:p>
          </table:table-cell>
          <table:table-cell table:formula="of:=IF([.A760]&lt;&gt;[.E760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/>
          <table:table-cell table:style-name="ce9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61]&lt;&gt;[.C761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61]&lt;&gt;[.E761];&quot;DIFF&quot;;&quot;&quot;)">
            <text:p/>
          </table:table-cell>
          <table:table-cell table:style-name="ce7" office:value-type="string" calcext:value-type="string">
            <text:p>Object typ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DICTIONARY</text:p>
          </table:table-cell>
          <table:table-cell table:style-name="ce7" table:formula="of:=IF([.A762]&lt;&gt;[.C762];&quot;DIFF&quot;;&quot;&quot;)">
            <text:p/>
          </table:table-cell>
          <table:table-cell office:value-type="string" calcext:value-type="string">
            <text:p>DICTIONARY</text:p>
          </table:table-cell>
          <table:table-cell table:formula="of:=IF([.A762]&lt;&gt;[.E762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5" calcext:value-type="float">
            <text:p>5</text:p>
          </table:table-cell>
          <table:table-cell table:style-name="ce7" table:formula="of:=IF([.A763]&lt;&gt;[.C763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763]&lt;&gt;[.E763];&quot;DIFF&quot;;&quot;&quot;)">
            <text:p/>
          </table:table-cell>
          <table:table-cell table:style-name="ce7" office:value-type="string" calcext:value-type="string">
            <text:p>Handl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D</text:p>
          </table:table-cell>
          <table:table-cell table:style-name="ce7" table:formula="of:=IF([.A764]&lt;&gt;[.C764];&quot;DIFF&quot;;&quot;&quot;)">
            <text:p/>
          </table:table-cell>
          <table:table-cell office:value-type="float" office:value="94" calcext:value-type="float">
            <text:p>94</text:p>
          </table:table-cell>
          <table:table-cell table:formula="of:=IF([.A764]&lt;&gt;[.E764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330" calcext:value-type="float">
            <text:p>330</text:p>
          </table:table-cell>
          <table:table-cell table:style-name="ce7" table:formula="of:=IF([.A765]&lt;&gt;[.C765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765]&lt;&gt;[.E765];&quot;DIFF&quot;;&quot;&quot;)">
            <text:p/>
          </table:table-cell>
          <table:table-cell table:style-name="ce7" office:value-type="string" calcext:value-type="string">
            <text:p>Soft-pointer ID , handle of owner dictionary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C</text:p>
          </table:table-cell>
          <table:table-cell table:style-name="ce7" table:formula="of:=IF([.A766]&lt;&gt;[.C766];&quot;DIFF&quot;;&quot;&quot;)">
            <text:p/>
          </table:table-cell>
          <table:table-cell office:value-type="string" calcext:value-type="string">
            <text:p>5d</text:p>
          </table:table-cell>
          <table:table-cell table:formula="of:=IF([.A766]&lt;&gt;[.E766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formula="of:=IF([.A767]&lt;&gt;[.C767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767]&lt;&gt;[.E767];&quot;DIFF&quot;;&quot;&quot;)">
            <text:p/>
          </table:table-cell>
          <table:table-cell table:style-name="ce7" office:value-type="string" calcext:value-type="string">
            <text:p>Subclass Marker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AcDbDictionary</text:p>
          </table:table-cell>
          <table:table-cell table:style-name="ce7" table:formula="of:=IF([.A768]&lt;&gt;[.C768];&quot;DIFF&quot;;&quot;&quot;)">
            <text:p/>
          </table:table-cell>
          <table:table-cell office:value-type="string" calcext:value-type="string">
            <text:p>AcDbDictionary</text:p>
          </table:table-cell>
          <table:table-cell table:formula="of:=IF([.A768]&lt;&gt;[.E768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69]&lt;&gt;[.C76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69]&lt;&gt;[.E769];&quot;DIFF&quot;;&quot;&quot;)">
            <text:p/>
          </table:table-cell>
          <table:table-cell table:style-name="ce7" office:value-type="string" calcext:value-type="string">
            <text:p>Object typ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DICTIONARY</text:p>
          </table:table-cell>
          <table:table-cell table:style-name="ce7" table:formula="of:=IF([.A770]&lt;&gt;[.C770];&quot;DIFF&quot;;&quot;&quot;)">
            <text:p/>
          </table:table-cell>
          <table:table-cell office:value-type="string" calcext:value-type="string">
            <text:p>DICTIONARY</text:p>
          </table:table-cell>
          <table:table-cell table:formula="of:=IF([.A770]&lt;&gt;[.E770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5" calcext:value-type="float">
            <text:p>5</text:p>
          </table:table-cell>
          <table:table-cell table:style-name="ce7" table:formula="of:=IF([.A771]&lt;&gt;[.C77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771]&lt;&gt;[.E771];&quot;DIFF&quot;;&quot;&quot;)">
            <text:p/>
          </table:table-cell>
          <table:table-cell table:style-name="ce7" office:value-type="string" calcext:value-type="string">
            <text:p>Handl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1A</text:p>
          </table:table-cell>
          <table:table-cell table:style-name="ce7" table:formula="of:=IF([.A772]&lt;&gt;[.C772];&quot;DIFF&quot;;&quot;&quot;)">
            <text:p/>
          </table:table-cell>
          <table:table-cell office:value-type="float" office:value="95" calcext:value-type="float">
            <text:p>95</text:p>
          </table:table-cell>
          <table:table-cell table:formula="of:=IF([.A772]&lt;&gt;[.E772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330" calcext:value-type="float">
            <text:p>330</text:p>
          </table:table-cell>
          <table:table-cell table:style-name="ce7" table:formula="of:=IF([.A773]&lt;&gt;[.C773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773]&lt;&gt;[.E773];&quot;DIFF&quot;;&quot;&quot;)">
            <text:p/>
          </table:table-cell>
          <table:table-cell table:style-name="ce7" office:value-type="string" calcext:value-type="string">
            <text:p>Soft-pointer ID , handle of owner dictionary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C</text:p>
          </table:table-cell>
          <table:table-cell table:style-name="ce7" table:formula="of:=IF([.A774]&lt;&gt;[.C774];&quot;DIFF&quot;;&quot;&quot;)">
            <text:p/>
          </table:table-cell>
          <table:table-cell office:value-type="string" calcext:value-type="string">
            <text:p>5d</text:p>
          </table:table-cell>
          <table:table-cell table:formula="of:=IF([.A774]&lt;&gt;[.E774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formula="of:=IF([.A775]&lt;&gt;[.C77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775]&lt;&gt;[.E775];&quot;DIFF&quot;;&quot;&quot;)">
            <text:p/>
          </table:table-cell>
          <table:table-cell table:style-name="ce7" office:value-type="string" calcext:value-type="string">
            <text:p>Subclass Marker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AcDbDictionary</text:p>
          </table:table-cell>
          <table:table-cell table:style-name="ce7" table:formula="of:=IF([.A776]&lt;&gt;[.C776];&quot;DIFF&quot;;&quot;&quot;)">
            <text:p/>
          </table:table-cell>
          <table:table-cell office:value-type="string" calcext:value-type="string">
            <text:p>AcDbDictionary</text:p>
          </table:table-cell>
          <table:table-cell table:formula="of:=IF([.A776]&lt;&gt;[.E776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77]&lt;&gt;[.C77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77]&lt;&gt;[.E777];&quot;DIFF&quot;;&quot;&quot;)">
            <text:p/>
          </table:table-cell>
          <table:table-cell table:style-name="ce7" office:value-type="string" calcext:value-type="string">
            <text:p>Object typ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DICTIONARY</text:p>
          </table:table-cell>
          <table:table-cell table:style-name="ce7" table:formula="of:=IF([.A778]&lt;&gt;[.C778];&quot;DIFF&quot;;&quot;&quot;)">
            <text:p/>
          </table:table-cell>
          <table:table-cell office:value-type="string" calcext:value-type="string">
            <text:p>DICTIONARY</text:p>
          </table:table-cell>
          <table:table-cell table:formula="of:=IF([.A778]&lt;&gt;[.E778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5" calcext:value-type="float">
            <text:p>5</text:p>
          </table:table-cell>
          <table:table-cell table:style-name="ce7" table:formula="of:=IF([.A779]&lt;&gt;[.C779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779]&lt;&gt;[.E779];&quot;DIFF&quot;;&quot;&quot;)">
            <text:p/>
          </table:table-cell>
          <table:table-cell table:style-name="ce7" office:value-type="string" calcext:value-type="string">
            <text:p>Handl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float" office:value="17" calcext:value-type="float">
            <text:p>17</text:p>
          </table:table-cell>
          <table:table-cell table:style-name="ce7" table:formula="of:=IF([.A780]&lt;&gt;[.C780];&quot;DIFF&quot;;&quot;&quot;)">
            <text:p/>
          </table:table-cell>
          <table:table-cell office:value-type="float" office:value="96" calcext:value-type="float">
            <text:p>96</text:p>
          </table:table-cell>
          <table:table-cell table:formula="of:=IF([.A780]&lt;&gt;[.E780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330" calcext:value-type="float">
            <text:p>330</text:p>
          </table:table-cell>
          <table:table-cell table:style-name="ce7" table:formula="of:=IF([.A781]&lt;&gt;[.C781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781]&lt;&gt;[.E781];&quot;DIFF&quot;;&quot;&quot;)">
            <text:p/>
          </table:table-cell>
          <table:table-cell table:style-name="ce7" office:value-type="string" calcext:value-type="string">
            <text:p>Soft-pointer ID , handle of owner dictionary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C</text:p>
          </table:table-cell>
          <table:table-cell table:style-name="ce7" table:formula="of:=IF([.A782]&lt;&gt;[.C782];&quot;DIFF&quot;;&quot;&quot;)">
            <text:p/>
          </table:table-cell>
          <table:table-cell office:value-type="string" calcext:value-type="string">
            <text:p>5d</text:p>
          </table:table-cell>
          <table:table-cell table:formula="of:=IF([.A782]&lt;&gt;[.E782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formula="of:=IF([.A783]&lt;&gt;[.C783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783]&lt;&gt;[.E783];&quot;DIFF&quot;;&quot;&quot;)">
            <text:p/>
          </table:table-cell>
          <table:table-cell table:style-name="ce7" office:value-type="string" calcext:value-type="string">
            <text:p>Subclass Marker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AcDbDictionary</text:p>
          </table:table-cell>
          <table:table-cell table:style-name="ce7" table:formula="of:=IF([.A784]&lt;&gt;[.C784];&quot;DIFF&quot;;&quot;&quot;)">
            <text:p/>
          </table:table-cell>
          <table:table-cell office:value-type="string" calcext:value-type="string">
            <text:p>AcDbDictionary</text:p>
          </table:table-cell>
          <table:table-cell table:formula="of:=IF([.A784]&lt;&gt;[.E784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IF([.A785]&lt;&gt;[.C785];&quot;DIFF&quot;;&quot;&quot;)">
            <text:p/>
          </table:table-cell>
          <table:table-cell office:value-type="float" office:value="3" calcext:value-type="float">
            <text:p>3</text:p>
          </table:table-cell>
          <table:table-cell table:formula="of:=IF([.A785]&lt;&gt;[.E785];&quot;DIFF&quot;;&quot;&quot;)">
            <text:p/>
          </table:table-cell>
          <table:table-cell table:style-name="ce7" office:value-type="string" calcext:value-type="string">
            <text:p>Entry Nam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STANDARD</text:p>
          </table:table-cell>
          <table:table-cell table:style-name="ce7" table:formula="of:=IF([.A786]&lt;&gt;[.C786];&quot;DIFF&quot;;&quot;&quot;)">
            <text:p/>
          </table:table-cell>
          <table:table-cell office:value-type="string" calcext:value-type="string">
            <text:p>STANDARD</text:p>
          </table:table-cell>
          <table:table-cell table:formula="of:=IF([.A786]&lt;&gt;[.E786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350" calcext:value-type="float">
            <text:p>350</text:p>
          </table:table-cell>
          <table:table-cell table:style-name="ce7" table:formula="of:=IF([.A787]&lt;&gt;[.C787];&quot;DIFF&quot;;&quot;&quot;)">
            <text:p/>
          </table:table-cell>
          <table:table-cell office:value-type="float" office:value="350" calcext:value-type="float">
            <text:p>350</text:p>
          </table:table-cell>
          <table:table-cell table:formula="of:=IF([.A787]&lt;&gt;[.E787];&quot;DIFF&quot;;&quot;&quot;)">
            <text:p/>
          </table:table-cell>
          <table:table-cell table:style-name="ce7" office:value-type="string" calcext:value-type="string">
            <text:p>Soft-ownerID/handle of entry object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float" office:value="18" calcext:value-type="float">
            <text:p>18</text:p>
          </table:table-cell>
          <table:table-cell table:style-name="ce7" table:formula="of:=IF([.A788]&lt;&gt;[.C788];&quot;DIFF&quot;;&quot;&quot;)">
            <text:p/>
          </table:table-cell>
          <table:table-cell office:value-type="float" office:value="61" calcext:value-type="float">
            <text:p>61</text:p>
          </table:table-cell>
          <table:table-cell table:formula="of:=IF([.A788]&lt;&gt;[.E788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89]&lt;&gt;[.C789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89]&lt;&gt;[.E789];&quot;DIFF&quot;;&quot;&quot;)">
            <text:p/>
          </table:table-cell>
          <table:table-cell table:style-name="ce7" office:value-type="string" calcext:value-type="string">
            <text:p>Object typ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DICTIONARY</text:p>
          </table:table-cell>
          <table:table-cell table:style-name="ce7" table:formula="of:=IF([.A790]&lt;&gt;[.C790];&quot;DIFF&quot;;&quot;&quot;)">
            <text:p/>
          </table:table-cell>
          <table:table-cell office:value-type="string" calcext:value-type="string">
            <text:p>DICTIONARY</text:p>
          </table:table-cell>
          <table:table-cell table:formula="of:=IF([.A790]&lt;&gt;[.E790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5" calcext:value-type="float">
            <text:p>5</text:p>
          </table:table-cell>
          <table:table-cell table:style-name="ce7" table:formula="of:=IF([.A791]&lt;&gt;[.C791];&quot;DIFF&quot;;&quot;&quot;)">
            <text:p/>
          </table:table-cell>
          <table:table-cell office:value-type="float" office:value="5" calcext:value-type="float">
            <text:p>5</text:p>
          </table:table-cell>
          <table:table-cell table:formula="of:=IF([.A791]&lt;&gt;[.E791];&quot;DIFF&quot;;&quot;&quot;)">
            <text:p/>
          </table:table-cell>
          <table:table-cell table:style-name="ce7" office:value-type="string" calcext:value-type="string">
            <text:p>Handle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float" office:value="19" calcext:value-type="float">
            <text:p>19</text:p>
          </table:table-cell>
          <table:table-cell table:style-name="ce7" table:formula="of:=IF([.A792]&lt;&gt;[.C792];&quot;DIFF&quot;;&quot;&quot;)">
            <text:p/>
          </table:table-cell>
          <table:table-cell office:value-type="float" office:value="97" calcext:value-type="float">
            <text:p>97</text:p>
          </table:table-cell>
          <table:table-cell table:formula="of:=IF([.A792]&lt;&gt;[.E792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330" calcext:value-type="float">
            <text:p>330</text:p>
          </table:table-cell>
          <table:table-cell table:style-name="ce7" table:formula="of:=IF([.A793]&lt;&gt;[.C793];&quot;DIFF&quot;;&quot;&quot;)">
            <text:p/>
          </table:table-cell>
          <table:table-cell office:value-type="float" office:value="330" calcext:value-type="float">
            <text:p>330</text:p>
          </table:table-cell>
          <table:table-cell table:formula="of:=IF([.A793]&lt;&gt;[.E793];&quot;DIFF&quot;;&quot;&quot;)">
            <text:p/>
          </table:table-cell>
          <table:table-cell table:style-name="ce7" office:value-type="string" calcext:value-type="string">
            <text:p>Soft-pointer ID , handle of owner dictionary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C</text:p>
          </table:table-cell>
          <table:table-cell table:style-name="ce7" table:formula="of:=IF([.A794]&lt;&gt;[.C794];&quot;DIFF&quot;;&quot;&quot;)">
            <text:p/>
          </table:table-cell>
          <table:table-cell office:value-type="string" calcext:value-type="string">
            <text:p>5d</text:p>
          </table:table-cell>
          <table:table-cell table:formula="of:=IF([.A794]&lt;&gt;[.E794];&quot;DIFF&quot;;&quot;&quot;)" office:value-type="string" office:string-value="DIFF" calcext:value-type="string">
            <text:p>DIFF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100" calcext:value-type="float">
            <text:p>100</text:p>
          </table:table-cell>
          <table:table-cell table:style-name="ce7" table:formula="of:=IF([.A795]&lt;&gt;[.C795];&quot;DIFF&quot;;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A795]&lt;&gt;[.E795];&quot;DIFF&quot;;&quot;&quot;)">
            <text:p/>
          </table:table-cell>
          <table:table-cell table:style-name="ce7" office:value-type="string" calcext:value-type="string">
            <text:p>Subclass Marker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AcDbDictionary</text:p>
          </table:table-cell>
          <table:table-cell table:style-name="ce7" table:formula="of:=IF([.A796]&lt;&gt;[.C796];&quot;DIFF&quot;;&quot;&quot;)">
            <text:p/>
          </table:table-cell>
          <table:table-cell office:value-type="string" calcext:value-type="string">
            <text:p>AcDbDictionary</text:p>
          </table:table-cell>
          <table:table-cell table:formula="of:=IF([.A796]&lt;&gt;[.E796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IF([.A797]&lt;&gt;[.C797];&quot;DIFF&quot;;&quot;&quot;)">
            <text:p/>
          </table:table-cell>
          <table:table-cell office:value-type="float" office:value="0" calcext:value-type="float">
            <text:p>0</text:p>
          </table:table-cell>
          <table:table-cell table:formula="of:=IF([.A797]&lt;&gt;[.E797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7" office:value-type="string" calcext:value-type="string">
            <text:p>ENDSEC</text:p>
          </table:table-cell>
          <table:table-cell table:style-name="ce7" table:formula="of:=IF([.A798]&lt;&gt;[.C798];&quot;DIFF&quot;;&quot;&quot;)">
            <text:p/>
          </table:table-cell>
          <table:table-cell office:value-type="string" calcext:value-type="string">
            <text:p>ENDSEC</text:p>
          </table:table-cell>
          <table:table-cell table:formula="of:=IF([.A798]&lt;&gt;[.E798];&quot;DIFF&quot;;&quot;&quot;)">
            <text:p/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IF([.A799]&lt;&gt;[.C799];&quot;DIFF&quot;;&quot;&quot;)">
            <text:p/>
          </table:table-cell>
          <table:table-cell office:value-type="float" office:value="10" calcext:value-type="float">
            <text:p>10</text:p>
          </table:table-cell>
          <table:table-cell table:formula="of:=IF([.A799]&lt;&gt;[.E799];&quot;DIFF&quot;;&quot;&quot;)" office:value-type="string" office:string-value="DIFF" calcext:value-type="string">
            <text:p>DIFF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EOF</text:p>
          </table:table-cell>
          <table:table-cell table:formula="of:=IF([.A800]&lt;&gt;[.C800];&quot;DIFF&quot;;&quot;&quot;)">
            <text:p/>
          </table:table-cell>
          <table:table-cell office:value-type="float" office:value="9.43356" calcext:value-type="float">
            <text:p>9.43356</text:p>
          </table:table-cell>
          <table:table-cell table:formula="of:=IF([.A800]&lt;&gt;[.E8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801]&lt;&gt;[.E8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802]&lt;&gt;[.E8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803]&lt;&gt;[.E8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04]&lt;&gt;[.E80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805]&lt;&gt;[.E8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43356" calcext:value-type="float">
            <text:p>9.43356</text:p>
          </table:table-cell>
          <table:table-cell table:formula="of:=IF([.A806]&lt;&gt;[.E8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807]&lt;&gt;[.E8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808]&lt;&gt;[.E8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809]&lt;&gt;[.E8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10]&lt;&gt;[.E81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11]&lt;&gt;[.E81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812]&lt;&gt;[.E8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813]&lt;&gt;[.E8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IF([.A814]&lt;&gt;[.E8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15]&lt;&gt;[.E8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816]&lt;&gt;[.E8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817]&lt;&gt;[.E8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818]&lt;&gt;[.E8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819]&lt;&gt;[.E8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820]&lt;&gt;[.E8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21]&lt;&gt;[.E8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822]&lt;&gt;[.E8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823]&lt;&gt;[.E8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43356" calcext:value-type="float">
            <text:p>9.43356</text:p>
          </table:table-cell>
          <table:table-cell table:formula="of:=IF([.A824]&lt;&gt;[.E8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825]&lt;&gt;[.E8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826]&lt;&gt;[.E8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827]&lt;&gt;[.E8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28]&lt;&gt;[.E82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829]&lt;&gt;[.E8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433558" calcext:value-type="float">
            <text:p>10.433558</text:p>
          </table:table-cell>
          <table:table-cell table:formula="of:=IF([.A830]&lt;&gt;[.E8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831]&lt;&gt;[.E8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832]&lt;&gt;[.E8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833]&lt;&gt;[.E8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34]&lt;&gt;[.E83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35]&lt;&gt;[.E83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836]&lt;&gt;[.E8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837]&lt;&gt;[.E8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IF([.A838]&lt;&gt;[.E8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39]&lt;&gt;[.E8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840]&lt;&gt;[.E8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841]&lt;&gt;[.E8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842]&lt;&gt;[.E8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843]&lt;&gt;[.E8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844]&lt;&gt;[.E8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45]&lt;&gt;[.E8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846]&lt;&gt;[.E8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847]&lt;&gt;[.E8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433558" calcext:value-type="float">
            <text:p>10.433558</text:p>
          </table:table-cell>
          <table:table-cell table:formula="of:=IF([.A848]&lt;&gt;[.E8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849]&lt;&gt;[.E8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850]&lt;&gt;[.E8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851]&lt;&gt;[.E8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52]&lt;&gt;[.E85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853]&lt;&gt;[.E8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433558" calcext:value-type="float">
            <text:p>10.433558</text:p>
          </table:table-cell>
          <table:table-cell table:formula="of:=IF([.A854]&lt;&gt;[.E8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855]&lt;&gt;[.E8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856]&lt;&gt;[.E8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857]&lt;&gt;[.E8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58]&lt;&gt;[.E85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59]&lt;&gt;[.E85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860]&lt;&gt;[.E8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861]&lt;&gt;[.E8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IF([.A862]&lt;&gt;[.E8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63]&lt;&gt;[.E8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864]&lt;&gt;[.E8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865]&lt;&gt;[.E8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866]&lt;&gt;[.E8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867]&lt;&gt;[.E8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868]&lt;&gt;[.E8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69]&lt;&gt;[.E8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870]&lt;&gt;[.E8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871]&lt;&gt;[.E8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433558" calcext:value-type="float">
            <text:p>10.433558</text:p>
          </table:table-cell>
          <table:table-cell table:formula="of:=IF([.A872]&lt;&gt;[.E8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873]&lt;&gt;[.E8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874]&lt;&gt;[.E8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875]&lt;&gt;[.E8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76]&lt;&gt;[.E87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877]&lt;&gt;[.E8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43356" calcext:value-type="float">
            <text:p>9.43356</text:p>
          </table:table-cell>
          <table:table-cell table:formula="of:=IF([.A878]&lt;&gt;[.E8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879]&lt;&gt;[.E8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880]&lt;&gt;[.E8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881]&lt;&gt;[.E8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82]&lt;&gt;[.E88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883]&lt;&gt;[.E88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884]&lt;&gt;[.E8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885]&lt;&gt;[.E8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IF([.A886]&lt;&gt;[.E8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87]&lt;&gt;[.E8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888]&lt;&gt;[.E8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889]&lt;&gt;[.E8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890]&lt;&gt;[.E8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891]&lt;&gt;[.E8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892]&lt;&gt;[.E8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893]&lt;&gt;[.E8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894]&lt;&gt;[.E8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895]&lt;&gt;[.E8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896]&lt;&gt;[.E8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897]&lt;&gt;[.E8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898]&lt;&gt;[.E8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899]&lt;&gt;[.E8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00]&lt;&gt;[.E90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901]&lt;&gt;[.E9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902]&lt;&gt;[.E9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903]&lt;&gt;[.E9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904]&lt;&gt;[.E9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905]&lt;&gt;[.E9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06]&lt;&gt;[.E90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07]&lt;&gt;[.E90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908]&lt;&gt;[.E9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909]&lt;&gt;[.E9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IF([.A910]&lt;&gt;[.E9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11]&lt;&gt;[.E9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912]&lt;&gt;[.E9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913]&lt;&gt;[.E9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914]&lt;&gt;[.E9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915]&lt;&gt;[.E9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916]&lt;&gt;[.E9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17]&lt;&gt;[.E9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918]&lt;&gt;[.E9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919]&lt;&gt;[.E9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920]&lt;&gt;[.E9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921]&lt;&gt;[.E9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922]&lt;&gt;[.E9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923]&lt;&gt;[.E9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24]&lt;&gt;[.E92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925]&lt;&gt;[.E9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926]&lt;&gt;[.E9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927]&lt;&gt;[.E9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928]&lt;&gt;[.E9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929]&lt;&gt;[.E9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30]&lt;&gt;[.E93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31]&lt;&gt;[.E93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932]&lt;&gt;[.E9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933]&lt;&gt;[.E9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IF([.A934]&lt;&gt;[.E9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35]&lt;&gt;[.E9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936]&lt;&gt;[.E9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937]&lt;&gt;[.E9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938]&lt;&gt;[.E9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939]&lt;&gt;[.E9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940]&lt;&gt;[.E9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41]&lt;&gt;[.E9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942]&lt;&gt;[.E9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943]&lt;&gt;[.E9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944]&lt;&gt;[.E9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945]&lt;&gt;[.E9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040472" calcext:value-type="float">
            <text:p>8.040472</text:p>
          </table:table-cell>
          <table:table-cell table:formula="of:=IF([.A946]&lt;&gt;[.E9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947]&lt;&gt;[.E9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48]&lt;&gt;[.E94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949]&lt;&gt;[.E9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950]&lt;&gt;[.E9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951]&lt;&gt;[.E9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952]&lt;&gt;[.E9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953]&lt;&gt;[.E9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54]&lt;&gt;[.E95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55]&lt;&gt;[.E95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956]&lt;&gt;[.E9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957]&lt;&gt;[.E9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IF([.A958]&lt;&gt;[.E9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59]&lt;&gt;[.E9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960]&lt;&gt;[.E9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961]&lt;&gt;[.E9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962]&lt;&gt;[.E9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963]&lt;&gt;[.E9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964]&lt;&gt;[.E9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65]&lt;&gt;[.E9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966]&lt;&gt;[.E9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967]&lt;&gt;[.E9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968]&lt;&gt;[.E9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969]&lt;&gt;[.E9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970]&lt;&gt;[.E9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971]&lt;&gt;[.E9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72]&lt;&gt;[.E97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973]&lt;&gt;[.E9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974]&lt;&gt;[.E9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975]&lt;&gt;[.E9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49046" calcext:value-type="float">
            <text:p>7.49046</text:p>
          </table:table-cell>
          <table:table-cell table:formula="of:=IF([.A976]&lt;&gt;[.E9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977]&lt;&gt;[.E9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78]&lt;&gt;[.E97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79]&lt;&gt;[.E97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980]&lt;&gt;[.E9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981]&lt;&gt;[.E9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IF([.A982]&lt;&gt;[.E9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83]&lt;&gt;[.E9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984]&lt;&gt;[.E9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985]&lt;&gt;[.E9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986]&lt;&gt;[.E9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987]&lt;&gt;[.E9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988]&lt;&gt;[.E9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989]&lt;&gt;[.E9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990]&lt;&gt;[.E9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991]&lt;&gt;[.E9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992]&lt;&gt;[.E9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993]&lt;&gt;[.E9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59054" calcext:value-type="float">
            <text:p>5.59054</text:p>
          </table:table-cell>
          <table:table-cell table:formula="of:=IF([.A994]&lt;&gt;[.E9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995]&lt;&gt;[.E9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996]&lt;&gt;[.E99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997]&lt;&gt;[.E9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998]&lt;&gt;[.E9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999]&lt;&gt;[.E9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140552" calcext:value-type="float">
            <text:p>6.140552</text:p>
          </table:table-cell>
          <table:table-cell table:formula="of:=IF([.A1000]&lt;&gt;[.E10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001]&lt;&gt;[.E10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02]&lt;&gt;[.E100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03]&lt;&gt;[.E100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004]&lt;&gt;[.E10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005]&lt;&gt;[.E10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a</text:p>
          </table:table-cell>
          <table:table-cell table:formula="of:=IF([.A1006]&lt;&gt;[.E10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07]&lt;&gt;[.E10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008]&lt;&gt;[.E10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009]&lt;&gt;[.E10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010]&lt;&gt;[.E10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011]&lt;&gt;[.E10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012]&lt;&gt;[.E10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13]&lt;&gt;[.E10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014]&lt;&gt;[.E10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015]&lt;&gt;[.E10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1016]&lt;&gt;[.E10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017]&lt;&gt;[.E10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140552" calcext:value-type="float">
            <text:p>6.140552</text:p>
          </table:table-cell>
          <table:table-cell table:formula="of:=IF([.A1018]&lt;&gt;[.E10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019]&lt;&gt;[.E10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20]&lt;&gt;[.E102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021]&lt;&gt;[.E10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1022]&lt;&gt;[.E10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023]&lt;&gt;[.E10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140552" calcext:value-type="float">
            <text:p>6.140552</text:p>
          </table:table-cell>
          <table:table-cell table:formula="of:=IF([.A1024]&lt;&gt;[.E10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025]&lt;&gt;[.E10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26]&lt;&gt;[.E102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27]&lt;&gt;[.E102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028]&lt;&gt;[.E10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029]&lt;&gt;[.E10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b</text:p>
          </table:table-cell>
          <table:table-cell table:formula="of:=IF([.A1030]&lt;&gt;[.E10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31]&lt;&gt;[.E10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032]&lt;&gt;[.E10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033]&lt;&gt;[.E10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034]&lt;&gt;[.E10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035]&lt;&gt;[.E10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036]&lt;&gt;[.E10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37]&lt;&gt;[.E10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038]&lt;&gt;[.E10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039]&lt;&gt;[.E10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1040]&lt;&gt;[.E10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041]&lt;&gt;[.E10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140552" calcext:value-type="float">
            <text:p>6.140552</text:p>
          </table:table-cell>
          <table:table-cell table:formula="of:=IF([.A1042]&lt;&gt;[.E10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043]&lt;&gt;[.E10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44]&lt;&gt;[.E104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045]&lt;&gt;[.E10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1046]&lt;&gt;[.E10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047]&lt;&gt;[.E10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59054" calcext:value-type="float">
            <text:p>5.59054</text:p>
          </table:table-cell>
          <table:table-cell table:formula="of:=IF([.A1048]&lt;&gt;[.E10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049]&lt;&gt;[.E10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50]&lt;&gt;[.E105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51]&lt;&gt;[.E105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052]&lt;&gt;[.E10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053]&lt;&gt;[.E10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c</text:p>
          </table:table-cell>
          <table:table-cell table:formula="of:=IF([.A1054]&lt;&gt;[.E10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55]&lt;&gt;[.E10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056]&lt;&gt;[.E10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057]&lt;&gt;[.E10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058]&lt;&gt;[.E10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059]&lt;&gt;[.E10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060]&lt;&gt;[.E10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61]&lt;&gt;[.E10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062]&lt;&gt;[.E10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063]&lt;&gt;[.E10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733538" calcext:value-type="float">
            <text:p>7.733538</text:p>
          </table:table-cell>
          <table:table-cell table:formula="of:=IF([.A1064]&lt;&gt;[.E10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065]&lt;&gt;[.E10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59054" calcext:value-type="float">
            <text:p>5.59054</text:p>
          </table:table-cell>
          <table:table-cell table:formula="of:=IF([.A1066]&lt;&gt;[.E10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067]&lt;&gt;[.E10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68]&lt;&gt;[.E106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069]&lt;&gt;[.E10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3354" calcext:value-type="float">
            <text:p>6.73354</text:p>
          </table:table-cell>
          <table:table-cell table:formula="of:=IF([.A1070]&lt;&gt;[.E10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071]&lt;&gt;[.E10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59054" calcext:value-type="float">
            <text:p>5.59054</text:p>
          </table:table-cell>
          <table:table-cell table:formula="of:=IF([.A1072]&lt;&gt;[.E10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073]&lt;&gt;[.E10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74]&lt;&gt;[.E107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75]&lt;&gt;[.E107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076]&lt;&gt;[.E10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077]&lt;&gt;[.E10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d</text:p>
          </table:table-cell>
          <table:table-cell table:formula="of:=IF([.A1078]&lt;&gt;[.E10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79]&lt;&gt;[.E10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080]&lt;&gt;[.E10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081]&lt;&gt;[.E10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082]&lt;&gt;[.E10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083]&lt;&gt;[.E10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084]&lt;&gt;[.E10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085]&lt;&gt;[.E10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086]&lt;&gt;[.E10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087]&lt;&gt;[.E10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088]&lt;&gt;[.E10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089]&lt;&gt;[.E10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090]&lt;&gt;[.E10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091]&lt;&gt;[.E10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92]&lt;&gt;[.E109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093]&lt;&gt;[.E10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094]&lt;&gt;[.E10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095]&lt;&gt;[.E10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096]&lt;&gt;[.E10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097]&lt;&gt;[.E10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98]&lt;&gt;[.E109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099]&lt;&gt;[.E109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100]&lt;&gt;[.E11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101]&lt;&gt;[.E11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e</text:p>
          </table:table-cell>
          <table:table-cell table:formula="of:=IF([.A1102]&lt;&gt;[.E11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03]&lt;&gt;[.E11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104]&lt;&gt;[.E11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105]&lt;&gt;[.E11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106]&lt;&gt;[.E11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107]&lt;&gt;[.E11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108]&lt;&gt;[.E11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09]&lt;&gt;[.E11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110]&lt;&gt;[.E11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111]&lt;&gt;[.E11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112]&lt;&gt;[.E11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113]&lt;&gt;[.E11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114]&lt;&gt;[.E11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115]&lt;&gt;[.E11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16]&lt;&gt;[.E111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117]&lt;&gt;[.E11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118]&lt;&gt;[.E11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119]&lt;&gt;[.E11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120]&lt;&gt;[.E11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121]&lt;&gt;[.E11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22]&lt;&gt;[.E112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23]&lt;&gt;[.E112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124]&lt;&gt;[.E11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125]&lt;&gt;[.E11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f</text:p>
          </table:table-cell>
          <table:table-cell table:formula="of:=IF([.A1126]&lt;&gt;[.E11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27]&lt;&gt;[.E11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128]&lt;&gt;[.E11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129]&lt;&gt;[.E11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130]&lt;&gt;[.E11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131]&lt;&gt;[.E11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132]&lt;&gt;[.E11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33]&lt;&gt;[.E11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134]&lt;&gt;[.E11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135]&lt;&gt;[.E11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136]&lt;&gt;[.E11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137]&lt;&gt;[.E11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138]&lt;&gt;[.E11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139]&lt;&gt;[.E11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40]&lt;&gt;[.E114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141]&lt;&gt;[.E11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142]&lt;&gt;[.E11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143]&lt;&gt;[.E11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144]&lt;&gt;[.E11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145]&lt;&gt;[.E11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46]&lt;&gt;[.E114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47]&lt;&gt;[.E114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148]&lt;&gt;[.E11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149]&lt;&gt;[.E11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150]&lt;&gt;[.E11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51]&lt;&gt;[.E11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152]&lt;&gt;[.E11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153]&lt;&gt;[.E11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154]&lt;&gt;[.E11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155]&lt;&gt;[.E11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156]&lt;&gt;[.E11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57]&lt;&gt;[.E11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158]&lt;&gt;[.E11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159]&lt;&gt;[.E11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160]&lt;&gt;[.E11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161]&lt;&gt;[.E11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162]&lt;&gt;[.E11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163]&lt;&gt;[.E11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64]&lt;&gt;[.E116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165]&lt;&gt;[.E11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166]&lt;&gt;[.E11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167]&lt;&gt;[.E11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168]&lt;&gt;[.E11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169]&lt;&gt;[.E11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70]&lt;&gt;[.E117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71]&lt;&gt;[.E117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172]&lt;&gt;[.E11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173]&lt;&gt;[.E11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174]&lt;&gt;[.E11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75]&lt;&gt;[.E11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176]&lt;&gt;[.E11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177]&lt;&gt;[.E11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178]&lt;&gt;[.E11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179]&lt;&gt;[.E11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180]&lt;&gt;[.E11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81]&lt;&gt;[.E11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182]&lt;&gt;[.E11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183]&lt;&gt;[.E11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184]&lt;&gt;[.E11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185]&lt;&gt;[.E11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1186]&lt;&gt;[.E11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187]&lt;&gt;[.E11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88]&lt;&gt;[.E118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189]&lt;&gt;[.E11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190]&lt;&gt;[.E11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191]&lt;&gt;[.E11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192]&lt;&gt;[.E11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193]&lt;&gt;[.E11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94]&lt;&gt;[.E119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195]&lt;&gt;[.E119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196]&lt;&gt;[.E11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197]&lt;&gt;[.E11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IF([.A1198]&lt;&gt;[.E11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199]&lt;&gt;[.E11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200]&lt;&gt;[.E12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201]&lt;&gt;[.E12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202]&lt;&gt;[.E12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203]&lt;&gt;[.E12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204]&lt;&gt;[.E12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05]&lt;&gt;[.E12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206]&lt;&gt;[.E12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207]&lt;&gt;[.E12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208]&lt;&gt;[.E12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209]&lt;&gt;[.E12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210]&lt;&gt;[.E12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211]&lt;&gt;[.E12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12]&lt;&gt;[.E121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213]&lt;&gt;[.E12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214]&lt;&gt;[.E12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215]&lt;&gt;[.E12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216]&lt;&gt;[.E12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217]&lt;&gt;[.E12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18]&lt;&gt;[.E121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19]&lt;&gt;[.E121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220]&lt;&gt;[.E12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221]&lt;&gt;[.E12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IF([.A1222]&lt;&gt;[.E12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23]&lt;&gt;[.E12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224]&lt;&gt;[.E12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225]&lt;&gt;[.E12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226]&lt;&gt;[.E12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227]&lt;&gt;[.E12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228]&lt;&gt;[.E12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29]&lt;&gt;[.E12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230]&lt;&gt;[.E12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231]&lt;&gt;[.E12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232]&lt;&gt;[.E12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233]&lt;&gt;[.E12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234]&lt;&gt;[.E12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235]&lt;&gt;[.E12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36]&lt;&gt;[.E123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237]&lt;&gt;[.E12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238]&lt;&gt;[.E12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239]&lt;&gt;[.E12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1240]&lt;&gt;[.E12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241]&lt;&gt;[.E12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42]&lt;&gt;[.E124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43]&lt;&gt;[.E124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244]&lt;&gt;[.E12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245]&lt;&gt;[.E12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IF([.A1246]&lt;&gt;[.E12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47]&lt;&gt;[.E12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248]&lt;&gt;[.E12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249]&lt;&gt;[.E12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250]&lt;&gt;[.E12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251]&lt;&gt;[.E12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252]&lt;&gt;[.E12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53]&lt;&gt;[.E12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254]&lt;&gt;[.E12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255]&lt;&gt;[.E12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256]&lt;&gt;[.E12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257]&lt;&gt;[.E12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1258]&lt;&gt;[.E12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259]&lt;&gt;[.E12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60]&lt;&gt;[.E126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261]&lt;&gt;[.E12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262]&lt;&gt;[.E12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263]&lt;&gt;[.E12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1264]&lt;&gt;[.E12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265]&lt;&gt;[.E12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66]&lt;&gt;[.E126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67]&lt;&gt;[.E126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268]&lt;&gt;[.E12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269]&lt;&gt;[.E12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IF([.A1270]&lt;&gt;[.E12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71]&lt;&gt;[.E12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272]&lt;&gt;[.E12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273]&lt;&gt;[.E12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274]&lt;&gt;[.E12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275]&lt;&gt;[.E12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276]&lt;&gt;[.E12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77]&lt;&gt;[.E12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278]&lt;&gt;[.E12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279]&lt;&gt;[.E12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280]&lt;&gt;[.E12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281]&lt;&gt;[.E12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842" calcext:value-type="float">
            <text:p>5.842</text:p>
          </table:table-cell>
          <table:table-cell table:formula="of:=IF([.A1282]&lt;&gt;[.E12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283]&lt;&gt;[.E12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84]&lt;&gt;[.E128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285]&lt;&gt;[.E12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286]&lt;&gt;[.E12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287]&lt;&gt;[.E12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941998" calcext:value-type="float">
            <text:p>6.941998</text:p>
          </table:table-cell>
          <table:table-cell table:formula="of:=IF([.A1288]&lt;&gt;[.E12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289]&lt;&gt;[.E12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90]&lt;&gt;[.E129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291]&lt;&gt;[.E129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292]&lt;&gt;[.E12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293]&lt;&gt;[.E12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IF([.A1294]&lt;&gt;[.E12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295]&lt;&gt;[.E12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296]&lt;&gt;[.E12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297]&lt;&gt;[.E12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298]&lt;&gt;[.E12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299]&lt;&gt;[.E12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300]&lt;&gt;[.E13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01]&lt;&gt;[.E13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302]&lt;&gt;[.E13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303]&lt;&gt;[.E13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304]&lt;&gt;[.E13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305]&lt;&gt;[.E13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941998" calcext:value-type="float">
            <text:p>6.941998</text:p>
          </table:table-cell>
          <table:table-cell table:formula="of:=IF([.A1306]&lt;&gt;[.E13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307]&lt;&gt;[.E13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08]&lt;&gt;[.E130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309]&lt;&gt;[.E13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310]&lt;&gt;[.E13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311]&lt;&gt;[.E13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941998" calcext:value-type="float">
            <text:p>6.941998</text:p>
          </table:table-cell>
          <table:table-cell table:formula="of:=IF([.A1312]&lt;&gt;[.E13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313]&lt;&gt;[.E13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14]&lt;&gt;[.E131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15]&lt;&gt;[.E131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316]&lt;&gt;[.E13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317]&lt;&gt;[.E13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IF([.A1318]&lt;&gt;[.E13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19]&lt;&gt;[.E13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320]&lt;&gt;[.E13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321]&lt;&gt;[.E13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322]&lt;&gt;[.E13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323]&lt;&gt;[.E13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324]&lt;&gt;[.E13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25]&lt;&gt;[.E13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326]&lt;&gt;[.E13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327]&lt;&gt;[.E13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328]&lt;&gt;[.E13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329]&lt;&gt;[.E13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941998" calcext:value-type="float">
            <text:p>6.941998</text:p>
          </table:table-cell>
          <table:table-cell table:formula="of:=IF([.A1330]&lt;&gt;[.E13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331]&lt;&gt;[.E13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32]&lt;&gt;[.E133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333]&lt;&gt;[.E13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334]&lt;&gt;[.E13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335]&lt;&gt;[.E13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842" calcext:value-type="float">
            <text:p>5.842</text:p>
          </table:table-cell>
          <table:table-cell table:formula="of:=IF([.A1336]&lt;&gt;[.E13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337]&lt;&gt;[.E13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38]&lt;&gt;[.E133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39]&lt;&gt;[.E133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340]&lt;&gt;[.E13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341]&lt;&gt;[.E13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IF([.A1342]&lt;&gt;[.E13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43]&lt;&gt;[.E13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344]&lt;&gt;[.E13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345]&lt;&gt;[.E13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346]&lt;&gt;[.E13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347]&lt;&gt;[.E13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348]&lt;&gt;[.E13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49]&lt;&gt;[.E13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350]&lt;&gt;[.E13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351]&lt;&gt;[.E13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352]&lt;&gt;[.E13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353]&lt;&gt;[.E13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842" calcext:value-type="float">
            <text:p>5.842</text:p>
          </table:table-cell>
          <table:table-cell table:formula="of:=IF([.A1354]&lt;&gt;[.E13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355]&lt;&gt;[.E13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56]&lt;&gt;[.E135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357]&lt;&gt;[.E13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358]&lt;&gt;[.E13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359]&lt;&gt;[.E13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842" calcext:value-type="float">
            <text:p>5.842</text:p>
          </table:table-cell>
          <table:table-cell table:formula="of:=IF([.A1360]&lt;&gt;[.E13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361]&lt;&gt;[.E13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62]&lt;&gt;[.E136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63]&lt;&gt;[.E136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364]&lt;&gt;[.E13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365]&lt;&gt;[.E13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IF([.A1366]&lt;&gt;[.E13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67]&lt;&gt;[.E13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368]&lt;&gt;[.E13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369]&lt;&gt;[.E13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370]&lt;&gt;[.E13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371]&lt;&gt;[.E13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372]&lt;&gt;[.E13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73]&lt;&gt;[.E13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374]&lt;&gt;[.E13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375]&lt;&gt;[.E13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376]&lt;&gt;[.E13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377]&lt;&gt;[.E13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126" calcext:value-type="float">
            <text:p>7.54126</text:p>
          </table:table-cell>
          <table:table-cell table:formula="of:=IF([.A1378]&lt;&gt;[.E13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379]&lt;&gt;[.E13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80]&lt;&gt;[.E138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381]&lt;&gt;[.E13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382]&lt;&gt;[.E13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383]&lt;&gt;[.E13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641258" calcext:value-type="float">
            <text:p>8.641258</text:p>
          </table:table-cell>
          <table:table-cell table:formula="of:=IF([.A1384]&lt;&gt;[.E13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385]&lt;&gt;[.E13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86]&lt;&gt;[.E138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387]&lt;&gt;[.E138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388]&lt;&gt;[.E13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389]&lt;&gt;[.E13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a</text:p>
          </table:table-cell>
          <table:table-cell table:formula="of:=IF([.A1390]&lt;&gt;[.E13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91]&lt;&gt;[.E13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392]&lt;&gt;[.E13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393]&lt;&gt;[.E13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394]&lt;&gt;[.E13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395]&lt;&gt;[.E13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396]&lt;&gt;[.E13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397]&lt;&gt;[.E13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398]&lt;&gt;[.E13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399]&lt;&gt;[.E13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400]&lt;&gt;[.E14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401]&lt;&gt;[.E14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641258" calcext:value-type="float">
            <text:p>8.641258</text:p>
          </table:table-cell>
          <table:table-cell table:formula="of:=IF([.A1402]&lt;&gt;[.E14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403]&lt;&gt;[.E14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04]&lt;&gt;[.E140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405]&lt;&gt;[.E14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406]&lt;&gt;[.E14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407]&lt;&gt;[.E14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641258" calcext:value-type="float">
            <text:p>8.641258</text:p>
          </table:table-cell>
          <table:table-cell table:formula="of:=IF([.A1408]&lt;&gt;[.E14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409]&lt;&gt;[.E14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10]&lt;&gt;[.E141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11]&lt;&gt;[.E141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412]&lt;&gt;[.E14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413]&lt;&gt;[.E14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b</text:p>
          </table:table-cell>
          <table:table-cell table:formula="of:=IF([.A1414]&lt;&gt;[.E14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15]&lt;&gt;[.E14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416]&lt;&gt;[.E14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417]&lt;&gt;[.E14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418]&lt;&gt;[.E14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419]&lt;&gt;[.E14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420]&lt;&gt;[.E14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21]&lt;&gt;[.E14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422]&lt;&gt;[.E14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423]&lt;&gt;[.E14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424]&lt;&gt;[.E14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425]&lt;&gt;[.E14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641258" calcext:value-type="float">
            <text:p>8.641258</text:p>
          </table:table-cell>
          <table:table-cell table:formula="of:=IF([.A1426]&lt;&gt;[.E14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427]&lt;&gt;[.E14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28]&lt;&gt;[.E142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429]&lt;&gt;[.E14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430]&lt;&gt;[.E14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431]&lt;&gt;[.E14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126" calcext:value-type="float">
            <text:p>7.54126</text:p>
          </table:table-cell>
          <table:table-cell table:formula="of:=IF([.A1432]&lt;&gt;[.E14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433]&lt;&gt;[.E14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34]&lt;&gt;[.E143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35]&lt;&gt;[.E143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436]&lt;&gt;[.E14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437]&lt;&gt;[.E14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c</text:p>
          </table:table-cell>
          <table:table-cell table:formula="of:=IF([.A1438]&lt;&gt;[.E14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39]&lt;&gt;[.E14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440]&lt;&gt;[.E14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441]&lt;&gt;[.E14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442]&lt;&gt;[.E14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443]&lt;&gt;[.E14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444]&lt;&gt;[.E14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45]&lt;&gt;[.E14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446]&lt;&gt;[.E14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447]&lt;&gt;[.E14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77998" calcext:value-type="float">
            <text:p>2.977998</text:p>
          </table:table-cell>
          <table:table-cell table:formula="of:=IF([.A1448]&lt;&gt;[.E14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449]&lt;&gt;[.E14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126" calcext:value-type="float">
            <text:p>7.54126</text:p>
          </table:table-cell>
          <table:table-cell table:formula="of:=IF([.A1450]&lt;&gt;[.E14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451]&lt;&gt;[.E14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52]&lt;&gt;[.E145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453]&lt;&gt;[.E14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78" calcext:value-type="float">
            <text:p>1.778</text:p>
          </table:table-cell>
          <table:table-cell table:formula="of:=IF([.A1454]&lt;&gt;[.E14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455]&lt;&gt;[.E14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126" calcext:value-type="float">
            <text:p>7.54126</text:p>
          </table:table-cell>
          <table:table-cell table:formula="of:=IF([.A1456]&lt;&gt;[.E14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457]&lt;&gt;[.E14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58]&lt;&gt;[.E145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59]&lt;&gt;[.E145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460]&lt;&gt;[.E14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461]&lt;&gt;[.E14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d</text:p>
          </table:table-cell>
          <table:table-cell table:formula="of:=IF([.A1462]&lt;&gt;[.E14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63]&lt;&gt;[.E14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464]&lt;&gt;[.E14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465]&lt;&gt;[.E14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466]&lt;&gt;[.E14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467]&lt;&gt;[.E14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468]&lt;&gt;[.E14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69]&lt;&gt;[.E14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470]&lt;&gt;[.E14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471]&lt;&gt;[.E14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472]&lt;&gt;[.E14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473]&lt;&gt;[.E14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366" calcext:value-type="float">
            <text:p>7.366</text:p>
          </table:table-cell>
          <table:table-cell table:formula="of:=IF([.A1474]&lt;&gt;[.E14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475]&lt;&gt;[.E14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76]&lt;&gt;[.E147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477]&lt;&gt;[.E14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478]&lt;&gt;[.E14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479]&lt;&gt;[.E14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465998" calcext:value-type="float">
            <text:p>8.465998</text:p>
          </table:table-cell>
          <table:table-cell table:formula="of:=IF([.A1480]&lt;&gt;[.E14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481]&lt;&gt;[.E14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82]&lt;&gt;[.E148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483]&lt;&gt;[.E148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484]&lt;&gt;[.E14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485]&lt;&gt;[.E14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e</text:p>
          </table:table-cell>
          <table:table-cell table:formula="of:=IF([.A1486]&lt;&gt;[.E14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87]&lt;&gt;[.E14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488]&lt;&gt;[.E14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489]&lt;&gt;[.E14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490]&lt;&gt;[.E14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491]&lt;&gt;[.E14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492]&lt;&gt;[.E14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493]&lt;&gt;[.E14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494]&lt;&gt;[.E14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495]&lt;&gt;[.E14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496]&lt;&gt;[.E14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497]&lt;&gt;[.E14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465998" calcext:value-type="float">
            <text:p>8.465998</text:p>
          </table:table-cell>
          <table:table-cell table:formula="of:=IF([.A1498]&lt;&gt;[.E14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499]&lt;&gt;[.E14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00]&lt;&gt;[.E150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501]&lt;&gt;[.E15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502]&lt;&gt;[.E15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503]&lt;&gt;[.E15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465998" calcext:value-type="float">
            <text:p>8.465998</text:p>
          </table:table-cell>
          <table:table-cell table:formula="of:=IF([.A1504]&lt;&gt;[.E15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505]&lt;&gt;[.E15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06]&lt;&gt;[.E150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07]&lt;&gt;[.E150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508]&lt;&gt;[.E15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509]&lt;&gt;[.E15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3f</text:p>
          </table:table-cell>
          <table:table-cell table:formula="of:=IF([.A1510]&lt;&gt;[.E15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11]&lt;&gt;[.E15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512]&lt;&gt;[.E15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513]&lt;&gt;[.E15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514]&lt;&gt;[.E15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515]&lt;&gt;[.E15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516]&lt;&gt;[.E15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17]&lt;&gt;[.E15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518]&lt;&gt;[.E15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519]&lt;&gt;[.E15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520]&lt;&gt;[.E15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521]&lt;&gt;[.E15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.465998" calcext:value-type="float">
            <text:p>8.465998</text:p>
          </table:table-cell>
          <table:table-cell table:formula="of:=IF([.A1522]&lt;&gt;[.E15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523]&lt;&gt;[.E15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24]&lt;&gt;[.E152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525]&lt;&gt;[.E15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526]&lt;&gt;[.E15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527]&lt;&gt;[.E15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366" calcext:value-type="float">
            <text:p>7.366</text:p>
          </table:table-cell>
          <table:table-cell table:formula="of:=IF([.A1528]&lt;&gt;[.E15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529]&lt;&gt;[.E15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30]&lt;&gt;[.E153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31]&lt;&gt;[.E153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532]&lt;&gt;[.E15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533]&lt;&gt;[.E15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IF([.A1534]&lt;&gt;[.E15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35]&lt;&gt;[.E15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536]&lt;&gt;[.E15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537]&lt;&gt;[.E15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538]&lt;&gt;[.E15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539]&lt;&gt;[.E15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540]&lt;&gt;[.E15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41]&lt;&gt;[.E15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542]&lt;&gt;[.E15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543]&lt;&gt;[.E15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544]&lt;&gt;[.E15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545]&lt;&gt;[.E15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366" calcext:value-type="float">
            <text:p>7.366</text:p>
          </table:table-cell>
          <table:table-cell table:formula="of:=IF([.A1546]&lt;&gt;[.E15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547]&lt;&gt;[.E15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48]&lt;&gt;[.E154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549]&lt;&gt;[.E15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550]&lt;&gt;[.E15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551]&lt;&gt;[.E15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366" calcext:value-type="float">
            <text:p>7.366</text:p>
          </table:table-cell>
          <table:table-cell table:formula="of:=IF([.A1552]&lt;&gt;[.E15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553]&lt;&gt;[.E15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54]&lt;&gt;[.E155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55]&lt;&gt;[.E155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556]&lt;&gt;[.E15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557]&lt;&gt;[.E15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IF([.A1558]&lt;&gt;[.E15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59]&lt;&gt;[.E15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560]&lt;&gt;[.E15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561]&lt;&gt;[.E15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562]&lt;&gt;[.E15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563]&lt;&gt;[.E15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564]&lt;&gt;[.E15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65]&lt;&gt;[.E15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566]&lt;&gt;[.E15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567]&lt;&gt;[.E15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568]&lt;&gt;[.E15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569]&lt;&gt;[.E15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6642" calcext:value-type="float">
            <text:p>5.6642</text:p>
          </table:table-cell>
          <table:table-cell table:formula="of:=IF([.A1570]&lt;&gt;[.E15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571]&lt;&gt;[.E15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72]&lt;&gt;[.E157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573]&lt;&gt;[.E15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574]&lt;&gt;[.E15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575]&lt;&gt;[.E15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64198" calcext:value-type="float">
            <text:p>6.764198</text:p>
          </table:table-cell>
          <table:table-cell table:formula="of:=IF([.A1576]&lt;&gt;[.E15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577]&lt;&gt;[.E15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78]&lt;&gt;[.E157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79]&lt;&gt;[.E157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580]&lt;&gt;[.E15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581]&lt;&gt;[.E15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IF([.A1582]&lt;&gt;[.E15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83]&lt;&gt;[.E15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584]&lt;&gt;[.E15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585]&lt;&gt;[.E15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586]&lt;&gt;[.E15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587]&lt;&gt;[.E15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588]&lt;&gt;[.E15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589]&lt;&gt;[.E15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590]&lt;&gt;[.E15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591]&lt;&gt;[.E15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592]&lt;&gt;[.E15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593]&lt;&gt;[.E15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64198" calcext:value-type="float">
            <text:p>6.764198</text:p>
          </table:table-cell>
          <table:table-cell table:formula="of:=IF([.A1594]&lt;&gt;[.E15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595]&lt;&gt;[.E15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596]&lt;&gt;[.E159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597]&lt;&gt;[.E15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598]&lt;&gt;[.E15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599]&lt;&gt;[.E15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64198" calcext:value-type="float">
            <text:p>6.764198</text:p>
          </table:table-cell>
          <table:table-cell table:formula="of:=IF([.A1600]&lt;&gt;[.E16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601]&lt;&gt;[.E16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02]&lt;&gt;[.E160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03]&lt;&gt;[.E160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604]&lt;&gt;[.E16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605]&lt;&gt;[.E16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IF([.A1606]&lt;&gt;[.E16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07]&lt;&gt;[.E16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608]&lt;&gt;[.E16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609]&lt;&gt;[.E16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610]&lt;&gt;[.E16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611]&lt;&gt;[.E16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612]&lt;&gt;[.E16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13]&lt;&gt;[.E16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614]&lt;&gt;[.E16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615]&lt;&gt;[.E16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616]&lt;&gt;[.E16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617]&lt;&gt;[.E16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764198" calcext:value-type="float">
            <text:p>6.764198</text:p>
          </table:table-cell>
          <table:table-cell table:formula="of:=IF([.A1618]&lt;&gt;[.E16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619]&lt;&gt;[.E16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20]&lt;&gt;[.E162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621]&lt;&gt;[.E16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622]&lt;&gt;[.E16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623]&lt;&gt;[.E16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6642" calcext:value-type="float">
            <text:p>5.6642</text:p>
          </table:table-cell>
          <table:table-cell table:formula="of:=IF([.A1624]&lt;&gt;[.E16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625]&lt;&gt;[.E16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26]&lt;&gt;[.E162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27]&lt;&gt;[.E162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628]&lt;&gt;[.E16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629]&lt;&gt;[.E16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IF([.A1630]&lt;&gt;[.E16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31]&lt;&gt;[.E16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632]&lt;&gt;[.E16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633]&lt;&gt;[.E16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634]&lt;&gt;[.E16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635]&lt;&gt;[.E16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636]&lt;&gt;[.E16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37]&lt;&gt;[.E16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638]&lt;&gt;[.E16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639]&lt;&gt;[.E16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423998" calcext:value-type="float">
            <text:p>15.423998</text:p>
          </table:table-cell>
          <table:table-cell table:formula="of:=IF([.A1640]&lt;&gt;[.E16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641]&lt;&gt;[.E16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6642" calcext:value-type="float">
            <text:p>5.6642</text:p>
          </table:table-cell>
          <table:table-cell table:formula="of:=IF([.A1642]&lt;&gt;[.E16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643]&lt;&gt;[.E16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44]&lt;&gt;[.E164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645]&lt;&gt;[.E16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1646]&lt;&gt;[.E16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647]&lt;&gt;[.E16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.6642" calcext:value-type="float">
            <text:p>5.6642</text:p>
          </table:table-cell>
          <table:table-cell table:formula="of:=IF([.A1648]&lt;&gt;[.E16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649]&lt;&gt;[.E16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50]&lt;&gt;[.E165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51]&lt;&gt;[.E165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652]&lt;&gt;[.E16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653]&lt;&gt;[.E16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IF([.A1654]&lt;&gt;[.E16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55]&lt;&gt;[.E16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656]&lt;&gt;[.E16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657]&lt;&gt;[.E16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658]&lt;&gt;[.E16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659]&lt;&gt;[.E16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660]&lt;&gt;[.E16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61]&lt;&gt;[.E16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662]&lt;&gt;[.E16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663]&lt;&gt;[.E16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664]&lt;&gt;[.E16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665]&lt;&gt;[.E16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666]&lt;&gt;[.E16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667]&lt;&gt;[.E16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68]&lt;&gt;[.E166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669]&lt;&gt;[.E16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670]&lt;&gt;[.E16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671]&lt;&gt;[.E16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59998" calcext:value-type="float">
            <text:p>11.259998</text:p>
          </table:table-cell>
          <table:table-cell table:formula="of:=IF([.A1672]&lt;&gt;[.E16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673]&lt;&gt;[.E16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74]&lt;&gt;[.E167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75]&lt;&gt;[.E167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676]&lt;&gt;[.E16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677]&lt;&gt;[.E16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IF([.A1678]&lt;&gt;[.E16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79]&lt;&gt;[.E16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680]&lt;&gt;[.E16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681]&lt;&gt;[.E16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682]&lt;&gt;[.E16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683]&lt;&gt;[.E16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684]&lt;&gt;[.E16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685]&lt;&gt;[.E16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686]&lt;&gt;[.E16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687]&lt;&gt;[.E16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688]&lt;&gt;[.E16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689]&lt;&gt;[.E16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59998" calcext:value-type="float">
            <text:p>11.259998</text:p>
          </table:table-cell>
          <table:table-cell table:formula="of:=IF([.A1690]&lt;&gt;[.E16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691]&lt;&gt;[.E16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92]&lt;&gt;[.E169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693]&lt;&gt;[.E16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694]&lt;&gt;[.E16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695]&lt;&gt;[.E16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59998" calcext:value-type="float">
            <text:p>11.259998</text:p>
          </table:table-cell>
          <table:table-cell table:formula="of:=IF([.A1696]&lt;&gt;[.E16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697]&lt;&gt;[.E16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98]&lt;&gt;[.E169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699]&lt;&gt;[.E169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700]&lt;&gt;[.E17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701]&lt;&gt;[.E17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IF([.A1702]&lt;&gt;[.E17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03]&lt;&gt;[.E17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704]&lt;&gt;[.E17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705]&lt;&gt;[.E17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706]&lt;&gt;[.E17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707]&lt;&gt;[.E17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708]&lt;&gt;[.E17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09]&lt;&gt;[.E17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710]&lt;&gt;[.E17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711]&lt;&gt;[.E17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712]&lt;&gt;[.E17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713]&lt;&gt;[.E17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59998" calcext:value-type="float">
            <text:p>11.259998</text:p>
          </table:table-cell>
          <table:table-cell table:formula="of:=IF([.A1714]&lt;&gt;[.E17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715]&lt;&gt;[.E17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16]&lt;&gt;[.E171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717]&lt;&gt;[.E17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718]&lt;&gt;[.E17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719]&lt;&gt;[.E17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720]&lt;&gt;[.E17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721]&lt;&gt;[.E17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22]&lt;&gt;[.E172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23]&lt;&gt;[.E172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724]&lt;&gt;[.E17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725]&lt;&gt;[.E17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IF([.A1726]&lt;&gt;[.E17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27]&lt;&gt;[.E17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728]&lt;&gt;[.E17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729]&lt;&gt;[.E17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730]&lt;&gt;[.E17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731]&lt;&gt;[.E17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732]&lt;&gt;[.E17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33]&lt;&gt;[.E17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734]&lt;&gt;[.E17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735]&lt;&gt;[.E17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736]&lt;&gt;[.E17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737]&lt;&gt;[.E17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738]&lt;&gt;[.E17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739]&lt;&gt;[.E17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40]&lt;&gt;[.E174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741]&lt;&gt;[.E17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742]&lt;&gt;[.E17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743]&lt;&gt;[.E17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744]&lt;&gt;[.E17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745]&lt;&gt;[.E17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46]&lt;&gt;[.E174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47]&lt;&gt;[.E174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748]&lt;&gt;[.E17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749]&lt;&gt;[.E17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IF([.A1750]&lt;&gt;[.E17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51]&lt;&gt;[.E17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752]&lt;&gt;[.E17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753]&lt;&gt;[.E17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754]&lt;&gt;[.E17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755]&lt;&gt;[.E17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756]&lt;&gt;[.E17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57]&lt;&gt;[.E17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758]&lt;&gt;[.E17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759]&lt;&gt;[.E17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760]&lt;&gt;[.E17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761]&lt;&gt;[.E17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5926" calcext:value-type="float">
            <text:p>11.85926</text:p>
          </table:table-cell>
          <table:table-cell table:formula="of:=IF([.A1762]&lt;&gt;[.E17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763]&lt;&gt;[.E17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64]&lt;&gt;[.E176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765]&lt;&gt;[.E17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766]&lt;&gt;[.E17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767]&lt;&gt;[.E17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.959258" calcext:value-type="float">
            <text:p>12.959258</text:p>
          </table:table-cell>
          <table:table-cell table:formula="of:=IF([.A1768]&lt;&gt;[.E17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769]&lt;&gt;[.E17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70]&lt;&gt;[.E177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71]&lt;&gt;[.E177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772]&lt;&gt;[.E17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773]&lt;&gt;[.E17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a</text:p>
          </table:table-cell>
          <table:table-cell table:formula="of:=IF([.A1774]&lt;&gt;[.E17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75]&lt;&gt;[.E17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776]&lt;&gt;[.E17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777]&lt;&gt;[.E17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778]&lt;&gt;[.E17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779]&lt;&gt;[.E17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780]&lt;&gt;[.E17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81]&lt;&gt;[.E17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782]&lt;&gt;[.E17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783]&lt;&gt;[.E17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784]&lt;&gt;[.E17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785]&lt;&gt;[.E17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.959258" calcext:value-type="float">
            <text:p>12.959258</text:p>
          </table:table-cell>
          <table:table-cell table:formula="of:=IF([.A1786]&lt;&gt;[.E17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787]&lt;&gt;[.E17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88]&lt;&gt;[.E178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789]&lt;&gt;[.E17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790]&lt;&gt;[.E17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791]&lt;&gt;[.E17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.959258" calcext:value-type="float">
            <text:p>12.959258</text:p>
          </table:table-cell>
          <table:table-cell table:formula="of:=IF([.A1792]&lt;&gt;[.E17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793]&lt;&gt;[.E17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94]&lt;&gt;[.E179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795]&lt;&gt;[.E179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796]&lt;&gt;[.E17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797]&lt;&gt;[.E17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b</text:p>
          </table:table-cell>
          <table:table-cell table:formula="of:=IF([.A1798]&lt;&gt;[.E17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799]&lt;&gt;[.E17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800]&lt;&gt;[.E18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801]&lt;&gt;[.E18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802]&lt;&gt;[.E18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803]&lt;&gt;[.E18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804]&lt;&gt;[.E18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05]&lt;&gt;[.E18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806]&lt;&gt;[.E18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807]&lt;&gt;[.E18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808]&lt;&gt;[.E18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809]&lt;&gt;[.E18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.959258" calcext:value-type="float">
            <text:p>12.959258</text:p>
          </table:table-cell>
          <table:table-cell table:formula="of:=IF([.A1810]&lt;&gt;[.E18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811]&lt;&gt;[.E18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12]&lt;&gt;[.E181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813]&lt;&gt;[.E18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814]&lt;&gt;[.E18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815]&lt;&gt;[.E18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5926" calcext:value-type="float">
            <text:p>11.85926</text:p>
          </table:table-cell>
          <table:table-cell table:formula="of:=IF([.A1816]&lt;&gt;[.E18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817]&lt;&gt;[.E18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18]&lt;&gt;[.E181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19]&lt;&gt;[.E181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820]&lt;&gt;[.E18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821]&lt;&gt;[.E18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c</text:p>
          </table:table-cell>
          <table:table-cell table:formula="of:=IF([.A1822]&lt;&gt;[.E18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23]&lt;&gt;[.E18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824]&lt;&gt;[.E18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825]&lt;&gt;[.E18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826]&lt;&gt;[.E18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827]&lt;&gt;[.E18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828]&lt;&gt;[.E18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29]&lt;&gt;[.E18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830]&lt;&gt;[.E18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831]&lt;&gt;[.E18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.549998" calcext:value-type="float">
            <text:p>7.549998</text:p>
          </table:table-cell>
          <table:table-cell table:formula="of:=IF([.A1832]&lt;&gt;[.E18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833]&lt;&gt;[.E18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5926" calcext:value-type="float">
            <text:p>11.85926</text:p>
          </table:table-cell>
          <table:table-cell table:formula="of:=IF([.A1834]&lt;&gt;[.E18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835]&lt;&gt;[.E18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36]&lt;&gt;[.E183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837]&lt;&gt;[.E18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.35" calcext:value-type="float">
            <text:p>6.35</text:p>
          </table:table-cell>
          <table:table-cell table:formula="of:=IF([.A1838]&lt;&gt;[.E18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839]&lt;&gt;[.E18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5926" calcext:value-type="float">
            <text:p>11.85926</text:p>
          </table:table-cell>
          <table:table-cell table:formula="of:=IF([.A1840]&lt;&gt;[.E18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841]&lt;&gt;[.E18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42]&lt;&gt;[.E184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43]&lt;&gt;[.E184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844]&lt;&gt;[.E18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845]&lt;&gt;[.E18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d</text:p>
          </table:table-cell>
          <table:table-cell table:formula="of:=IF([.A1846]&lt;&gt;[.E18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47]&lt;&gt;[.E18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848]&lt;&gt;[.E18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849]&lt;&gt;[.E18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850]&lt;&gt;[.E18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851]&lt;&gt;[.E18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852]&lt;&gt;[.E18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53]&lt;&gt;[.E18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854]&lt;&gt;[.E18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855]&lt;&gt;[.E18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856]&lt;&gt;[.E18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857]&lt;&gt;[.E18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858]&lt;&gt;[.E18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859]&lt;&gt;[.E18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60]&lt;&gt;[.E186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861]&lt;&gt;[.E18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862]&lt;&gt;[.E18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863]&lt;&gt;[.E18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864]&lt;&gt;[.E18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865]&lt;&gt;[.E18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66]&lt;&gt;[.E186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67]&lt;&gt;[.E186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868]&lt;&gt;[.E18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869]&lt;&gt;[.E18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e</text:p>
          </table:table-cell>
          <table:table-cell table:formula="of:=IF([.A1870]&lt;&gt;[.E18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71]&lt;&gt;[.E18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872]&lt;&gt;[.E18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873]&lt;&gt;[.E18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874]&lt;&gt;[.E18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875]&lt;&gt;[.E18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876]&lt;&gt;[.E18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77]&lt;&gt;[.E18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878]&lt;&gt;[.E18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879]&lt;&gt;[.E18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880]&lt;&gt;[.E18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881]&lt;&gt;[.E18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882]&lt;&gt;[.E18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883]&lt;&gt;[.E18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84]&lt;&gt;[.E188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885]&lt;&gt;[.E18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1886]&lt;&gt;[.E18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887]&lt;&gt;[.E18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888]&lt;&gt;[.E18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889]&lt;&gt;[.E18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90]&lt;&gt;[.E189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891]&lt;&gt;[.E189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892]&lt;&gt;[.E18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893]&lt;&gt;[.E18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4f</text:p>
          </table:table-cell>
          <table:table-cell table:formula="of:=IF([.A1894]&lt;&gt;[.E18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895]&lt;&gt;[.E18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896]&lt;&gt;[.E18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897]&lt;&gt;[.E18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898]&lt;&gt;[.E18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899]&lt;&gt;[.E18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900]&lt;&gt;[.E19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01]&lt;&gt;[.E19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902]&lt;&gt;[.E19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903]&lt;&gt;[.E19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1904]&lt;&gt;[.E19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905]&lt;&gt;[.E19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037998" calcext:value-type="float">
            <text:p>13.037998</text:p>
          </table:table-cell>
          <table:table-cell table:formula="of:=IF([.A1906]&lt;&gt;[.E19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907]&lt;&gt;[.E19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08]&lt;&gt;[.E190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909]&lt;&gt;[.E19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1910]&lt;&gt;[.E19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911]&lt;&gt;[.E19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912]&lt;&gt;[.E19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913]&lt;&gt;[.E19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14]&lt;&gt;[.E191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15]&lt;&gt;[.E191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916]&lt;&gt;[.E19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917]&lt;&gt;[.E19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IF([.A1918]&lt;&gt;[.E19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19]&lt;&gt;[.E19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920]&lt;&gt;[.E19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921]&lt;&gt;[.E19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922]&lt;&gt;[.E19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923]&lt;&gt;[.E19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924]&lt;&gt;[.E19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25]&lt;&gt;[.E19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926]&lt;&gt;[.E19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927]&lt;&gt;[.E19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1928]&lt;&gt;[.E19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929]&lt;&gt;[.E19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930]&lt;&gt;[.E19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931]&lt;&gt;[.E19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32]&lt;&gt;[.E193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933]&lt;&gt;[.E19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934]&lt;&gt;[.E19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935]&lt;&gt;[.E19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938" calcext:value-type="float">
            <text:p>11.938</text:p>
          </table:table-cell>
          <table:table-cell table:formula="of:=IF([.A1936]&lt;&gt;[.E19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937]&lt;&gt;[.E19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38]&lt;&gt;[.E193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39]&lt;&gt;[.E193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940]&lt;&gt;[.E19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941]&lt;&gt;[.E19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IF([.A1942]&lt;&gt;[.E19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43]&lt;&gt;[.E19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944]&lt;&gt;[.E19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945]&lt;&gt;[.E19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946]&lt;&gt;[.E19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947]&lt;&gt;[.E19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948]&lt;&gt;[.E19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49]&lt;&gt;[.E19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950]&lt;&gt;[.E19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951]&lt;&gt;[.E19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952]&lt;&gt;[.E19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953]&lt;&gt;[.E19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1954]&lt;&gt;[.E19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955]&lt;&gt;[.E19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56]&lt;&gt;[.E195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957]&lt;&gt;[.E19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958]&lt;&gt;[.E19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959]&lt;&gt;[.E19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960]&lt;&gt;[.E19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961]&lt;&gt;[.E19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62]&lt;&gt;[.E196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63]&lt;&gt;[.E196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964]&lt;&gt;[.E19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965]&lt;&gt;[.E19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IF([.A1966]&lt;&gt;[.E19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67]&lt;&gt;[.E19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968]&lt;&gt;[.E19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969]&lt;&gt;[.E19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970]&lt;&gt;[.E19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971]&lt;&gt;[.E19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972]&lt;&gt;[.E19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73]&lt;&gt;[.E19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974]&lt;&gt;[.E19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975]&lt;&gt;[.E19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1976]&lt;&gt;[.E19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1977]&lt;&gt;[.E19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978]&lt;&gt;[.E19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1979]&lt;&gt;[.E19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80]&lt;&gt;[.E198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1981]&lt;&gt;[.E19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1982]&lt;&gt;[.E19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1983]&lt;&gt;[.E19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1984]&lt;&gt;[.E19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1985]&lt;&gt;[.E19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86]&lt;&gt;[.E198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1987]&lt;&gt;[.E198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1988]&lt;&gt;[.E19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1989]&lt;&gt;[.E19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IF([.A1990]&lt;&gt;[.E19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91]&lt;&gt;[.E19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1992]&lt;&gt;[.E19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1993]&lt;&gt;[.E19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1994]&lt;&gt;[.E19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1995]&lt;&gt;[.E19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1996]&lt;&gt;[.E19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1997]&lt;&gt;[.E19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1998]&lt;&gt;[.E19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1999]&lt;&gt;[.E19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2000]&lt;&gt;[.E20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001]&lt;&gt;[.E20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36198" calcext:value-type="float">
            <text:p>11.336198</text:p>
          </table:table-cell>
          <table:table-cell table:formula="of:=IF([.A2002]&lt;&gt;[.E20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003]&lt;&gt;[.E20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04]&lt;&gt;[.E200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005]&lt;&gt;[.E20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2006]&lt;&gt;[.E20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007]&lt;&gt;[.E20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2008]&lt;&gt;[.E20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009]&lt;&gt;[.E20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10]&lt;&gt;[.E201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11]&lt;&gt;[.E201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012]&lt;&gt;[.E20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013]&lt;&gt;[.E20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IF([.A2014]&lt;&gt;[.E20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15]&lt;&gt;[.E20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016]&lt;&gt;[.E20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017]&lt;&gt;[.E20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018]&lt;&gt;[.E20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019]&lt;&gt;[.E20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020]&lt;&gt;[.E20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21]&lt;&gt;[.E20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022]&lt;&gt;[.E20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023]&lt;&gt;[.E20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359998" calcext:value-type="float">
            <text:p>11.359998</text:p>
          </table:table-cell>
          <table:table-cell table:formula="of:=IF([.A2024]&lt;&gt;[.E20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025]&lt;&gt;[.E20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2026]&lt;&gt;[.E20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027]&lt;&gt;[.E20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28]&lt;&gt;[.E202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029]&lt;&gt;[.E20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16" calcext:value-type="float">
            <text:p>10.16</text:p>
          </table:table-cell>
          <table:table-cell table:formula="of:=IF([.A2030]&lt;&gt;[.E20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031]&lt;&gt;[.E20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.2362" calcext:value-type="float">
            <text:p>10.2362</text:p>
          </table:table-cell>
          <table:table-cell table:formula="of:=IF([.A2032]&lt;&gt;[.E20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033]&lt;&gt;[.E20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34]&lt;&gt;[.E203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35]&lt;&gt;[.E203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036]&lt;&gt;[.E20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037]&lt;&gt;[.E20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IF([.A2038]&lt;&gt;[.E20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39]&lt;&gt;[.E20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040]&lt;&gt;[.E20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041]&lt;&gt;[.E20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042]&lt;&gt;[.E20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043]&lt;&gt;[.E20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044]&lt;&gt;[.E20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45]&lt;&gt;[.E20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046]&lt;&gt;[.E20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047]&lt;&gt;[.E20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048]&lt;&gt;[.E20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049]&lt;&gt;[.E20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906" calcext:value-type="float">
            <text:p>9.906</text:p>
          </table:table-cell>
          <table:table-cell table:formula="of:=IF([.A2050]&lt;&gt;[.E20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051]&lt;&gt;[.E20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52]&lt;&gt;[.E205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053]&lt;&gt;[.E20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054]&lt;&gt;[.E20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055]&lt;&gt;[.E20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05997" calcext:value-type="float">
            <text:p>11.205997</text:p>
          </table:table-cell>
          <table:table-cell table:formula="of:=IF([.A2056]&lt;&gt;[.E20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057]&lt;&gt;[.E20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58]&lt;&gt;[.E205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59]&lt;&gt;[.E205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060]&lt;&gt;[.E20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061]&lt;&gt;[.E20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IF([.A2062]&lt;&gt;[.E20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63]&lt;&gt;[.E20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064]&lt;&gt;[.E20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065]&lt;&gt;[.E20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066]&lt;&gt;[.E20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067]&lt;&gt;[.E20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068]&lt;&gt;[.E20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69]&lt;&gt;[.E20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070]&lt;&gt;[.E20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071]&lt;&gt;[.E20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072]&lt;&gt;[.E20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073]&lt;&gt;[.E20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05997" calcext:value-type="float">
            <text:p>11.205997</text:p>
          </table:table-cell>
          <table:table-cell table:formula="of:=IF([.A2074]&lt;&gt;[.E20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075]&lt;&gt;[.E20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76]&lt;&gt;[.E207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077]&lt;&gt;[.E20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078]&lt;&gt;[.E20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079]&lt;&gt;[.E20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05997" calcext:value-type="float">
            <text:p>11.205997</text:p>
          </table:table-cell>
          <table:table-cell table:formula="of:=IF([.A2080]&lt;&gt;[.E20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081]&lt;&gt;[.E20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82]&lt;&gt;[.E208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083]&lt;&gt;[.E208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084]&lt;&gt;[.E20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085]&lt;&gt;[.E20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IF([.A2086]&lt;&gt;[.E20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87]&lt;&gt;[.E20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088]&lt;&gt;[.E20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089]&lt;&gt;[.E20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090]&lt;&gt;[.E20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091]&lt;&gt;[.E20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092]&lt;&gt;[.E20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093]&lt;&gt;[.E20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094]&lt;&gt;[.E20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095]&lt;&gt;[.E20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096]&lt;&gt;[.E20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097]&lt;&gt;[.E20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205997" calcext:value-type="float">
            <text:p>11.205997</text:p>
          </table:table-cell>
          <table:table-cell table:formula="of:=IF([.A2098]&lt;&gt;[.E20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099]&lt;&gt;[.E20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00]&lt;&gt;[.E210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101]&lt;&gt;[.E21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102]&lt;&gt;[.E210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103]&lt;&gt;[.E210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906" calcext:value-type="float">
            <text:p>9.906</text:p>
          </table:table-cell>
          <table:table-cell table:formula="of:=IF([.A2104]&lt;&gt;[.E21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105]&lt;&gt;[.E21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06]&lt;&gt;[.E210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07]&lt;&gt;[.E210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108]&lt;&gt;[.E21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109]&lt;&gt;[.E21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IF([.A2110]&lt;&gt;[.E21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11]&lt;&gt;[.E21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112]&lt;&gt;[.E21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113]&lt;&gt;[.E21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114]&lt;&gt;[.E21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115]&lt;&gt;[.E21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116]&lt;&gt;[.E21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17]&lt;&gt;[.E21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118]&lt;&gt;[.E21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119]&lt;&gt;[.E21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120]&lt;&gt;[.E212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121]&lt;&gt;[.E21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906" calcext:value-type="float">
            <text:p>9.906</text:p>
          </table:table-cell>
          <table:table-cell table:formula="of:=IF([.A2122]&lt;&gt;[.E21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123]&lt;&gt;[.E21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24]&lt;&gt;[.E212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125]&lt;&gt;[.E21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126]&lt;&gt;[.E212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127]&lt;&gt;[.E212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.906" calcext:value-type="float">
            <text:p>9.906</text:p>
          </table:table-cell>
          <table:table-cell table:formula="of:=IF([.A2128]&lt;&gt;[.E21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129]&lt;&gt;[.E212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30]&lt;&gt;[.E213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31]&lt;&gt;[.E213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132]&lt;&gt;[.E21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133]&lt;&gt;[.E213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IF([.A2134]&lt;&gt;[.E21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35]&lt;&gt;[.E21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136]&lt;&gt;[.E21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137]&lt;&gt;[.E21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138]&lt;&gt;[.E213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139]&lt;&gt;[.E21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140]&lt;&gt;[.E21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41]&lt;&gt;[.E21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142]&lt;&gt;[.E21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143]&lt;&gt;[.E21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144]&lt;&gt;[.E21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145]&lt;&gt;[.E21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0592" calcext:value-type="float">
            <text:p>11.80592</text:p>
          </table:table-cell>
          <table:table-cell table:formula="of:=IF([.A2146]&lt;&gt;[.E21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147]&lt;&gt;[.E21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48]&lt;&gt;[.E214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149]&lt;&gt;[.E214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150]&lt;&gt;[.E21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151]&lt;&gt;[.E21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105917" calcext:value-type="float">
            <text:p>13.105917</text:p>
          </table:table-cell>
          <table:table-cell table:formula="of:=IF([.A2152]&lt;&gt;[.E21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153]&lt;&gt;[.E21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54]&lt;&gt;[.E2154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55]&lt;&gt;[.E215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156]&lt;&gt;[.E21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157]&lt;&gt;[.E215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a</text:p>
          </table:table-cell>
          <table:table-cell table:formula="of:=IF([.A2158]&lt;&gt;[.E21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59]&lt;&gt;[.E21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160]&lt;&gt;[.E21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161]&lt;&gt;[.E21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162]&lt;&gt;[.E21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163]&lt;&gt;[.E21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164]&lt;&gt;[.E21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65]&lt;&gt;[.E216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166]&lt;&gt;[.E21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167]&lt;&gt;[.E21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168]&lt;&gt;[.E21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169]&lt;&gt;[.E21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105917" calcext:value-type="float">
            <text:p>13.105917</text:p>
          </table:table-cell>
          <table:table-cell table:formula="of:=IF([.A2170]&lt;&gt;[.E21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171]&lt;&gt;[.E21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72]&lt;&gt;[.E217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173]&lt;&gt;[.E21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174]&lt;&gt;[.E21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175]&lt;&gt;[.E21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105917" calcext:value-type="float">
            <text:p>13.105917</text:p>
          </table:table-cell>
          <table:table-cell table:formula="of:=IF([.A2176]&lt;&gt;[.E21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177]&lt;&gt;[.E217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78]&lt;&gt;[.E217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79]&lt;&gt;[.E217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180]&lt;&gt;[.E21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181]&lt;&gt;[.E21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b</text:p>
          </table:table-cell>
          <table:table-cell table:formula="of:=IF([.A2182]&lt;&gt;[.E21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83]&lt;&gt;[.E21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184]&lt;&gt;[.E21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185]&lt;&gt;[.E218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186]&lt;&gt;[.E21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187]&lt;&gt;[.E218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188]&lt;&gt;[.E21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189]&lt;&gt;[.E21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190]&lt;&gt;[.E21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191]&lt;&gt;[.E21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192]&lt;&gt;[.E21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193]&lt;&gt;[.E21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.105917" calcext:value-type="float">
            <text:p>13.105917</text:p>
          </table:table-cell>
          <table:table-cell table:formula="of:=IF([.A2194]&lt;&gt;[.E21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195]&lt;&gt;[.E219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196]&lt;&gt;[.E219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197]&lt;&gt;[.E219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198]&lt;&gt;[.E21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199]&lt;&gt;[.E219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0592" calcext:value-type="float">
            <text:p>11.80592</text:p>
          </table:table-cell>
          <table:table-cell table:formula="of:=IF([.A2200]&lt;&gt;[.E220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201]&lt;&gt;[.E220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02]&lt;&gt;[.E2202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03]&lt;&gt;[.E220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INE</text:p>
          </table:table-cell>
          <table:table-cell table:formula="of:=IF([.A2204]&lt;&gt;[.E220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05]&lt;&gt;[.E220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c</text:p>
          </table:table-cell>
          <table:table-cell table:formula="of:=IF([.A2206]&lt;&gt;[.E220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07]&lt;&gt;[.E220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Entity</text:p>
          </table:table-cell>
          <table:table-cell table:formula="of:=IF([.A2208]&lt;&gt;[.E220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A2209]&lt;&gt;[.E220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ayer_1</text:p>
          </table:table-cell>
          <table:table-cell table:formula="of:=IF([.A2210]&lt;&gt;[.E221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A2211]&lt;&gt;[.E221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A2212]&lt;&gt;[.E221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13]&lt;&gt;[.E221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Line</text:p>
          </table:table-cell>
          <table:table-cell table:formula="of:=IF([.A2214]&lt;&gt;[.E221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A2215]&lt;&gt;[.E221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.623997" calcext:value-type="float">
            <text:p>15.623997</text:p>
          </table:table-cell>
          <table:table-cell table:formula="of:=IF([.A2216]&lt;&gt;[.E221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A2217]&lt;&gt;[.E221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0592" calcext:value-type="float">
            <text:p>11.80592</text:p>
          </table:table-cell>
          <table:table-cell table:formula="of:=IF([.A2218]&lt;&gt;[.E221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A2219]&lt;&gt;[.E221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20]&lt;&gt;[.E222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A2221]&lt;&gt;[.E222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.224" calcext:value-type="float">
            <text:p>14.224</text:p>
          </table:table-cell>
          <table:table-cell table:formula="of:=IF([.A2222]&lt;&gt;[.E222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A2223]&lt;&gt;[.E222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.80592" calcext:value-type="float">
            <text:p>11.80592</text:p>
          </table:table-cell>
          <table:table-cell table:formula="of:=IF([.A2224]&lt;&gt;[.E222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A2225]&lt;&gt;[.E222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26]&lt;&gt;[.E2226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27]&lt;&gt;[.E222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DSEC</text:p>
          </table:table-cell>
          <table:table-cell table:formula="of:=IF([.A2228]&lt;&gt;[.E222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29]&lt;&gt;[.E222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ECTION</text:p>
          </table:table-cell>
          <table:table-cell table:formula="of:=IF([.A2230]&lt;&gt;[.E223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IF([.A2231]&lt;&gt;[.E223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BJECTS</text:p>
          </table:table-cell>
          <table:table-cell table:formula="of:=IF([.A2232]&lt;&gt;[.E223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33]&lt;&gt;[.E2233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CTIONARY</text:p>
          </table:table-cell>
          <table:table-cell table:formula="of:=IF([.A2234]&lt;&gt;[.E223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35]&lt;&gt;[.E223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IF([.A2236]&lt;&gt;[.E223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([.A2237]&lt;&gt;[.E223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38]&lt;&gt;[.E2238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39]&lt;&gt;[.E223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Dictionary</text:p>
          </table:table-cell>
          <table:table-cell table:formula="of:=IF([.A2240]&lt;&gt;[.E224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IF([.A2241]&lt;&gt;[.E224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AD_GROUP</text:p>
          </table:table-cell>
          <table:table-cell table:formula="of:=IF([.A2242]&lt;&gt;[.E224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IF([.A2243]&lt;&gt;[.E224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e</text:p>
          </table:table-cell>
          <table:table-cell table:formula="of:=IF([.A2244]&lt;&gt;[.E224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IF([.A2245]&lt;&gt;[.E224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AD_MLINESTYLE</text:p>
          </table:table-cell>
          <table:table-cell table:formula="of:=IF([.A2246]&lt;&gt;[.E224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IF([.A2247]&lt;&gt;[.E224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IF([.A2248]&lt;&gt;[.E224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49]&lt;&gt;[.E224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CTIONARY</text:p>
          </table:table-cell>
          <table:table-cell table:formula="of:=IF([.A2250]&lt;&gt;[.E225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51]&lt;&gt;[.E225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IF([.A2252]&lt;&gt;[.E225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([.A2253]&lt;&gt;[.E225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d</text:p>
          </table:table-cell>
          <table:table-cell table:formula="of:=IF([.A2254]&lt;&gt;[.E225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55]&lt;&gt;[.E225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Dictionary</text:p>
          </table:table-cell>
          <table:table-cell table:formula="of:=IF([.A2256]&lt;&gt;[.E225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57]&lt;&gt;[.E225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CTIONARY</text:p>
          </table:table-cell>
          <table:table-cell table:formula="of:=IF([.A2258]&lt;&gt;[.E225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59]&lt;&gt;[.E225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IF([.A2260]&lt;&gt;[.E226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([.A2261]&lt;&gt;[.E226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d</text:p>
          </table:table-cell>
          <table:table-cell table:formula="of:=IF([.A2262]&lt;&gt;[.E226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63]&lt;&gt;[.E226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Dictionary</text:p>
          </table:table-cell>
          <table:table-cell table:formula="of:=IF([.A2264]&lt;&gt;[.E226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65]&lt;&gt;[.E226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CTIONARY</text:p>
          </table:table-cell>
          <table:table-cell table:formula="of:=IF([.A2266]&lt;&gt;[.E226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67]&lt;&gt;[.E2267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IF([.A2268]&lt;&gt;[.E226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([.A2269]&lt;&gt;[.E226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d</text:p>
          </table:table-cell>
          <table:table-cell table:formula="of:=IF([.A2270]&lt;&gt;[.E227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71]&lt;&gt;[.E227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Dictionary</text:p>
          </table:table-cell>
          <table:table-cell table:formula="of:=IF([.A2272]&lt;&gt;[.E227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IF([.A2273]&lt;&gt;[.E227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TANDARD</text:p>
          </table:table-cell>
          <table:table-cell table:formula="of:=IF([.A2274]&lt;&gt;[.E227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IF([.A2275]&lt;&gt;[.E2275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IF([.A2276]&lt;&gt;[.E227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77]&lt;&gt;[.E227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ICTIONARY</text:p>
          </table:table-cell>
          <table:table-cell table:formula="of:=IF([.A2278]&lt;&gt;[.E227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79]&lt;&gt;[.E227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IF([.A2280]&lt;&gt;[.E228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([.A2281]&lt;&gt;[.E228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d</text:p>
          </table:table-cell>
          <table:table-cell table:formula="of:=IF([.A2282]&lt;&gt;[.E228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83]&lt;&gt;[.E228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Dictionary</text:p>
          </table:table-cell>
          <table:table-cell table:formula="of:=IF([.A2284]&lt;&gt;[.E228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85]&lt;&gt;[.E228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DSEC</text:p>
          </table:table-cell>
          <table:table-cell table:formula="of:=IF([.A2286]&lt;&gt;[.E228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87]&lt;&gt;[.E228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DSEC</text:p>
          </table:table-cell>
          <table:table-cell table:formula="of:=IF([.A2288]&lt;&gt;[.E228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A2289]&lt;&gt;[.E2289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IF([.A2290]&lt;&gt;[.E2290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IF([.A2291]&lt;&gt;[.E2291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d</text:p>
          </table:table-cell>
          <table:table-cell table:formula="of:=IF([.A2292]&lt;&gt;[.E2292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A2293]&lt;&gt;[.E2293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DbDictionary</text:p>
          </table:table-cell>
          <table:table-cell table:formula="of:=IF([.A2294]&lt;&gt;[.E2294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95]&lt;&gt;[.E2295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DSEC</text:p>
          </table:table-cell>
          <table:table-cell table:formula="of:=IF([.A2296]&lt;&gt;[.E2296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IF([.A2297]&lt;&gt;[.E2297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DSEC</text:p>
          </table:table-cell>
          <table:table-cell table:formula="of:=IF([.A2298]&lt;&gt;[.E2298];&quot;DIFF&quot;;&quot;&quot;)" office:value-type="string" office:string-value="DIFF" calcext:value-type="string">
            <text:p>DIFF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IF([.A2299]&lt;&gt;[.E2299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IF([.A2300]&lt;&gt;[.E2300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IF([.A2301]&lt;&gt;[.E2301];&quot;DIFF&quot;;&quot;&quot;)">
            <text:p/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IF([.A2302]&lt;&gt;[.E2302];&quot;DIFF&quot;;&quot;&quot;)">
            <text:p/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1:24:12.317000000</meta:creation-date>
    <dc:date>2017-02-24T19:57:43.850000000</dc:date>
    <meta:editing-duration>PT6M16S</meta:editing-duration>
    <meta:editing-cycles>1</meta:editing-cycles>
    <meta:document-statistic meta:table-count="1" meta:cell-count="8074" meta:object-count="0"/>
    <meta:generator>LibreOffice/5.1.4.2$Windows_x86 LibreOffice_project/f99d75f39f1c57ebdd7ffc5f42867c12031db97a</meta:generator>
  </office:meta>
</office:document-meta>
</file>